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19cm"/>
    </style:style>
    <style:style style:name="co2" style:family="table-column">
      <style:table-column-properties fo:break-before="auto" style:column-width="3.41cm"/>
    </style:style>
    <style:style style:name="co3" style:family="table-column">
      <style:table-column-properties fo:break-before="auto" style:column-width="6.551cm"/>
    </style:style>
    <style:style style:name="co4" style:family="table-column">
      <style:table-column-properties fo:break-before="auto" style:column-width="1.937cm"/>
    </style:style>
    <style:style style:name="co5" style:family="table-column">
      <style:table-column-properties fo:break-before="auto" style:column-width="2.62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173cm"/>
    </style:style>
    <style:style style:name="co8" style:family="table-column">
      <style:table-column-properties fo:break-before="auto" style:column-width="5.946cm"/>
    </style:style>
    <style:style style:name="co9" style:family="table-column">
      <style:table-column-properties fo:break-before="auto" style:column-width="5.99cm"/>
    </style:style>
    <style:style style:name="co10" style:family="table-column">
      <style:table-column-properties fo:break-before="auto" style:column-width="2.699cm"/>
    </style:style>
    <style:style style:name="co11" style:family="table-column">
      <style:table-column-properties fo:break-before="auto" style:column-width="1.656cm"/>
    </style:style>
    <style:style style:name="co12" style:family="table-column">
      <style:table-column-properties fo:break-before="auto" style:column-width="3.279cm"/>
    </style:style>
    <style:style style:name="co13" style:family="table-column">
      <style:table-column-properties fo:break-before="auto" style:column-width="5.516cm"/>
    </style:style>
    <style:style style:name="co14" style:family="table-column">
      <style:table-column-properties fo:break-before="auto" style:column-width="1.884cm"/>
    </style:style>
    <style:style style:name="co15" style:family="table-column">
      <style:table-column-properties fo:break-before="auto" style:column-width="2.462cm"/>
    </style:style>
    <style:style style:name="co16" style:family="table-column">
      <style:table-column-properties fo:break-before="auto" style:column-width="1.515cm"/>
    </style:style>
    <style:style style:name="co17" style:family="table-column">
      <style:table-column-properties fo:break-before="auto" style:column-width="3.542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0000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0"/>
    <style:style style:name="ce2" style:family="table-cell" style:parent-style-name="Default" style:data-style-name="N108"/>
    <style:style style:name="ce3" style:family="table-cell" style:parent-style-name="Default" style:data-style-name="N108">
      <style:text-properties fo:color="#ff0000"/>
    </style:style>
    <style:style style:name="ce4" style:family="table-cell" style:parent-style-name="Default" style:data-style-name="N108">
      <style:text-properties fo:color="#0000ff"/>
    </style:style>
    <style:style style:name="ce5" style:family="table-cell" style:parent-style-name="Default" style:data-style-name="N108">
      <style:text-properties fo:font-weight="bold" style:font-weight-asian="bold" style:font-weight-complex="bold"/>
    </style:style>
    <style:style style:name="ce6" style:family="table-cell" style:parent-style-name="Default" style:data-style-name="N60"/>
    <style:style style:name="ce7" style:family="table-cell" style:parent-style-name="Default" style:data-style-name="N60">
      <style:text-properties fo:font-weight="bold" style:font-weight-asian="bold" style:font-weight-complex="bold"/>
    </style:style>
    <style:style style:name="ce8" style:family="table-cell" style:parent-style-name="Default" style:data-style-name="N60">
      <style:text-properties fo:color="#ff0000"/>
    </style:style>
    <style:style style:name="ce9" style:family="table-cell" style:parent-style-name="Default" style:data-style-name="N60">
      <style:text-properties fo:color="#0000ff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08">
      <style:text-properties fo:color="#ff0000" fo:font-weight="bold" style:font-weight-asian="bold" style:font-weight-complex="bold"/>
    </style:style>
    <style:style style:name="ce12" style:family="table-cell" style:parent-style-name="Default" style:data-style-name="N60">
      <style:text-properties fo:color="#ff0000" fo:font-weight="bold" style:font-weight-asian="bold" style:font-weight-complex="bold"/>
    </style:style>
    <style:style style:name="ce13" style:family="table-cell" style:parent-style-name="Default" style:data-style-name="N108">
      <style:text-properties fo:color="#0000ff" fo:font-weight="bold" style:font-weight-asian="bold" style:font-weight-complex="bold"/>
    </style:style>
    <style:style style:name="ce14" style:family="table-cell" style:parent-style-name="Default" style:data-style-name="N60">
      <style:text-properties fo:color="#0000ff" fo:font-weight="bold" style:font-weight-asian="bold" style:font-weight-complex="bold"/>
    </style:style>
    <style:style style:name="ce15" style:family="table-cell" style:parent-style-name="Default">
      <style:text-properties fo:color="#ff0000" fo:font-weight="bold" style:font-weight-asian="bold" style:font-weight-complex="bold"/>
    </style:style>
    <style:style style:name="ce16" style:family="table-cell" style:parent-style-name="Default">
      <style:text-properties fo:color="#0000ff" fo:font-weight="bold" style:font-weight-asian="bold" style:font-weight-complex="bold"/>
    </style:style>
    <style:style style:name="ce17" style:family="table-cell" style:parent-style-name="Default" style:data-style-name="N108">
      <style:text-properties style:use-window-font-color="true" fo:font-weight="normal" style:font-weight-asian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table table:name="angle-0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Default"/>
        <table:table-row table:style-name="ro1">
          <table:table-cell table:style-name="Default"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table:style-name="Default" office:value-type="string">
            <text:p>[init_seed]</text:p>
          </table:table-cell>
          <table:table-cell table:style-name="Default" office:value-type="string">
            <text:p>[rndgen_seed]</text:p>
          </table:table-cell>
          <table:table-cell office:value-type="string">
            <text:p>num np cells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6.9529787189">
            <text:p>46.952979</text:p>
          </table:table-cell>
          <table:table-cell office:value-type="float" office:value="0.000197728">
            <text:p>1.98E-004</text:p>
          </table:table-cell>
          <table:table-cell office:value-type="float" office:value="14099">
            <text:p>1.41E+004</text:p>
          </table:table-cell>
          <table:table-cell office:value-type="float" office:value="0">
            <text:p>0.00E+000</text:p>
          </table:table-cell>
          <table:table-cell office:value-type="float" office:value="1301">
            <text:p>130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6.8217734958">
            <text:p>46.821773</text:p>
          </table:table-cell>
          <table:table-cell office:value-type="float" office:value="0.0002056502">
            <text:p>2.06E-004</text:p>
          </table:table-cell>
          <table:table-cell office:value-type="float" office:value="29321">
            <text:p>2.93E+004</text:p>
          </table:table-cell>
          <table:table-cell office:value-type="float" office:value="1">
            <text:p>1.00E+00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6.8392330854">
            <text:p>46.839233</text:p>
          </table:table-cell>
          <table:table-cell office:value-type="float" office:value="0.0002009047">
            <text:p>2.01E-004</text:p>
          </table:table-cell>
          <table:table-cell office:value-type="float" office:value="10898">
            <text:p>1.09E+004</text:p>
          </table:table-cell>
          <table:table-cell office:value-type="float" office:value="2">
            <text:p>2.00E+00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6.8802059526">
            <text:p>46.880206</text:p>
          </table:table-cell>
          <table:table-cell office:value-type="float" office:value="0.000201407">
            <text:p>2.01E-004</text:p>
          </table:table-cell>
          <table:table-cell office:value-type="float" office:value="19310">
            <text:p>1.93E+004</text:p>
          </table:table-cell>
          <table:table-cell office:value-type="float" office:value="3">
            <text:p>3.00E+00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6.9141783878">
            <text:p>46.914178</text:p>
          </table:table-cell>
          <table:table-cell office:value-type="float" office:value="0.0002010549">
            <text:p>2.01E-004</text:p>
          </table:table-cell>
          <table:table-cell office:value-type="float" office:value="24397">
            <text:p>2.44E+004</text:p>
          </table:table-cell>
          <table:table-cell office:value-type="float" office:value="4">
            <text:p>4.00E+00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6.9285646523">
            <text:p>46.928565</text:p>
          </table:table-cell>
          <table:table-cell office:value-type="float" office:value="0.0002254344">
            <text:p>2.25E-004</text:p>
          </table:table-cell>
          <table:table-cell office:value-type="float" office:value="20838">
            <text:p>2.08E+004</text:p>
          </table:table-cell>
          <table:table-cell office:value-type="float" office:value="5">
            <text:p>5.00E+00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style-name="ce3" office:value-type="float" office:value="46.9901584706">
            <text:p>46.990158</text:p>
          </table:table-cell>
          <table:table-cell office:value-type="float" office:value="0.0001995596">
            <text:p>2.00E-004</text:p>
          </table:table-cell>
          <table:table-cell office:value-type="float" office:value="25995">
            <text:p>2.60E+004</text:p>
          </table:table-cell>
          <table:table-cell office:value-type="float" office:value="6">
            <text:p>6.00E+00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table:style-name="ce4" office:value-type="float" office:value="46.8066538701">
            <text:p>46.806654</text:p>
          </table:table-cell>
          <table:table-cell office:value-type="float" office:value="0.0002192556">
            <text:p>2.19E-004</text:p>
          </table:table-cell>
          <table:table-cell office:value-type="float" office:value="8533">
            <text:p>8.53E+003</text:p>
          </table:table-cell>
          <table:table-cell office:value-type="float" office:value="7">
            <text:p>7.00E+00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6.9835584069">
            <text:p>46.983558</text:p>
          </table:table-cell>
          <table:table-cell office:value-type="float" office:value="0.0002280496">
            <text:p>2.28E-004</text:p>
          </table:table-cell>
          <table:table-cell office:value-type="float" office:value="5113">
            <text:p>5.11E+003</text:p>
          </table:table-cell>
          <table:table-cell office:value-type="float" office:value="8">
            <text:p>8.00E+00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6.9285130497">
            <text:p>46.928513</text:p>
          </table:table-cell>
          <table:table-cell office:value-type="float" office:value="0.0002005735">
            <text:p>2.01E-004</text:p>
          </table:table-cell>
          <table:table-cell office:value-type="float" office:value="31941">
            <text:p>3.19E+004</text:p>
          </table:table-cell>
          <table:table-cell office:value-type="float" office:value="9">
            <text:p>9.00E+000</text:p>
          </table:table-cell>
          <table:table-cell/>
        </table:table-row>
        <table:table-row table:style-name="ro1">
          <table:table-cell table:style-name="Default"/>
          <table:table-cell table:style-name="ce5" table:formula="of:=MIN([.B2:.B11])" office:value-type="float" office:value="46.8066538701">
            <text:p>46.806654</text:p>
          </table:table-cell>
          <table:table-cell table:style-name="ce7" table:formula="of:=MIN([.C2:.C11])" office:value-type="float" office:value="0.000197728">
            <text:p>1.98E-004</text:p>
          </table:table-cell>
          <table:table-cell table:style-name="Default" table:number-columns-repeated="2"/>
          <table:table-cell office:value-type="string">
            <text:p>disclinations in slightly different positions</text:p>
          </table:table-cell>
        </table:table-row>
        <table:table-row table:style-name="ro2">
          <table:table-cell table:style-name="Default"/>
          <table:table-cell table:style-name="ce5" table:formula="of:=MAX([.B2:.B11])" office:value-type="float" office:value="46.9901584706">
            <text:p>46.990158</text:p>
          </table:table-cell>
          <table:table-cell table:style-name="ce7" table:formula="of:=MAX([.C2:.C11])" office:value-type="float" office:value="0.0002280496">
            <text:p>2.28E-004</text:p>
          </table:table-cell>
          <table:table-cell table:style-name="Default" table:number-columns-repeated="2"/>
          <table:table-cell/>
        </table:table-row>
      </table:table>
      <table:table table:name="angle-5" table:style-name="ta1" table:print="false">
        <table:table-column table:style-name="co7" table:default-cell-style-name="Default"/>
        <table:table-column table:style-name="co2" table:default-cell-style-name="ce2"/>
        <table:table-column table:style-name="co8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numnp cells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2.0210393446">
            <text:p>42.021039</text:p>
          </table:table-cell>
          <table:table-cell office:value-type="float" office:value="0.000217313">
            <text:p>2.17E-004</text:p>
          </table:table-cell>
          <table:table-cell office:value-type="float" office:value="5999">
            <text:p>5999</text:p>
          </table:table-cell>
          <table:table-cell office:value-type="float" office:value="0">
            <text:p>0</text:p>
          </table:table-cell>
          <table:table-cell office:value-type="float" office:value="1291">
            <text:p>129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2.107645536">
            <text:p>42.107646</text:p>
          </table:table-cell>
          <table:table-cell office:value-type="float" office:value="0.0001935969">
            <text:p>1.94E-004</text:p>
          </table:table-cell>
          <table:table-cell office:value-type="float" office:value="11678">
            <text:p>11678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2.13457866">
            <text:p>42.134579</text:p>
          </table:table-cell>
          <table:table-cell office:value-type="float" office:value="0.0002134842">
            <text:p>2.13E-004</text:p>
          </table:table-cell>
          <table:table-cell office:value-type="float" office:value="32382">
            <text:p>3238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2.1517856901">
            <text:p>42.151786</text:p>
          </table:table-cell>
          <table:table-cell office:value-type="float" office:value="0.0002256192">
            <text:p>2.26E-004</text:p>
          </table:table-cell>
          <table:table-cell office:value-type="float" office:value="16734">
            <text:p>16734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float" office:value="41.9636361285">
            <text:p>41.963636</text:p>
          </table:table-cell>
          <table:table-cell office:value-type="float" office:value="0.0002168553">
            <text:p>2.17E-004</text:p>
          </table:table-cell>
          <table:table-cell office:value-type="float" office:value="14526">
            <text:p>14526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2.013529257">
            <text:p>42.013529</text:p>
          </table:table-cell>
          <table:table-cell office:value-type="float" office:value="0.0002205263">
            <text:p>2.21E-004</text:p>
          </table:table-cell>
          <table:table-cell office:value-type="float" office:value="7573">
            <text:p>7573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2.1526526859">
            <text:p>42.152653</text:p>
          </table:table-cell>
          <table:table-cell office:value-type="float" office:value="0.0002089828">
            <text:p>2.09E-004</text:p>
          </table:table-cell>
          <table:table-cell office:value-type="float" office:value="15804">
            <text:p>15804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2.1201708031">
            <text:p>42.120171</text:p>
          </table:table-cell>
          <table:table-cell office:value-type="float" office:value="0.0001863599">
            <text:p>1.86E-004</text:p>
          </table:table-cell>
          <table:table-cell office:value-type="float" office:value="6321">
            <text:p>632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table:style-name="ce3" office:value-type="float" office:value="42.1691554343">
            <text:p>42.169155</text:p>
          </table:table-cell>
          <table:table-cell office:value-type="float" office:value="0.0002289594">
            <text:p>2.29E-004</text:p>
          </table:table-cell>
          <table:table-cell office:value-type="float" office:value="4157">
            <text:p>4157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2.1265512208">
            <text:p>42.126551</text:p>
          </table:table-cell>
          <table:table-cell office:value-type="float" office:value="0.0002245943">
            <text:p>2.25E-004</text:p>
          </table:table-cell>
          <table:table-cell office:value-type="float" office:value="2318">
            <text:p>2318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table:style-name="ce5" table:formula="of:=MIN([.B2:.B11])" office:value-type="float" office:value="41.9636361285">
            <text:p>41.963636</text:p>
          </table:table-cell>
          <table:table-cell table:style-name="ce7" table:formula="of:=MIN([.C2:.C11])" office:value-type="float" office:value="0.0001863599">
            <text:p>1.86E-004</text:p>
          </table:table-cell>
          <table:table-cell table:number-columns-repeated="2"/>
          <table:table-cell office:value-type="string">
            <text:p>disclinations in slightly different places</text:p>
          </table:table-cell>
        </table:table-row>
        <table:table-row table:style-name="ro2">
          <table:table-cell/>
          <table:table-cell table:style-name="ce5" table:formula="of:=MAX([.B2:.B11])" office:value-type="float" office:value="42.1691554343">
            <text:p>42.169155</text:p>
          </table:table-cell>
          <table:table-cell table:style-name="ce7" table:formula="of:=MAX([.C2:.C11])" office:value-type="float" office:value="0.0002289594">
            <text:p>2.29E-004</text:p>
          </table:table-cell>
          <table:table-cell table:number-columns-repeated="3"/>
        </table:table-row>
      </table:table>
      <table:table table:name="angle-10" table:style-name="ta1" table:print="false">
        <table:table-column table:style-name="co7" table:default-cell-style-name="Default"/>
        <table:table-column table:style-name="co2" table:default-cell-style-name="ce2"/>
        <table:table-column table:style-name="co9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numnp cells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style-name="ce4" office:value-type="float" office:value="39.3512518875">
            <text:p>39.351252</text:p>
          </table:table-cell>
          <table:table-cell office:value-type="float" office:value="0.0002150623">
            <text:p>2.15E-004</text:p>
          </table:table-cell>
          <table:table-cell office:value-type="float" office:value="29969">
            <text:p>29969</text:p>
          </table:table-cell>
          <table:table-cell office:value-type="float" office:value="0">
            <text:p>0</text:p>
          </table:table-cell>
          <table:table-cell office:value-type="float" office:value="1289">
            <text:p>128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9.4432924213">
            <text:p>39.443292</text:p>
          </table:table-cell>
          <table:table-cell office:value-type="float" office:value="0.0002160955">
            <text:p>2.16E-004</text:p>
          </table:table-cell>
          <table:table-cell office:value-type="float" office:value="27171">
            <text:p>27171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9.3809521012">
            <text:p>39.380952</text:p>
          </table:table-cell>
          <table:table-cell office:value-type="float" office:value="0.0002163719">
            <text:p>2.16E-004</text:p>
          </table:table-cell>
          <table:table-cell office:value-type="float" office:value="24953">
            <text:p>24953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9.6028199043">
            <text:p>39.602820</text:p>
          </table:table-cell>
          <table:table-cell table:style-name="ce8" office:value-type="float" office:value="0.000230757">
            <text:p>2.31E-004</text:p>
          </table:table-cell>
          <table:table-cell office:value-type="float" office:value="26036">
            <text:p>26036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9.3827208204">
            <text:p>39.382721</text:p>
          </table:table-cell>
          <table:table-cell office:value-type="float" office:value="0.0002162036">
            <text:p>2.16E-004</text:p>
          </table:table-cell>
          <table:table-cell office:value-type="float" office:value="11230">
            <text:p>1123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9.5867535486">
            <text:p>39.586754</text:p>
          </table:table-cell>
          <table:table-cell office:value-type="float" office:value="0.0002033884">
            <text:p>2.03E-004</text:p>
          </table:table-cell>
          <table:table-cell office:value-type="float" office:value="13742">
            <text:p>1374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style-name="ce3" office:value-type="float" office:value="39.6293544518">
            <text:p>39.629354</text:p>
          </table:table-cell>
          <table:table-cell office:value-type="float" office:value="0.0002066457">
            <text:p>2.07E-004</text:p>
          </table:table-cell>
          <table:table-cell office:value-type="float" office:value="19051">
            <text:p>19051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9.5600209408">
            <text:p>39.560021</text:p>
          </table:table-cell>
          <table:table-cell office:value-type="float" office:value="0.0002245163">
            <text:p>2.25E-004</text:p>
          </table:table-cell>
          <table:table-cell office:value-type="float" office:value="28400">
            <text:p>2840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9.4058017276">
            <text:p>39.405802</text:p>
          </table:table-cell>
          <table:table-cell table:style-name="ce9" office:value-type="float" office:value="0.0001992295">
            <text:p>1.99E-004</text:p>
          </table:table-cell>
          <table:table-cell office:value-type="float" office:value="7170">
            <text:p>7170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9.5164801181">
            <text:p>39.516480</text:p>
          </table:table-cell>
          <table:table-cell office:value-type="float" office:value="0.0002245918">
            <text:p>2.25E-004</text:p>
          </table:table-cell>
          <table:table-cell office:value-type="float" office:value="9659">
            <text:p>9659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/>
          <table:table-cell table:style-name="ce5" table:formula="of:=MIN([.B2:.B11])" office:value-type="float" office:value="39.3512518875">
            <text:p>39.351252</text:p>
          </table:table-cell>
          <table:table-cell table:style-name="ce7" table:formula="of:=MIN([.C2:.C11])" office:value-type="float" office:value="0.0001992295">
            <text:p>1.99E-004</text:p>
          </table:table-cell>
          <table:table-cell table:number-columns-repeated="3"/>
        </table:table-row>
        <table:table-row table:style-name="ro2">
          <table:table-cell/>
          <table:table-cell table:style-name="ce5" table:formula="of:=MAX([.B2:.B11])" office:value-type="float" office:value="39.6293544518">
            <text:p>39.629354</text:p>
          </table:table-cell>
          <table:table-cell table:style-name="ce7" table:formula="of:=MAX([.C2:.C11])" office:value-type="float" office:value="0.000230757">
            <text:p>2.31E-004</text:p>
          </table:table-cell>
          <table:table-cell table:number-columns-repeated="3"/>
        </table:table-row>
      </table:table>
      <table:table table:name="angle-15" table:style-name="ta1" table:print="false">
        <table:table-column table:style-name="co7" table:default-cell-style-name="Default"/>
        <table:table-column table:style-name="co2" table:default-cell-style-name="ce2"/>
        <table:table-column table:style-name="co9" table:default-cell-style-name="ce6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0.6366847338">
            <text:p>40.636685</text:p>
          </table:table-cell>
          <table:table-cell table:style-name="ce8" office:value-type="float" office:value="0.0002380127">
            <text:p>2.38E-004</text:p>
          </table:table-cell>
          <table:table-cell office:value-type="float" office:value="15259">
            <text:p>15259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0.6409250859">
            <text:p>40.640925</text:p>
          </table:table-cell>
          <table:table-cell office:value-type="float" office:value="0.0002228471">
            <text:p>2.23E-004</text:p>
          </table:table-cell>
          <table:table-cell office:value-type="float" office:value="1496">
            <text:p>1496</text:p>
          </table:table-cell>
          <table:table-cell office:value-type="float" office:value="1">
            <text:p>1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0.4326475022">
            <text:p>40.432648</text:p>
          </table:table-cell>
          <table:table-cell office:value-type="float" office:value="0.0002126461">
            <text:p>2.13E-004</text:p>
          </table:table-cell>
          <table:table-cell office:value-type="float" office:value="20805">
            <text:p>20805</text:p>
          </table:table-cell>
          <table:table-cell office:value-type="float" office:value="2">
            <text:p>2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0.3996240959">
            <text:p>40.399624</text:p>
          </table:table-cell>
          <table:table-cell office:value-type="float" office:value="0.0002303604">
            <text:p>2.30E-004</text:p>
          </table:table-cell>
          <table:table-cell office:value-type="float" office:value="14130">
            <text:p>14130</text:p>
          </table:table-cell>
          <table:table-cell office:value-type="float" office:value="3">
            <text:p>3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3" office:value-type="float" office:value="40.7121357416">
            <text:p>40.712136</text:p>
          </table:table-cell>
          <table:table-cell office:value-type="float" office:value="0.0002119242">
            <text:p>2.12E-004</text:p>
          </table:table-cell>
          <table:table-cell office:value-type="float" office:value="4473">
            <text:p>4473</text:p>
          </table:table-cell>
          <table:table-cell office:value-type="float" office:value="4">
            <text:p>4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0.4208617043">
            <text:p>40.420862</text:p>
          </table:table-cell>
          <table:table-cell office:value-type="float" office:value="0.0002188836">
            <text:p>2.19E-004</text:p>
          </table:table-cell>
          <table:table-cell office:value-type="float" office:value="25605">
            <text:p>25605</text:p>
          </table:table-cell>
          <table:table-cell office:value-type="float" office:value="5">
            <text:p>5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0.4435093051">
            <text:p>40.443509</text:p>
          </table:table-cell>
          <table:table-cell office:value-type="float" office:value="0.0002143827">
            <text:p>2.14E-004</text:p>
          </table:table-cell>
          <table:table-cell office:value-type="float" office:value="4631">
            <text:p>4631</text:p>
          </table:table-cell>
          <table:table-cell office:value-type="float" office:value="6">
            <text:p>6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0.40613539">
            <text:p>40.406135</text:p>
          </table:table-cell>
          <table:table-cell office:value-type="float" office:value="0.0002165538">
            <text:p>2.17E-004</text:p>
          </table:table-cell>
          <table:table-cell office:value-type="float" office:value="28288">
            <text:p>28288</text:p>
          </table:table-cell>
          <table:table-cell office:value-type="float" office:value="7">
            <text:p>7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4" office:value-type="float" office:value="40.3373802406">
            <text:p>40.337380</text:p>
          </table:table-cell>
          <table:table-cell office:value-type="float" office:value="0.0002236098">
            <text:p>2.24E-004</text:p>
          </table:table-cell>
          <table:table-cell office:value-type="float" office:value="23632">
            <text:p>23632</text:p>
          </table:table-cell>
          <table:table-cell office:value-type="float" office:value="8">
            <text:p>8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0.3886130279">
            <text:p>40.388613</text:p>
          </table:table-cell>
          <table:table-cell table:style-name="ce9" office:value-type="float" office:value="0.0002099731">
            <text:p>2.10E-004</text:p>
          </table:table-cell>
          <table:table-cell office:value-type="float" office:value="3664">
            <text:p>3664</text:p>
          </table:table-cell>
          <table:table-cell office:value-type="float" office:value="9">
            <text:p>9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/>
          <table:table-cell table:style-name="ce5" table:formula="of:=MIN([.B2:.B11])" office:value-type="float" office:value="40.3373802406">
            <text:p>40.337380</text:p>
          </table:table-cell>
          <table:table-cell table:style-name="ce7" table:formula="of:=MIN([.C2:.C11])" office:value-type="float" office:value="0.0002099731">
            <text:p>2.10E-004</text:p>
          </table:table-cell>
          <table:table-cell table:number-columns-repeated="3"/>
        </table:table-row>
        <table:table-row table:style-name="ro2">
          <table:table-cell/>
          <table:table-cell table:style-name="ce5" table:formula="of:=MAX([.B2:.B11])" office:value-type="float" office:value="40.7121357416">
            <text:p>40.712136</text:p>
          </table:table-cell>
          <table:table-cell table:style-name="ce7" table:formula="of:=MAX([.C2:.C12])" office:value-type="float" office:value="0.0002380127">
            <text:p>2.38E-004</text:p>
          </table:table-cell>
          <table:table-cell table:number-columns-repeated="3"/>
        </table:table-row>
      </table:table>
      <table:table table:name="angle-20" table:style-name="ta1" table:print="false">
        <table:table-column table:style-name="co11" table:default-cell-style-name="Default"/>
        <table:table-column table:style-name="co2" table:default-cell-style-name="ce2"/>
        <table:table-column table:style-name="co9" table:default-cell-style-name="ce6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2.2408807907">
            <text:p>42.240881</text:p>
          </table:table-cell>
          <table:table-cell office:value-type="float" office:value="0.000227881">
            <text:p>2.28E-004</text:p>
          </table:table-cell>
          <table:table-cell office:value-type="float" office:value="10044">
            <text:p>10044</text:p>
          </table:table-cell>
          <table:table-cell office:value-type="float" office:value="0">
            <text:p>0</text:p>
          </table:table-cell>
          <table:table-cell office:value-type="float" office:value="1299">
            <text:p>129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2.4959637275">
            <text:p>42.495964</text:p>
          </table:table-cell>
          <table:table-cell office:value-type="float" office:value="0.000230184">
            <text:p>2.30E-004</text:p>
          </table:table-cell>
          <table:table-cell office:value-type="float" office:value="28902">
            <text:p>28902</text:p>
          </table:table-cell>
          <table:table-cell office:value-type="float" office:value="1">
            <text:p>1</text:p>
          </table:table-cell>
          <table:table-cell office:value-type="float" office:value="1299">
            <text:p>129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2.4244508232">
            <text:p>42.424451</text:p>
          </table:table-cell>
          <table:table-cell office:value-type="float" office:value="0.0002363024">
            <text:p>2.36E-004</text:p>
          </table:table-cell>
          <table:table-cell office:value-type="float" office:value="17951">
            <text:p>17951</text:p>
          </table:table-cell>
          <table:table-cell office:value-type="float" office:value="2">
            <text:p>2</text:p>
          </table:table-cell>
          <table:table-cell office:value-type="float" office:value="1299">
            <text:p>1299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2.3549020341">
            <text:p>42.354902</text:p>
          </table:table-cell>
          <table:table-cell office:value-type="float" office:value="0.000228195">
            <text:p>2.28E-004</text:p>
          </table:table-cell>
          <table:table-cell office:value-type="float" office:value="31382">
            <text:p>31382</text:p>
          </table:table-cell>
          <table:table-cell office:value-type="float" office:value="3">
            <text:p>3</text:p>
          </table:table-cell>
          <table:table-cell office:value-type="float" office:value="1299">
            <text:p>129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2.3512266967">
            <text:p>42.351227</text:p>
          </table:table-cell>
          <table:table-cell office:value-type="float" office:value="0.000199746">
            <text:p>2.00E-004</text:p>
          </table:table-cell>
          <table:table-cell office:value-type="float" office:value="19719">
            <text:p>19719</text:p>
          </table:table-cell>
          <table:table-cell office:value-type="float" office:value="4">
            <text:p>4</text:p>
          </table:table-cell>
          <table:table-cell office:value-type="float" office:value="1299">
            <text:p>1299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2.4039914723">
            <text:p>42.403991</text:p>
          </table:table-cell>
          <table:table-cell office:value-type="float" office:value="0.0002403895">
            <text:p>2.40E-004</text:p>
          </table:table-cell>
          <table:table-cell office:value-type="float" office:value="15088">
            <text:p>15088</text:p>
          </table:table-cell>
          <table:table-cell office:value-type="float" office:value="5">
            <text:p>5</text:p>
          </table:table-cell>
          <table:table-cell office:value-type="float" office:value="1299">
            <text:p>1299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3" office:value-type="float" office:value="42.5821947068">
            <text:p>42.582195</text:p>
          </table:table-cell>
          <table:table-cell table:style-name="ce8" office:value-type="float" office:value="0.0002497867">
            <text:p>2.50E-004</text:p>
          </table:table-cell>
          <table:table-cell office:value-type="float" office:value="1710">
            <text:p>1710</text:p>
          </table:table-cell>
          <table:table-cell office:value-type="float" office:value="6">
            <text:p>6</text:p>
          </table:table-cell>
          <table:table-cell office:value-type="float" office:value="1299">
            <text:p>1299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2.3373553972">
            <text:p>42.337355</text:p>
          </table:table-cell>
          <table:table-cell office:value-type="float" office:value="0.0002359136">
            <text:p>2.36E-004</text:p>
          </table:table-cell>
          <table:table-cell office:value-type="float" office:value="18110">
            <text:p>18110</text:p>
          </table:table-cell>
          <table:table-cell office:value-type="float" office:value="7">
            <text:p>7</text:p>
          </table:table-cell>
          <table:table-cell office:value-type="float" office:value="1299">
            <text:p>129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2.3507708181">
            <text:p>42.350771</text:p>
          </table:table-cell>
          <table:table-cell office:value-type="float" office:value="0.0002334319">
            <text:p>2.33E-004</text:p>
          </table:table-cell>
          <table:table-cell office:value-type="float" office:value="28029">
            <text:p>28029</text:p>
          </table:table-cell>
          <table:table-cell office:value-type="float" office:value="8">
            <text:p>8</text:p>
          </table:table-cell>
          <table:table-cell office:value-type="float" office:value="1299">
            <text:p>1299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style-name="ce4" office:value-type="float" office:value="42.2375750752">
            <text:p>42.237575</text:p>
          </table:table-cell>
          <table:table-cell table:style-name="ce9" office:value-type="float" office:value="0.0001958641">
            <text:p>1.96E-004</text:p>
          </table:table-cell>
          <table:table-cell office:value-type="float" office:value="11128">
            <text:p>11128</text:p>
          </table:table-cell>
          <table:table-cell office:value-type="float" office:value="9">
            <text:p>9</text:p>
          </table:table-cell>
          <table:table-cell office:value-type="float" office:value="1299">
            <text:p>1299</text:p>
          </table:table-cell>
        </table:table-row>
        <table:table-row table:style-name="ro2">
          <table:table-cell/>
          <table:table-cell table:style-name="ce5" table:formula="of:=MIN([.B2:.B11])" office:value-type="float" office:value="42.2375750752">
            <text:p>42.237575</text:p>
          </table:table-cell>
          <table:table-cell table:style-name="ce10" table:formula="of:=MIN([.C2:.C11])" office:value-type="float" office:value="0.0001958641">
            <text:p>1.96E-004</text:p>
          </table:table-cell>
          <table:table-cell table:number-columns-repeated="3"/>
        </table:table-row>
        <table:table-row table:style-name="ro2">
          <table:table-cell/>
          <table:table-cell table:style-name="ce5" table:formula="of:=MAX([.B2:.B11])" office:value-type="float" office:value="42.5821947068">
            <text:p>42.582195</text:p>
          </table:table-cell>
          <table:table-cell table:style-name="ce10" table:formula="of:=MAX([.C2:.C11])" office:value-type="float" office:value="0.0002497867">
            <text:p>2.50E-004</text:p>
          </table:table-cell>
          <table:table-cell table:number-columns-repeated="3"/>
        </table:table-row>
      </table:table>
      <table:table table:name="angle-25" table:style-name="ta1" table:print="false">
        <table:table-column table:style-name="co7" table:default-cell-style-name="Default"/>
        <table:table-column table:style-name="co2" table:default-cell-style-name="ce2"/>
        <table:table-column table:style-name="co9" table:default-cell-style-name="ce6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3.7373492958">
            <text:p>43.737349</text:p>
          </table:table-cell>
          <table:table-cell office:value-type="float" office:value="0.0002200775">
            <text:p>2.20E-004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style-name="ce4" office:value-type="float" office:value="43.5217913344">
            <text:p>43.521791</text:p>
          </table:table-cell>
          <table:table-cell table:style-name="ce9" office:value-type="float" office:value="0.0002197083">
            <text:p>2.20E-004</text:p>
          </table:table-cell>
          <table:table-cell office:value-type="float" office:value="4301">
            <text:p>4301</text:p>
          </table:table-cell>
          <table:table-cell office:value-type="float" office:value="1">
            <text:p>1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table:style-name="ce10" office:value-type="float" office:value="2">
            <text:p>2</text:p>
          </table:table-cell>
          <table:table-cell table:style-name="ce11" office:value-type="float" office:value="45.9105993312">
            <text:p>45.910599</text:p>
          </table:table-cell>
          <table:table-cell table:style-name="ce12" office:value-type="float" office:value="0.0003566024">
            <text:p>3.57E-004</text:p>
          </table:table-cell>
          <table:table-cell table:style-name="ce10" office:value-type="float" office:value="13232">
            <text:p>1323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299">
            <text:p>1299</text:p>
          </table:table-cell>
          <table:table-cell office:value-type="string">
            <text:p>Right disclination formed far away from np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3.5260644113">
            <text:p>43.526064</text:p>
          </table:table-cell>
          <table:table-cell office:value-type="float" office:value="0.0002245234">
            <text:p>2.25E-004</text:p>
          </table:table-cell>
          <table:table-cell office:value-type="float" office:value="31016">
            <text:p>31016</text:p>
          </table:table-cell>
          <table:table-cell office:value-type="float" office:value="3">
            <text:p>3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3.6949573468">
            <text:p>43.694957</text:p>
          </table:table-cell>
          <table:table-cell office:value-type="float" office:value="0.0002413454">
            <text:p>2.41E-004</text:p>
          </table:table-cell>
          <table:table-cell office:value-type="float" office:value="20937">
            <text:p>20937</text:p>
          </table:table-cell>
          <table:table-cell office:value-type="float" office:value="4">
            <text:p>4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3.9357121422">
            <text:p>43.935712</text:p>
          </table:table-cell>
          <table:table-cell office:value-type="float" office:value="0.0002463927">
            <text:p>2.46E-004</text:p>
          </table:table-cell>
          <table:table-cell office:value-type="float" office:value="27334">
            <text:p>27334</text:p>
          </table:table-cell>
          <table:table-cell office:value-type="float" office:value="5">
            <text:p>5</text:p>
          </table:table-cell>
          <table:table-cell office:value-type="float" office:value="1299">
            <text:p>1299</text:p>
          </table:table-cell>
          <table:table-cell office:value-type="string">
            <text:p>left disclination slightly off surfa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3.5833920607">
            <text:p>43.583392</text:p>
          </table:table-cell>
          <table:table-cell office:value-type="float" office:value="0.0002266472">
            <text:p>2.27E-004</text:p>
          </table:table-cell>
          <table:table-cell office:value-type="float" office:value="7548">
            <text:p>7548</text:p>
          </table:table-cell>
          <table:table-cell office:value-type="float" office:value="6">
            <text:p>6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3.572417728">
            <text:p>43.572418</text:p>
          </table:table-cell>
          <table:table-cell office:value-type="float" office:value="0.0002231279">
            <text:p>2.23E-004</text:p>
          </table:table-cell>
          <table:table-cell office:value-type="float" office:value="18547">
            <text:p>18547</text:p>
          </table:table-cell>
          <table:table-cell office:value-type="float" office:value="7">
            <text:p>7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3.6410014086">
            <text:p>43.641001</text:p>
          </table:table-cell>
          <table:table-cell office:value-type="float" office:value="0.0002478488">
            <text:p>2.48E-004</text:p>
          </table:table-cell>
          <table:table-cell office:value-type="float" office:value="27720">
            <text:p>27720</text:p>
          </table:table-cell>
          <table:table-cell office:value-type="float" office:value="8">
            <text:p>8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3.7991433633">
            <text:p>43.799143</text:p>
          </table:table-cell>
          <table:table-cell office:value-type="float" office:value="0.0002222638">
            <text:p>2.22E-004</text:p>
          </table:table-cell>
          <table:table-cell office:value-type="float" office:value="12479">
            <text:p>12479</text:p>
          </table:table-cell>
          <table:table-cell office:value-type="float" office:value="9">
            <text:p>9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/>
          <table:table-cell table:style-name="ce5" table:formula="of:=MIN([.B2:.B11])" office:value-type="float" office:value="43.5217913344">
            <text:p>43.521791</text:p>
          </table:table-cell>
          <table:table-cell table:style-name="ce7" table:formula="of:=MIN([.C2:.C11])" office:value-type="float" office:value="0.0002197083">
            <text:p>2.20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5.9105993312">
            <text:p>45.910599</text:p>
          </table:table-cell>
          <table:table-cell table:style-name="ce7" table:formula="of:=MAX([.C2:.C11])" office:value-type="float" office:value="0.0003566024">
            <text:p>3.57E-004</text:p>
          </table:table-cell>
          <table:table-cell table:number-columns-repeated="4"/>
        </table:table-row>
      </table:table>
      <table:table table:name="angle-30" table:style-name="ta1" table:print="false">
        <table:table-column table:style-name="co7" table:default-cell-style-name="Default"/>
        <table:table-column table:style-name="co2" table:default-cell-style-name="ce2"/>
        <table:table-column table:style-name="co9" table:default-cell-style-name="ce6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5.3714356517">
            <text:p>45.371436</text:p>
          </table:table-cell>
          <table:table-cell office:value-type="float" office:value="0.0002792512">
            <text:p>2.79E-004</text:p>
          </table:table-cell>
          <table:table-cell office:value-type="float" office:value="16450">
            <text:p>16450</text:p>
          </table:table-cell>
          <table:table-cell office:value-type="float" office:value="0">
            <text:p>0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4.7374636148">
            <text:p>44.737464</text:p>
          </table:table-cell>
          <table:table-cell office:value-type="float" office:value="0.0002257712">
            <text:p>2.26E-004</text:p>
          </table:table-cell>
          <table:table-cell office:value-type="float" office:value="1566">
            <text:p>1566</text:p>
          </table:table-cell>
          <table:table-cell office:value-type="float" office:value="1">
            <text:p>1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float" office:value="44.5657016388">
            <text:p>44.565702</text:p>
          </table:table-cell>
          <table:table-cell office:value-type="float" office:value="0.0002258176">
            <text:p>2.26E-004</text:p>
          </table:table-cell>
          <table:table-cell office:value-type="float" office:value="29381">
            <text:p>29381</text:p>
          </table:table-cell>
          <table:table-cell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string">
            <text:p>right disclination has funny flat bit</text:p>
          </table:table-cell>
        </table:table-row>
        <table:table-row table:style-name="ro1">
          <table:table-cell table:style-name="ce10" office:value-type="float" office:value="3">
            <text:p>3</text:p>
          </table:table-cell>
          <table:table-cell table:style-name="ce11" office:value-type="float" office:value="46.3346069422">
            <text:p>46.334607</text:p>
          </table:table-cell>
          <table:table-cell table:style-name="ce12" office:value-type="float" office:value="0.0003276864">
            <text:p>3.28E-004</text:p>
          </table:table-cell>
          <table:table-cell table:style-name="ce10" office:value-type="float" office:value="29075">
            <text:p>29075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303">
            <text:p>1303</text:p>
          </table:table-cell>
          <table:table-cell office:value-type="string">
            <text:p>disclination for from np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4.7656829743">
            <text:p>44.765683</text:p>
          </table:table-cell>
          <table:table-cell office:value-type="float" office:value="0.00024046">
            <text:p>2.40E-004</text:p>
          </table:table-cell>
          <table:table-cell office:value-type="float" office:value="10262">
            <text:p>10262</text:p>
          </table:table-cell>
          <table:table-cell office:value-type="float" office:value="4">
            <text:p>4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4.6075020343">
            <text:p>44.607502</text:p>
          </table:table-cell>
          <table:table-cell office:value-type="float" office:value="0.0002303592">
            <text:p>2.30E-004</text:p>
          </table:table-cell>
          <table:table-cell office:value-type="float" office:value="21265">
            <text:p>21265</text:p>
          </table:table-cell>
          <table:table-cell office:value-type="float" office:value="5">
            <text:p>5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4.7834911307">
            <text:p>44.783491</text:p>
          </table:table-cell>
          <table:table-cell office:value-type="float" office:value="0.0002463308">
            <text:p>2.46E-004</text:p>
          </table:table-cell>
          <table:table-cell office:value-type="float" office:value="13405">
            <text:p>13405</text:p>
          </table:table-cell>
          <table:table-cell office:value-type="float" office:value="6">
            <text:p>6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4.7452184515">
            <text:p>44.745218</text:p>
          </table:table-cell>
          <table:table-cell table:style-name="ce9" office:value-type="float" office:value="0.0002207563">
            <text:p>2.21E-004</text:p>
          </table:table-cell>
          <table:table-cell office:value-type="float" office:value="11795">
            <text:p>11795</text:p>
          </table:table-cell>
          <table:table-cell office:value-type="float" office:value="7">
            <text:p>7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4.8557462496">
            <text:p>44.855746</text:p>
          </table:table-cell>
          <table:table-cell office:value-type="float" office:value="0.0002572604">
            <text:p>2.57E-004</text:p>
          </table:table-cell>
          <table:table-cell office:value-type="float" office:value="17780">
            <text:p>17780</text:p>
          </table:table-cell>
          <table:table-cell office:value-type="float" office:value="8">
            <text:p>8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5.0791619725">
            <text:p>45.079162</text:p>
          </table:table-cell>
          <table:table-cell office:value-type="float" office:value="0.000265721">
            <text:p>2.66E-004</text:p>
          </table:table-cell>
          <table:table-cell office:value-type="float" office:value="26025">
            <text:p>26025</text:p>
          </table:table-cell>
          <table:table-cell office:value-type="float" office:value="9">
            <text:p>9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/>
          <table:table-cell table:style-name="ce5" table:formula="of:=MIN([.B2:.B11])" office:value-type="float" office:value="44.5657016388">
            <text:p>44.565702</text:p>
          </table:table-cell>
          <table:table-cell table:style-name="ce7" table:formula="of:=MIN([.C2:.C10])" office:value-type="float" office:value="0.0002207563">
            <text:p>2.21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6.3346069422">
            <text:p>46.334607</text:p>
          </table:table-cell>
          <table:table-cell table:style-name="ce7" table:formula="of:=MAX([.C2:.C11])" office:value-type="float" office:value="0.0003276864">
            <text:p>3.28E-004</text:p>
          </table:table-cell>
          <table:table-cell table:number-columns-repeated="4"/>
        </table:table-row>
      </table:table>
      <table:table table:name="angle-35" table:style-name="ta1" table:print="false">
        <table:table-column table:style-name="co7" table:default-cell-style-name="Default"/>
        <table:table-column table:style-name="co2" table:default-cell-style-name="ce2"/>
        <table:table-column table:style-name="co9" table:default-cell-style-name="ce6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6" table:number-columns-repeated="3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table:style-name="ce11" office:value-type="float" office:value="46.9749979253">
            <text:p>46.974998</text:p>
          </table:table-cell>
          <table:table-cell table:style-name="ce12" office:value-type="float" office:value="0.0003847758">
            <text:p>3.85E-004</text:p>
          </table:table-cell>
          <table:table-cell office:value-type="float" office:value="3469">
            <text:p>3469</text:p>
          </table:table-cell>
          <table:table-cell office:value-type="float" office:value="0">
            <text:p>0</text:p>
          </table:table-cell>
          <table:table-cell office:value-type="float" office:value="1301">
            <text:p>1301</text:p>
          </table:table-cell>
          <table:table-cell office:value-type="string">
            <text:p>left disclination far from np</text:p>
          </table:table-cell>
          <table:table-cell/>
          <table:table-cell office:value-type="string">
            <text:p>something funny is happening! Lowest min en run not same as lowest non np av en run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4.3211700727">
            <text:p>44.321170</text:p>
          </table:table-cell>
          <table:table-cell office:value-type="float" office:value="0.0002459513">
            <text:p>2.46E-004</text:p>
          </table:table-cell>
          <table:table-cell office:value-type="float" office:value="27604">
            <text:p>27604</text:p>
          </table:table-cell>
          <table:table-cell office:value-type="float" office:value="1">
            <text:p>1</text:p>
          </table:table-cell>
          <table:table-cell office:value-type="float" office:value="1301">
            <text:p>1301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4.4497377261">
            <text:p>44.449738</text:p>
          </table:table-cell>
          <table:table-cell table:style-name="ce14" office:value-type="float" office:value="0.0002193484">
            <text:p>2.19E-004</text:p>
          </table:table-cell>
          <table:table-cell office:value-type="float" office:value="11941">
            <text:p>11941</text:p>
          </table:table-cell>
          <table:table-cell office:value-type="float" office:value="2">
            <text:p>2</text:p>
          </table:table-cell>
          <table:table-cell office:value-type="float" office:value="1301">
            <text:p>1301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4.3490562522">
            <text:p>44.349056</text:p>
          </table:table-cell>
          <table:table-cell office:value-type="float" office:value="0.0002456291">
            <text:p>2.46E-004</text:p>
          </table:table-cell>
          <table:table-cell office:value-type="float" office:value="12083">
            <text:p>12083</text:p>
          </table:table-cell>
          <table:table-cell office:value-type="float" office:value="3">
            <text:p>3</text:p>
          </table:table-cell>
          <table:table-cell office:value-type="float" office:value="1301">
            <text:p>1301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4.5535254326">
            <text:p>44.553525</text:p>
          </table:table-cell>
          <table:table-cell office:value-type="float" office:value="0.0002759287">
            <text:p>2.76E-004</text:p>
          </table:table-cell>
          <table:table-cell office:value-type="float" office:value="3347">
            <text:p>3347</text:p>
          </table:table-cell>
          <table:table-cell office:value-type="float" office:value="4">
            <text:p>4</text:p>
          </table:table-cell>
          <table:table-cell office:value-type="float" office:value="1301">
            <text:p>1301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style-name="ce13" office:value-type="float" office:value="44.2443201831">
            <text:p>44.244320</text:p>
          </table:table-cell>
          <table:table-cell office:value-type="float" office:value="0.000255072">
            <text:p>2.55E-004</text:p>
          </table:table-cell>
          <table:table-cell office:value-type="float" office:value="15553">
            <text:p>15553</text:p>
          </table:table-cell>
          <table:table-cell office:value-type="float" office:value="5">
            <text:p>5</text:p>
          </table:table-cell>
          <table:table-cell office:value-type="float" office:value="1301">
            <text:p>1301</text:p>
          </table:table-cell>
          <table:table-cell office:value-type="string">
            <text:p>right disclination far from np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table:style-name="ce3" office:value-type="float" office:value="46.3639691275">
            <text:p>46.363969</text:p>
          </table:table-cell>
          <table:table-cell office:value-type="float" office:value="0.0003565783">
            <text:p>3.57E-004</text:p>
          </table:table-cell>
          <table:table-cell office:value-type="float" office:value="7649">
            <text:p>7649</text:p>
          </table:table-cell>
          <table:table-cell office:value-type="float" office:value="6">
            <text:p>6</text:p>
          </table:table-cell>
          <table:table-cell office:value-type="float" office:value="1301">
            <text:p>1301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4.449545888">
            <text:p>44.449546</text:p>
          </table:table-cell>
          <table:table-cell office:value-type="float" office:value="0.0002632603">
            <text:p>2.63E-004</text:p>
          </table:table-cell>
          <table:table-cell office:value-type="float" office:value="26947">
            <text:p>26947</text:p>
          </table:table-cell>
          <table:table-cell office:value-type="float" office:value="7">
            <text:p>7</text:p>
          </table:table-cell>
          <table:table-cell office:value-type="float" office:value="1301">
            <text:p>1301</text:p>
          </table:table-cell>
          <table:table-cell office:value-type="string">
            <text:p>right disclination far from np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style-name="ce3" office:value-type="float" office:value="45.3911720946">
            <text:p>45.391172</text:p>
          </table:table-cell>
          <table:table-cell office:value-type="float" office:value="0.0003109622">
            <text:p>3.11E-004</text:p>
          </table:table-cell>
          <table:table-cell office:value-type="float" office:value="20875">
            <text:p>20875</text:p>
          </table:table-cell>
          <table:table-cell office:value-type="float" office:value="8">
            <text:p>8</text:p>
          </table:table-cell>
          <table:table-cell office:value-type="float" office:value="1301">
            <text:p>1301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4.3595627917">
            <text:p>44.359563</text:p>
          </table:table-cell>
          <table:table-cell office:value-type="float" office:value="0.0002613706">
            <text:p>2.61E-004</text:p>
          </table:table-cell>
          <table:table-cell office:value-type="float" office:value="21325">
            <text:p>21325</text:p>
          </table:table-cell>
          <table:table-cell office:value-type="float" office:value="9">
            <text:p>9</text:p>
          </table:table-cell>
          <table:table-cell office:value-type="float" office:value="1301">
            <text:p>1301</text:p>
          </table:table-cell>
          <table:table-cell table:number-columns-repeated="3"/>
        </table:table-row>
        <table:table-row table:style-name="ro2">
          <table:table-cell/>
          <table:table-cell table:style-name="ce5" table:formula="of:=MIN([.B2:.B11])" office:value-type="float" office:value="44.2443201831">
            <text:p>44.244320</text:p>
          </table:table-cell>
          <table:table-cell table:style-name="ce7" table:formula="of:=MIN([.C2:.C11])" office:value-type="float" office:value="0.0002193484">
            <text:p>2.19E-004</text:p>
          </table:table-cell>
          <table:table-cell table:number-columns-repeated="6"/>
        </table:table-row>
        <table:table-row table:style-name="ro2">
          <table:table-cell/>
          <table:table-cell table:style-name="ce5" table:formula="of:=MAX([.B2:.B11])" office:value-type="float" office:value="46.9749979253">
            <text:p>46.974998</text:p>
          </table:table-cell>
          <table:table-cell table:style-name="ce7" table:formula="of:=MAX([.C2:.C11])" office:value-type="float" office:value="0.0003847758">
            <text:p>3.85E-004</text:p>
          </table:table-cell>
          <table:table-cell table:number-columns-repeated="6"/>
        </table:table-row>
      </table:table>
      <table:table table:name="angle-40" table:style-name="ta1" table:print="false">
        <table:table-column table:style-name="co7" table:default-cell-style-name="Default"/>
        <table:table-column table:style-name="co2" table:default-cell-style-name="ce2"/>
        <table:table-column table:style-name="co9" table:default-cell-style-name="ce6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6.8702062762">
            <text:p>46.870206</text:p>
          </table:table-cell>
          <table:table-cell office:value-type="float" office:value="0.0002798018">
            <text:p>2.80E-004</text:p>
          </table:table-cell>
          <table:table-cell office:value-type="float" office:value="7528">
            <text:p>7528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6.734733184">
            <text:p>46.734733</text:p>
          </table:table-cell>
          <table:table-cell office:value-type="float" office:value="0.0002559125">
            <text:p>2.56E-004</text:p>
          </table:table-cell>
          <table:table-cell office:value-type="float" office:value="16375">
            <text:p>16375</text:p>
          </table:table-cell>
          <table:table-cell office:value-type="float" office:value="1">
            <text:p>1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6.820779841">
            <text:p>46.820780</text:p>
          </table:table-cell>
          <table:table-cell office:value-type="float" office:value="0.0002679183">
            <text:p>2.68E-004</text:p>
          </table:table-cell>
          <table:table-cell office:value-type="float" office:value="1124">
            <text:p>1124</text:p>
          </table:table-cell>
          <table:table-cell office:value-type="float" office:value="2">
            <text:p>2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6.627887353">
            <text:p>46.627887</text:p>
          </table:table-cell>
          <table:table-cell office:value-type="float" office:value="0.0002645143">
            <text:p>2.65E-004</text:p>
          </table:table-cell>
          <table:table-cell office:value-type="float" office:value="5087">
            <text:p>5087</text:p>
          </table:table-cell>
          <table:table-cell office:value-type="float" office:value="3">
            <text:p>3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1" office:value-type="float" office:value="46.8990318501">
            <text:p>46.899032</text:p>
          </table:table-cell>
          <table:table-cell table:style-name="ce12" office:value-type="float" office:value="0.000286695">
            <text:p>2.87E-004</text:p>
          </table:table-cell>
          <table:table-cell office:value-type="float" office:value="1033">
            <text:p>1033</text:p>
          </table:table-cell>
          <table:table-cell office:value-type="float" office:value="4">
            <text:p>4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6.8146987752">
            <text:p>46.814699</text:p>
          </table:table-cell>
          <table:table-cell office:value-type="float" office:value="0.0002635877">
            <text:p>2.64E-004</text:p>
          </table:table-cell>
          <table:table-cell office:value-type="float" office:value="17334">
            <text:p>17334</text:p>
          </table:table-cell>
          <table:table-cell office:value-type="float" office:value="5">
            <text:p>5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13" office:value-type="float" office:value="46.6143099179">
            <text:p>46.614310</text:p>
          </table:table-cell>
          <table:table-cell office:value-type="float" office:value="0.0002559655">
            <text:p>2.56E-004</text:p>
          </table:table-cell>
          <table:table-cell office:value-type="float" office:value="23584">
            <text:p>23584</text:p>
          </table:table-cell>
          <table:table-cell office:value-type="float" office:value="6">
            <text:p>6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6.6559693997">
            <text:p>46.655969</text:p>
          </table:table-cell>
          <table:table-cell office:value-type="float" office:value="0.0002725829">
            <text:p>2.73E-004</text:p>
          </table:table-cell>
          <table:table-cell office:value-type="float" office:value="13026">
            <text:p>13026</text:p>
          </table:table-cell>
          <table:table-cell office:value-type="float" office:value="7">
            <text:p>7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6.6229877566">
            <text:p>46.622988</text:p>
          </table:table-cell>
          <table:table-cell table:style-name="ce14" office:value-type="float" office:value="0.0002378212">
            <text:p>2.38E-004</text:p>
          </table:table-cell>
          <table:table-cell office:value-type="float" office:value="8323">
            <text:p>8323</text:p>
          </table:table-cell>
          <table:table-cell office:value-type="float" office:value="8">
            <text:p>8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6.7249676697">
            <text:p>46.724968</text:p>
          </table:table-cell>
          <table:table-cell office:value-type="float" office:value="0.0002712305">
            <text:p>2.71E-004</text:p>
          </table:table-cell>
          <table:table-cell office:value-type="float" office:value="27860">
            <text:p>27860</text:p>
          </table:table-cell>
          <table:table-cell office:value-type="float" office:value="9">
            <text:p>9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/>
          <table:table-cell table:style-name="ce5" table:formula="of:=MIN([.B2:.B11])" office:value-type="float" office:value="46.6143099179">
            <text:p>46.614310</text:p>
          </table:table-cell>
          <table:table-cell table:style-name="ce7" table:formula="of:=MIN([.C2:.C11])" office:value-type="float" office:value="0.0002378212">
            <text:p>2.38E-004</text:p>
          </table:table-cell>
          <table:table-cell table:number-columns-repeated="3"/>
        </table:table-row>
        <table:table-row table:style-name="ro2">
          <table:table-cell/>
          <table:table-cell table:style-name="ce5" table:formula="of:=MAX([.B2:.B11])" office:value-type="float" office:value="46.8990318501">
            <text:p>46.899032</text:p>
          </table:table-cell>
          <table:table-cell table:style-name="ce7" table:formula="of:=MAX([.C2:.C11])" office:value-type="float" office:value="0.000286695">
            <text:p>2.87E-004</text:p>
          </table:table-cell>
          <table:table-cell table:number-columns-repeated="3"/>
        </table:table-row>
      </table:table>
      <table:table table:name="angle-45" table:style-name="ta1" table:print="false">
        <table:table-column table:style-name="co7" table:default-cell-style-name="Default"/>
        <table:table-column table:style-name="co2" table:default-cell-style-name="Default"/>
        <table:table-column table:style-name="co9" table:default-cell-style-name="ce6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2.2081341742">
            <text:p>52.21</text:p>
          </table:table-cell>
          <table:table-cell office:value-type="float" office:value="0.0002707201">
            <text:p>2.71E-004</text:p>
          </table:table-cell>
          <table:table-cell office:value-type="float" office:value="20082">
            <text:p>20082</text:p>
          </table:table-cell>
          <table:table-cell office:value-type="float" office:value="0">
            <text:p>0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2.1605146315">
            <text:p>52.16</text:p>
          </table:table-cell>
          <table:table-cell office:value-type="float" office:value="0.000285136">
            <text:p>2.85E-004</text:p>
          </table:table-cell>
          <table:table-cell office:value-type="float" office:value="495">
            <text:p>495</text:p>
          </table:table-cell>
          <table:table-cell office:value-type="float" office:value="1">
            <text:p>1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2.1786716322">
            <text:p>52.18</text:p>
          </table:table-cell>
          <table:table-cell office:value-type="float" office:value="0.0002714432">
            <text:p>2.71E-004</text:p>
          </table:table-cell>
          <table:table-cell office:value-type="float" office:value="7363">
            <text:p>7363</text:p>
          </table:table-cell>
          <table:table-cell office:value-type="float" office:value="2">
            <text:p>2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2.2262826644">
            <text:p>52.23</text:p>
          </table:table-cell>
          <table:table-cell office:value-type="float" office:value="0.0002876693">
            <text:p>2.88E-004</text:p>
          </table:table-cell>
          <table:table-cell office:value-type="float" office:value="10206">
            <text:p>10206</text:p>
          </table:table-cell>
          <table:table-cell office:value-type="float" office:value="3">
            <text:p>3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15" office:value-type="float" office:value="55.1843148103">
            <text:p>55.18</text:p>
          </table:table-cell>
          <table:table-cell table:style-name="ce12" office:value-type="float" office:value="0.0004291184">
            <text:p>4.29E-004</text:p>
          </table:table-cell>
          <table:table-cell office:value-type="float" office:value="10149">
            <text:p>10149</text:p>
          </table:table-cell>
          <table:table-cell office:value-type="float" office:value="4">
            <text:p>4</text:p>
          </table:table-cell>
          <table:table-cell office:value-type="float" office:value="1307">
            <text:p>1307</text:p>
          </table:table-cell>
          <table:table-cell office:value-type="string">
            <text:p>left disclination far from pb boundar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52.2309819886">
            <text:p>52.23</text:p>
          </table:table-cell>
          <table:table-cell office:value-type="float" office:value="0.0002747337">
            <text:p>2.75E-004</text:p>
          </table:table-cell>
          <table:table-cell office:value-type="float" office:value="8228">
            <text:p>8228</text:p>
          </table:table-cell>
          <table:table-cell office:value-type="float" office:value="5">
            <text:p>5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2.2115550801">
            <text:p>52.21</text:p>
          </table:table-cell>
          <table:table-cell table:style-name="ce14" office:value-type="float" office:value="0.0002621208">
            <text:p>2.62E-004</text:p>
          </table:table-cell>
          <table:table-cell office:value-type="float" office:value="10592">
            <text:p>10592</text:p>
          </table:table-cell>
          <table:table-cell office:value-type="float" office:value="6">
            <text:p>6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2.5153724058">
            <text:p>52.52</text:p>
          </table:table-cell>
          <table:table-cell office:value-type="float" office:value="0.0002872486">
            <text:p>2.87E-004</text:p>
          </table:table-cell>
          <table:table-cell office:value-type="float" office:value="8301">
            <text:p>8301</text:p>
          </table:table-cell>
          <table:table-cell office:value-type="float" office:value="7">
            <text:p>7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2.8521551512">
            <text:p>52.85</text:p>
          </table:table-cell>
          <table:table-cell office:value-type="float" office:value="0.0003179653">
            <text:p>3.18E-004</text:p>
          </table:table-cell>
          <table:table-cell office:value-type="float" office:value="22499">
            <text:p>22499</text:p>
          </table:table-cell>
          <table:table-cell office:value-type="float" office:value="8">
            <text:p>8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table:style-name="ce16" office:value-type="float" office:value="52.1293373519">
            <text:p>52.13</text:p>
          </table:table-cell>
          <table:table-cell office:value-type="float" office:value="0.0002664676">
            <text:p>2.66E-004</text:p>
          </table:table-cell>
          <table:table-cell office:value-type="float" office:value="22774">
            <text:p>22774</text:p>
          </table:table-cell>
          <table:table-cell office:value-type="float" office:value="9">
            <text:p>9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2">
          <table:table-cell/>
          <table:table-cell table:style-name="ce10" table:formula="of:=MIN([.B2:.B11])" office:value-type="float" office:value="52.1293373519">
            <text:p>52.13</text:p>
          </table:table-cell>
          <table:table-cell table:style-name="ce7" table:formula="of:=MIN([.C2:.C11])" office:value-type="float" office:value="0.0002621208">
            <text:p>2.62E-004</text:p>
          </table:table-cell>
          <table:table-cell table:number-columns-repeated="4"/>
        </table:table-row>
        <table:table-row table:style-name="ro2">
          <table:table-cell/>
          <table:table-cell table:style-name="ce10" table:formula="of:=MAX([.B2:.B11])" office:value-type="float" office:value="55.1843148103">
            <text:p>55.18</text:p>
          </table:table-cell>
          <table:table-cell table:style-name="ce7" table:formula="of:=MAX([.C2:.C11])" office:value-type="float" office:value="0.0004291184">
            <text:p>4.29E-004</text:p>
          </table:table-cell>
          <table:table-cell table:number-columns-repeated="4"/>
        </table:table-row>
      </table:table>
      <table:table table:name="angle-50" table:style-name="ta1" table:print="false">
        <table:table-column table:style-name="co7" table:default-cell-style-name="Default"/>
        <table:table-column table:style-name="co2" table:default-cell-style-name="ce2"/>
        <table:table-column table:style-name="co9" table:default-cell-style-name="ce6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table:style-name="ce13" office:value-type="float" office:value="46.6707215373">
            <text:p>46.670722</text:p>
          </table:table-cell>
          <table:table-cell office:value-type="float" office:value="0.0002925299">
            <text:p>2.93E-004</text:p>
          </table:table-cell>
          <table:table-cell office:value-type="float" office:value="21023">
            <text:p>21023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11" office:value-type="float" office:value="52.9286943879">
            <text:p>52.928694</text:p>
          </table:table-cell>
          <table:table-cell table:style-name="ce12" office:value-type="float" office:value="0.0005942929">
            <text:p>5.94E-004</text:p>
          </table:table-cell>
          <table:table-cell office:value-type="float" office:value="7644">
            <text:p>7644</text:p>
          </table:table-cell>
          <table:table-cell office:value-type="float" office:value="1">
            <text:p>1</text:p>
          </table:table-cell>
          <table:table-cell office:value-type="float" office:value="1295">
            <text:p>1295</text:p>
          </table:table-cell>
          <table:table-cell office:value-type="string">
            <text:p>2 disclinations far from pb boundar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6.8889365683">
            <text:p>46.888937</text:p>
          </table:table-cell>
          <table:table-cell office:value-type="float" office:value="0.0002954806">
            <text:p>2.95E-004</text:p>
          </table:table-cell>
          <table:table-cell office:value-type="float" office:value="30041">
            <text:p>30041</text:p>
          </table:table-cell>
          <table:table-cell office:value-type="float" office:value="2">
            <text:p>2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47.6601962392">
            <text:p>47.660196</text:p>
          </table:table-cell>
          <table:table-cell table:style-name="ce8" office:value-type="float" office:value="0.0003301681">
            <text:p>3.30E-004</text:p>
          </table:table-cell>
          <table:table-cell office:value-type="float" office:value="10952">
            <text:p>10952</text:p>
          </table:table-cell>
          <table:table-cell office:value-type="float" office:value="3">
            <text:p>3</text:p>
          </table:table-cell>
          <table:table-cell office:value-type="float" office:value="1295">
            <text:p>1295</text:p>
          </table:table-cell>
          <table:table-cell office:value-type="string">
            <text:p>right disclination far from pb boundar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6.7138917296">
            <text:p>46.713892</text:p>
          </table:table-cell>
          <table:table-cell table:style-name="ce14" office:value-type="float" office:value="0.0002816699">
            <text:p>2.82E-004</text:p>
          </table:table-cell>
          <table:table-cell office:value-type="float" office:value="6789">
            <text:p>6789</text:p>
          </table:table-cell>
          <table:table-cell office:value-type="float" office:value="4">
            <text:p>4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6.7082403857">
            <text:p>46.708240</text:p>
          </table:table-cell>
          <table:table-cell office:value-type="float" office:value="0.0002941646">
            <text:p>2.94E-004</text:p>
          </table:table-cell>
          <table:table-cell office:value-type="float" office:value="21149">
            <text:p>21149</text:p>
          </table:table-cell>
          <table:table-cell office:value-type="float" office:value="5">
            <text:p>5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float" office:value="49.8705381611">
            <text:p>49.870538</text:p>
          </table:table-cell>
          <table:table-cell table:style-name="ce8" office:value-type="float" office:value="0.0004467533">
            <text:p>4.47E-004</text:p>
          </table:table-cell>
          <table:table-cell office:value-type="float" office:value="4228">
            <text:p>4228</text:p>
          </table:table-cell>
          <table:table-cell office:value-type="float" office:value="6">
            <text:p>6</text:p>
          </table:table-cell>
          <table:table-cell office:value-type="float" office:value="1295">
            <text:p>1295</text:p>
          </table:table-cell>
          <table:table-cell office:value-type="string">
            <text:p>right disclination far from pb boundary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3" office:value-type="float" office:value="48.1696992872">
            <text:p>48.169699</text:p>
          </table:table-cell>
          <table:table-cell table:style-name="ce8" office:value-type="float" office:value="0.0003484868">
            <text:p>3.48E-004</text:p>
          </table:table-cell>
          <table:table-cell office:value-type="float" office:value="21487">
            <text:p>21487</text:p>
          </table:table-cell>
          <table:table-cell office:value-type="float" office:value="7">
            <text:p>7</text:p>
          </table:table-cell>
          <table:table-cell office:value-type="float" office:value="1295">
            <text:p>1295</text:p>
          </table:table-cell>
          <table:table-cell office:value-type="string">
            <text:p>right disclination far from pb boundary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float" office:value="49.5484489377">
            <text:p>49.548449</text:p>
          </table:table-cell>
          <table:table-cell table:style-name="ce8" office:value-type="float" office:value="0.0004216773">
            <text:p>4.22E-004</text:p>
          </table:table-cell>
          <table:table-cell office:value-type="float" office:value="19907">
            <text:p>19907</text:p>
          </table:table-cell>
          <table:table-cell office:value-type="float" office:value="8">
            <text:p>8</text:p>
          </table:table-cell>
          <table:table-cell office:value-type="float" office:value="1295">
            <text:p>1295</text:p>
          </table:table-cell>
          <table:table-cell office:value-type="string">
            <text:p>right disclination far from pb boundar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6.8535864818">
            <text:p>46.853586</text:p>
          </table:table-cell>
          <table:table-cell office:value-type="float" office:value="0.0003067984">
            <text:p>3.07E-004</text:p>
          </table:table-cell>
          <table:table-cell office:value-type="float" office:value="24452">
            <text:p>24452</text:p>
          </table:table-cell>
          <table:table-cell office:value-type="float" office:value="9">
            <text:p>9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/>
          <table:table-cell table:style-name="ce5" table:formula="of:=MIN([.B2:.B11])" office:value-type="float" office:value="46.6707215373">
            <text:p>46.670722</text:p>
          </table:table-cell>
          <table:table-cell table:style-name="ce7" table:formula="of:=MIN([.C2:.C11])" office:value-type="float" office:value="0.0002816699">
            <text:p>2.82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52.9286943879">
            <text:p>52.928694</text:p>
          </table:table-cell>
          <table:table-cell table:style-name="ce7" table:formula="of:=MAX([.C2:.C12])" office:value-type="float" office:value="0.0005942929">
            <text:p>5.94E-004</text:p>
          </table:table-cell>
          <table:table-cell table:number-columns-repeated="4"/>
        </table:table-row>
      </table:table>
      <table:table table:name="angle-55" table:style-name="ta1" table:print="false">
        <table:table-column table:style-name="co7" table:default-cell-style-name="Default"/>
        <table:table-column table:style-name="co2" table:default-cell-style-name="ce3"/>
        <table:table-column table:style-name="co9" table:default-cell-style-name="ce6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style-name="ce11" office:value-type="float" office:value="48.8807201576">
            <text:p>48.880720</text:p>
          </table:table-cell>
          <table:table-cell table:style-name="ce12" office:value-type="float" office:value="0.0004993583">
            <text:p>4.99E-004</text:p>
          </table:table-cell>
          <table:table-cell office:value-type="float" office:value="18027">
            <text:p>18027</text:p>
          </table:table-cell>
          <table:table-cell office:value-type="float" office:value="0">
            <text:p>0</text:p>
          </table:table-cell>
          <table:table-cell office:value-type="float" office:value="1301">
            <text:p>1301</text:p>
          </table:table-cell>
          <table:table-cell office:value-type="string">
            <text:p>2disclinations formed away from pb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7.3815346507">
            <text:p>47.381535</text:p>
          </table:table-cell>
          <table:table-cell office:value-type="float" office:value="0.0004225485">
            <text:p>4.23E-004</text:p>
          </table:table-cell>
          <table:table-cell office:value-type="float" office:value="2096">
            <text:p>2096</text:p>
          </table:table-cell>
          <table:table-cell office:value-type="float" office:value="1">
            <text:p>1</text:p>
          </table:table-cell>
          <table:table-cell office:value-type="float" office:value="1301">
            <text:p>1301</text:p>
          </table:table-cell>
          <table:table-cell office:value-type="string">
            <text:p>1 disclination (right) far from pb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float" office:value="45.0954029218">
            <text:p>45.095403</text:p>
          </table:table-cell>
          <table:table-cell office:value-type="float" office:value="0.0003123195">
            <text:p>3.12E-004</text:p>
          </table:table-cell>
          <table:table-cell office:value-type="float" office:value="26875">
            <text:p>26875</text:p>
          </table:table-cell>
          <table:table-cell office:value-type="float" office:value="2">
            <text:p>2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7.1688865501">
            <text:p>47.168887</text:p>
          </table:table-cell>
          <table:table-cell office:value-type="float" office:value="0.000417827">
            <text:p>4.18E-004</text:p>
          </table:table-cell>
          <table:table-cell office:value-type="float" office:value="24408">
            <text:p>24408</text:p>
          </table:table-cell>
          <table:table-cell office:value-type="float" office:value="3">
            <text:p>3</text:p>
          </table:table-cell>
          <table:table-cell office:value-type="float" office:value="1301">
            <text:p>1301</text:p>
          </table:table-cell>
          <table:table-cell office:value-type="string">
            <text:p>right disclination far from pb boundar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7.307121129">
            <text:p>47.307121</text:p>
          </table:table-cell>
          <table:table-cell office:value-type="float" office:value="0.0004239224">
            <text:p>4.24E-004</text:p>
          </table:table-cell>
          <table:table-cell office:value-type="float" office:value="27454">
            <text:p>27454</text:p>
          </table:table-cell>
          <table:table-cell office:value-type="float" office:value="4">
            <text:p>4</text:p>
          </table:table-cell>
          <table:table-cell office:value-type="float" office:value="1301">
            <text:p>1301</text:p>
          </table:table-cell>
          <table:table-cell office:value-type="string">
            <text:p>left disclination far from pb boundary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float" office:value="45.4990843563">
            <text:p>45.499084</text:p>
          </table:table-cell>
          <table:table-cell office:value-type="float" office:value="0.0003328518">
            <text:p>3.33E-004</text:p>
          </table:table-cell>
          <table:table-cell office:value-type="float" office:value="29222">
            <text:p>29222</text:p>
          </table:table-cell>
          <table:table-cell office:value-type="float" office:value="5">
            <text:p>5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style-name="ce2" office:value-type="float" office:value="45.1219090586">
            <text:p>45.121909</text:p>
          </table:table-cell>
          <table:table-cell table:style-name="ce14" office:value-type="float" office:value="0.0003018566">
            <text:p>3.02E-004</text:p>
          </table:table-cell>
          <table:table-cell office:value-type="float" office:value="31823">
            <text:p>31823</text:p>
          </table:table-cell>
          <table:table-cell office:value-type="float" office:value="6">
            <text:p>6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8.6793062238">
            <text:p>48.679306</text:p>
          </table:table-cell>
          <table:table-cell office:value-type="float" office:value="0.000488115">
            <text:p>4.88E-004</text:p>
          </table:table-cell>
          <table:table-cell office:value-type="float" office:value="4611">
            <text:p>4611</text:p>
          </table:table-cell>
          <table:table-cell office:value-type="float" office:value="7">
            <text:p>7</text:p>
          </table:table-cell>
          <table:table-cell office:value-type="float" office:value="1301">
            <text:p>1301</text:p>
          </table:table-cell>
          <table:table-cell office:value-type="string">
            <text:p>2disclinations formed away from pb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7.1988507246">
            <text:p>47.198851</text:p>
          </table:table-cell>
          <table:table-cell office:value-type="float" office:value="0.0004160388">
            <text:p>4.16E-004</text:p>
          </table:table-cell>
          <table:table-cell office:value-type="float" office:value="22385">
            <text:p>22385</text:p>
          </table:table-cell>
          <table:table-cell office:value-type="float" office:value="8">
            <text:p>8</text:p>
          </table:table-cell>
          <table:table-cell office:value-type="float" office:value="1301">
            <text:p>1301</text:p>
          </table:table-cell>
          <table:table-cell office:value-type="string">
            <text:p>right disclination far from pb boundary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style-name="ce13" office:value-type="float" office:value="45.0749531309">
            <text:p>45.074953</text:p>
          </table:table-cell>
          <table:table-cell office:value-type="float" office:value="0.0003096293">
            <text:p>3.10E-004</text:p>
          </table:table-cell>
          <table:table-cell office:value-type="float" office:value="19497">
            <text:p>19497</text:p>
          </table:table-cell>
          <table:table-cell office:value-type="float" office:value="9">
            <text:p>9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/>
          <table:table-cell table:style-name="ce5" table:formula="of:=MIN([.B2:.B11])" office:value-type="float" office:value="45.0749531309">
            <text:p>45.074953</text:p>
          </table:table-cell>
          <table:table-cell table:style-name="ce7" table:formula="of:=MIN([.C2:.C11])" office:value-type="float" office:value="0.0003018566">
            <text:p>3.02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8.8807201576">
            <text:p>48.880720</text:p>
          </table:table-cell>
          <table:table-cell table:style-name="ce7" table:formula="of:=MAX([.C2:.C11])" office:value-type="float" office:value="0.0004993583">
            <text:p>4.99E-004</text:p>
          </table:table-cell>
          <table:table-cell table:number-columns-repeated="4"/>
        </table:table-row>
      </table:table>
      <table:table table:name="angle-60" table:style-name="ta1" table:print="false">
        <table:table-column table:style-name="co7" table:default-cell-style-name="Default"/>
        <table:table-column table:style-name="co2" table:default-cell-style-name="ce2"/>
        <table:table-column table:style-name="co9" table:default-cell-style-name="ce6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6.1008765195">
            <text:p>46.100877</text:p>
          </table:table-cell>
          <table:table-cell office:value-type="float" office:value="0.0003328584">
            <text:p>3.33E-004</text:p>
          </table:table-cell>
          <table:table-cell office:value-type="float" office:value="17506">
            <text:p>17506</text:p>
          </table:table-cell>
          <table:table-cell office:value-type="float" office:value="0">
            <text:p>0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11" office:value-type="float" office:value="51.0421231533">
            <text:p>51.042123</text:p>
          </table:table-cell>
          <table:table-cell table:style-name="ce12" office:value-type="float" office:value="0.0005519778">
            <text:p>5.52E-004</text:p>
          </table:table-cell>
          <table:table-cell office:value-type="float" office:value="14174">
            <text:p>14174</text:p>
          </table:table-cell>
          <table:table-cell office:value-type="float" office:value="1">
            <text:p>1</text:p>
          </table:table-cell>
          <table:table-cell office:value-type="float" office:value="1303">
            <text:p>1303</text:p>
          </table:table-cell>
          <table:table-cell office:value-type="string">
            <text:p>2 EXTRA disclinations formed away from pb boundary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49.0953657179">
            <text:p>49.095366</text:p>
          </table:table-cell>
          <table:table-cell office:value-type="float" office:value="0.0004780117">
            <text:p>4.78E-004</text:p>
          </table:table-cell>
          <table:table-cell office:value-type="float" office:value="2875">
            <text:p>2875</text:p>
          </table:table-cell>
          <table:table-cell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string">
            <text:p>disclination formed far from pb boundar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6.3157070265">
            <text:p>46.315707</text:p>
          </table:table-cell>
          <table:table-cell office:value-type="float" office:value="0.0003466729">
            <text:p>3.47E-004</text:p>
          </table:table-cell>
          <table:table-cell office:value-type="float" office:value="9685">
            <text:p>9685</text:p>
          </table:table-cell>
          <table:table-cell office:value-type="float" office:value="3">
            <text:p>3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6.1584984701">
            <text:p>46.158498</text:p>
          </table:table-cell>
          <table:table-cell office:value-type="float" office:value="0.0003379641">
            <text:p>3.38E-004</text:p>
          </table:table-cell>
          <table:table-cell office:value-type="float" office:value="13063">
            <text:p>13063</text:p>
          </table:table-cell>
          <table:table-cell office:value-type="float" office:value="4">
            <text:p>4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3" office:value-type="float" office:value="49.2916070347">
            <text:p>49.291607</text:p>
          </table:table-cell>
          <table:table-cell office:value-type="float" office:value="0.0004867295">
            <text:p>4.87E-004</text:p>
          </table:table-cell>
          <table:table-cell office:value-type="float" office:value="20303">
            <text:p>20303</text:p>
          </table:table-cell>
          <table:table-cell office:value-type="float" office:value="5">
            <text:p>5</text:p>
          </table:table-cell>
          <table:table-cell office:value-type="float" office:value="1303">
            <text:p>1303</text:p>
          </table:table-cell>
          <table:table-cell office:value-type="string">
            <text:p>disclination formed far from pb boundar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6.1452494557">
            <text:p>46.145249</text:p>
          </table:table-cell>
          <table:table-cell table:style-name="ce14" office:value-type="float" office:value="0.0003225737">
            <text:p>3.23E-004</text:p>
          </table:table-cell>
          <table:table-cell office:value-type="float" office:value="12015">
            <text:p>12015</text:p>
          </table:table-cell>
          <table:table-cell office:value-type="float" office:value="6">
            <text:p>6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table:style-name="ce13" office:value-type="float" office:value="46.0939609333">
            <text:p>46.093961</text:p>
          </table:table-cell>
          <table:table-cell office:value-type="float" office:value="0.0003306677">
            <text:p>3.31E-004</text:p>
          </table:table-cell>
          <table:table-cell office:value-type="float" office:value="20180">
            <text:p>20180</text:p>
          </table:table-cell>
          <table:table-cell office:value-type="float" office:value="7">
            <text:p>7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float" office:value="47.5987083497">
            <text:p>47.598708</text:p>
          </table:table-cell>
          <table:table-cell office:value-type="float" office:value="0.0004024233">
            <text:p>4.02E-004</text:p>
          </table:table-cell>
          <table:table-cell office:value-type="float" office:value="15556">
            <text:p>15556</text:p>
          </table:table-cell>
          <table:table-cell office:value-type="float" office:value="8">
            <text:p>8</text:p>
          </table:table-cell>
          <table:table-cell office:value-type="float" office:value="1303">
            <text:p>1303</text:p>
          </table:table-cell>
          <table:table-cell office:value-type="string">
            <text:p>disclination formed far from pb boundar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6.1000802926">
            <text:p>46.100080</text:p>
          </table:table-cell>
          <table:table-cell office:value-type="float" office:value="0.0003288053">
            <text:p>3.29E-004</text:p>
          </table:table-cell>
          <table:table-cell office:value-type="float" office:value="22646">
            <text:p>22646</text:p>
          </table:table-cell>
          <table:table-cell office:value-type="float" office:value="9">
            <text:p>9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/>
          <table:table-cell table:style-name="ce5" table:formula="of:=MIN([.B2:.B11])" office:value-type="float" office:value="46.0939609333">
            <text:p>46.093961</text:p>
          </table:table-cell>
          <table:table-cell table:style-name="ce7" table:formula="of:=MIN([.C2:.C11])" office:value-type="float" office:value="0.0003225737">
            <text:p>3.23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51.0421231533">
            <text:p>51.042123</text:p>
          </table:table-cell>
          <table:table-cell table:style-name="ce7" table:formula="of:=MAX([.C2:.C11])" office:value-type="float" office:value="0.0005519778">
            <text:p>5.52E-004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</table:table>
      <table:table table:name="angle-65" table:style-name="ta1" table:print="false">
        <table:table-column table:style-name="co7" table:default-cell-style-name="Default"/>
        <table:table-column table:style-name="co2" table:default-cell-style-name="ce3"/>
        <table:table-column table:style-name="co9" table:default-cell-style-name="ce8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7.3682626003">
            <text:p>47.368263</text:p>
          </table:table-cell>
          <table:table-cell office:value-type="float" office:value="0.00042603">
            <text:p>4.26E-004</text:p>
          </table:table-cell>
          <table:table-cell office:value-type="float" office:value="11009">
            <text:p>11009</text:p>
          </table:table-cell>
          <table:table-cell office:value-type="float" office:value="0">
            <text:p>0</text:p>
          </table:table-cell>
          <table:table-cell office:value-type="float" office:value="1299">
            <text:p>1299</text:p>
          </table:table-cell>
          <table:table-cell office:value-type="string">
            <text:p>1 disclination far from pb bounda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6.9016534415">
            <text:p>46.901653</text:p>
          </table:table-cell>
          <table:table-cell office:value-type="float" office:value="0.0004165184">
            <text:p>4.17E-004</text:p>
          </table:table-cell>
          <table:table-cell office:value-type="float" office:value="14131">
            <text:p>14131</text:p>
          </table:table-cell>
          <table:table-cell office:value-type="float" office:value="1">
            <text:p>1</text:p>
          </table:table-cell>
          <table:table-cell office:value-type="float" office:value="1299">
            <text:p>1299</text:p>
          </table:table-cell>
          <table:table-cell office:value-type="string">
            <text:p>1 disclination far from pb boundar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3123361512">
            <text:p>52.312336</text:p>
          </table:table-cell>
          <table:table-cell office:value-type="float" office:value="0.0006649545">
            <text:p>6.65E-004</text:p>
          </table:table-cell>
          <table:table-cell office:value-type="float" office:value="7850">
            <text:p>7850</text:p>
          </table:table-cell>
          <table:table-cell office:value-type="float" office:value="2">
            <text:p>2</text:p>
          </table:table-cell>
          <table:table-cell office:value-type="float" office:value="1299">
            <text:p>1299</text:p>
          </table:table-cell>
          <table:table-cell office:value-type="string">
            <text:p>2 extra disclinations far from pb boundar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7.5254158513">
            <text:p>47.525416</text:p>
          </table:table-cell>
          <table:table-cell office:value-type="float" office:value="0.0004467579">
            <text:p>4.47E-004</text:p>
          </table:table-cell>
          <table:table-cell office:value-type="float" office:value="5382">
            <text:p>5382</text:p>
          </table:table-cell>
          <table:table-cell office:value-type="float" office:value="3">
            <text:p>3</text:p>
          </table:table-cell>
          <table:table-cell office:value-type="float" office:value="1299">
            <text:p>1299</text:p>
          </table:table-cell>
          <table:table-cell office:value-type="string">
            <text:p>1 disclination far from pb boundar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7.3368114912">
            <text:p>47.336811</text:p>
          </table:table-cell>
          <table:table-cell office:value-type="float" office:value="0.0004288054">
            <text:p>4.29E-004</text:p>
          </table:table-cell>
          <table:table-cell office:value-type="float" office:value="1495">
            <text:p>1495</text:p>
          </table:table-cell>
          <table:table-cell office:value-type="float" office:value="4">
            <text:p>4</text:p>
          </table:table-cell>
          <table:table-cell office:value-type="float" office:value="1299">
            <text:p>1299</text:p>
          </table:table-cell>
          <table:table-cell office:value-type="string">
            <text:p>1 disclination far from pb boundar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.4515472582">
            <text:p>52.451547</text:p>
          </table:table-cell>
          <table:table-cell office:value-type="float" office:value="0.0006774931">
            <text:p>6.77E-004</text:p>
          </table:table-cell>
          <table:table-cell office:value-type="float" office:value="29444">
            <text:p>29444</text:p>
          </table:table-cell>
          <table:table-cell office:value-type="float" office:value="5">
            <text:p>5</text:p>
          </table:table-cell>
          <table:table-cell office:value-type="float" office:value="1299">
            <text:p>1299</text:p>
          </table:table-cell>
          <table:table-cell office:value-type="string">
            <text:p>2 extra disclinations far from pb boundary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13" office:value-type="float" office:value="45.7996726989">
            <text:p>45.799673</text:p>
          </table:table-cell>
          <table:table-cell table:style-name="ce14" office:value-type="float" office:value="0.0003612359">
            <text:p>3.61E-004</text:p>
          </table:table-cell>
          <table:table-cell office:value-type="float" office:value="6545">
            <text:p>6545</text:p>
          </table:table-cell>
          <table:table-cell office:value-type="float" office:value="6">
            <text:p>6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style-name="ce11" office:value-type="float" office:value="52.9908394565">
            <text:p>52.990839</text:p>
          </table:table-cell>
          <table:table-cell table:style-name="ce12" office:value-type="float" office:value="0.0006989396">
            <text:p>6.99E-004</text:p>
          </table:table-cell>
          <table:table-cell office:value-type="float" office:value="10009">
            <text:p>10009</text:p>
          </table:table-cell>
          <table:table-cell office:value-type="float" office:value="7">
            <text:p>7</text:p>
          </table:table-cell>
          <table:table-cell office:value-type="float" office:value="1299">
            <text:p>1299</text:p>
          </table:table-cell>
          <table:table-cell office:value-type="string">
            <text:p>3 disclinations far from pb boundar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7.0296661542">
            <text:p>47.029666</text:p>
          </table:table-cell>
          <table:table-cell office:value-type="float" office:value="0.0004170468">
            <text:p>4.17E-004</text:p>
          </table:table-cell>
          <table:table-cell office:value-type="float" office:value="22498">
            <text:p>22498</text:p>
          </table:table-cell>
          <table:table-cell office:value-type="float" office:value="8">
            <text:p>8</text:p>
          </table:table-cell>
          <table:table-cell office:value-type="float" office:value="1299">
            <text:p>1299</text:p>
          </table:table-cell>
          <table:table-cell office:value-type="string">
            <text:p>1 disclination far from pb boundar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7.0491725152">
            <text:p>47.049173</text:p>
          </table:table-cell>
          <table:table-cell office:value-type="float" office:value="0.0004247018">
            <text:p>4.25E-004</text:p>
          </table:table-cell>
          <table:table-cell office:value-type="float" office:value="29194">
            <text:p>29194</text:p>
          </table:table-cell>
          <table:table-cell office:value-type="float" office:value="9">
            <text:p>9</text:p>
          </table:table-cell>
          <table:table-cell office:value-type="float" office:value="1299">
            <text:p>1299</text:p>
          </table:table-cell>
          <table:table-cell office:value-type="string">
            <text:p>1 disclination far from pb boundary</text:p>
          </table:table-cell>
        </table:table-row>
        <table:table-row table:style-name="ro2">
          <table:table-cell/>
          <table:table-cell table:style-name="ce5" table:formula="of:=MIN([.B2:.B11])" office:value-type="float" office:value="45.7996726989">
            <text:p>45.799673</text:p>
          </table:table-cell>
          <table:table-cell table:style-name="ce7" table:formula="of:=MIN([.C2:.C11])" office:value-type="float" office:value="0.0003612359">
            <text:p>3.61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52.9908394565">
            <text:p>52.990839</text:p>
          </table:table-cell>
          <table:table-cell table:style-name="ce7" table:formula="of:=MAX([.C2:.C11])" office:value-type="float" office:value="0.0006989396">
            <text:p>6.99E-004</text:p>
          </table:table-cell>
          <table:table-cell table:number-columns-repeated="4"/>
        </table:table-row>
      </table:table>
      <table:table table:name="angle-70" table:style-name="ta1" table:print="false">
        <table:table-column table:style-name="co7" table:default-cell-style-name="Default"/>
        <table:table-column table:style-name="co12" table:default-cell-style-name="ce3"/>
        <table:table-column table:style-name="co13" table:default-cell-style-name="ce8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table:style-name="ce2" office:value-type="float" office:value="45.1847381547">
            <text:p>45.184738</text:p>
          </table:table-cell>
          <table:table-cell table:style-name="ce6" office:value-type="float" office:value="0.0003700296">
            <text:p>3.70E-004</text:p>
          </table:table-cell>
          <table:table-cell office:value-type="float" office:value="18815">
            <text:p>18815</text:p>
          </table:table-cell>
          <table:table-cell office:value-type="float" office:value="0">
            <text:p>0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6.2849351704">
            <text:p>46.284935</text:p>
          </table:table-cell>
          <table:table-cell office:value-type="float" office:value="0.0004383178">
            <text:p>4.38E-004</text:p>
          </table:table-cell>
          <table:table-cell office:value-type="float" office:value="28107">
            <text:p>28107</text:p>
          </table:table-cell>
          <table:table-cell office:value-type="float" office:value="1">
            <text:p>1</text:p>
          </table:table-cell>
          <table:table-cell office:value-type="float" office:value="1299">
            <text:p>1299</text:p>
          </table:table-cell>
          <table:table-cell office:value-type="string">
            <text:p>left disclination far from pb boundar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3877169817">
            <text:p>46.387717</text:p>
          </table:table-cell>
          <table:table-cell office:value-type="float" office:value="0.0004464976">
            <text:p>4.46E-004</text:p>
          </table:table-cell>
          <table:table-cell office:value-type="float" office:value="12445">
            <text:p>12445</text:p>
          </table:table-cell>
          <table:table-cell office:value-type="float" office:value="2">
            <text:p>2</text:p>
          </table:table-cell>
          <table:table-cell office:value-type="float" office:value="1299">
            <text:p>1299</text:p>
          </table:table-cell>
          <table:table-cell office:value-type="string">
            <text:p>right disclination far from pb boundar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6.4792472162">
            <text:p>46.479247</text:p>
          </table:table-cell>
          <table:table-cell office:value-type="float" office:value="0.0004536793">
            <text:p>4.54E-004</text:p>
          </table:table-cell>
          <table:table-cell office:value-type="float" office:value="10789">
            <text:p>10789</text:p>
          </table:table-cell>
          <table:table-cell office:value-type="float" office:value="3">
            <text:p>3</text:p>
          </table:table-cell>
          <table:table-cell office:value-type="float" office:value="1299">
            <text:p>1299</text:p>
          </table:table-cell>
          <table:table-cell office:value-type="string">
            <text:p>2 disclinations far from pb boundar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.9021967571">
            <text:p>45.902197</text:p>
          </table:table-cell>
          <table:table-cell office:value-type="float" office:value="0.0004216472">
            <text:p>4.22E-004</text:p>
          </table:table-cell>
          <table:table-cell office:value-type="float" office:value="6476">
            <text:p>6476</text:p>
          </table:table-cell>
          <table:table-cell office:value-type="float" office:value="4">
            <text:p>4</text:p>
          </table:table-cell>
          <table:table-cell office:value-type="float" office:value="1299">
            <text:p>1299</text:p>
          </table:table-cell>
          <table:table-cell office:value-type="string">
            <text:p>right disclination far from pb boundary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11" office:value-type="float" office:value="47.9525355433">
            <text:p>47.952536</text:p>
          </table:table-cell>
          <table:table-cell table:style-name="ce12" office:value-type="float" office:value="0.0005217346">
            <text:p>5.22E-004</text:p>
          </table:table-cell>
          <table:table-cell office:value-type="float" office:value="4901">
            <text:p>4901</text:p>
          </table:table-cell>
          <table:table-cell office:value-type="float" office:value="5">
            <text:p>5</text:p>
          </table:table-cell>
          <table:table-cell office:value-type="float" office:value="1299">
            <text:p>1299</text:p>
          </table:table-cell>
          <table:table-cell office:value-type="string">
            <text:p>2 disclinations far from pb boundar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7.243210521">
            <text:p>47.243211</text:p>
          </table:table-cell>
          <table:table-cell office:value-type="float" office:value="0.0004895018">
            <text:p>4.90E-004</text:p>
          </table:table-cell>
          <table:table-cell office:value-type="float" office:value="30218">
            <text:p>30218</text:p>
          </table:table-cell>
          <table:table-cell office:value-type="float" office:value="6">
            <text:p>6</text:p>
          </table:table-cell>
          <table:table-cell office:value-type="float" office:value="1299">
            <text:p>1299</text:p>
          </table:table-cell>
          <table:table-cell office:value-type="string">
            <text:p>2 disclinations far from pb boundary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style-name="ce13" office:value-type="float" office:value="45.0012487774">
            <text:p>45.001249</text:p>
          </table:table-cell>
          <table:table-cell table:style-name="ce14" office:value-type="float" office:value="0.0003657473">
            <text:p>3.66E-004</text:p>
          </table:table-cell>
          <table:table-cell office:value-type="float" office:value="14067">
            <text:p>14067</text:p>
          </table:table-cell>
          <table:table-cell office:value-type="float" office:value="7">
            <text:p>7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.3347166309">
            <text:p>45.334717</text:p>
          </table:table-cell>
          <table:table-cell office:value-type="float" office:value="0.0003809652">
            <text:p>3.81E-004</text:p>
          </table:table-cell>
          <table:table-cell office:value-type="float" office:value="29181">
            <text:p>29181</text:p>
          </table:table-cell>
          <table:table-cell office:value-type="float" office:value="8">
            <text:p>8</text:p>
          </table:table-cell>
          <table:table-cell office:value-type="float" office:value="1299">
            <text:p>1299</text:p>
          </table:table-cell>
          <table:table-cell office:value-type="string">
            <text:p>left disclination far from pb boundar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.6632251632">
            <text:p>45.663225</text:p>
          </table:table-cell>
          <table:table-cell office:value-type="float" office:value="0.0004128588">
            <text:p>4.13E-004</text:p>
          </table:table-cell>
          <table:table-cell office:value-type="float" office:value="21490">
            <text:p>21490</text:p>
          </table:table-cell>
          <table:table-cell office:value-type="float" office:value="9">
            <text:p>9</text:p>
          </table:table-cell>
          <table:table-cell office:value-type="float" office:value="1299">
            <text:p>1299</text:p>
          </table:table-cell>
          <table:table-cell office:value-type="string">
            <text:p>right disclination far from pb boundary</text:p>
          </table:table-cell>
        </table:table-row>
        <table:table-row table:style-name="ro2">
          <table:table-cell/>
          <table:table-cell table:style-name="ce5" table:formula="of:=MIN([.B2:.B11])" office:value-type="float" office:value="45.0012487774">
            <text:p>45.001249</text:p>
          </table:table-cell>
          <table:table-cell table:style-name="ce7" table:formula="of:=MIN([.C2:.C11])" office:value-type="float" office:value="0.0003657473">
            <text:p>3.66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1:.B11])" office:value-type="float" office:value="47.9525355433">
            <text:p>47.952536</text:p>
          </table:table-cell>
          <table:table-cell table:style-name="ce7" table:formula="of:=MAX([.C1:.C11])" office:value-type="float" office:value="0.0005217346">
            <text:p>5.22E-004</text:p>
          </table:table-cell>
          <table:table-cell table:number-columns-repeated="4"/>
        </table:table-row>
      </table:table>
      <table:table table:name="angle-75" table:style-name="ta1" table:print="false">
        <table:table-column table:style-name="co7" table:default-cell-style-name="Default"/>
        <table:table-column table:style-name="co12" table:default-cell-style-name="ce3"/>
        <table:table-column table:style-name="co13" table:default-cell-style-name="ce8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style-name="ce11" office:value-type="float" office:value="50.673904633">
            <text:p>50.673905</text:p>
          </table:table-cell>
          <table:table-cell table:style-name="ce12" office:value-type="float" office:value="0.0007351903">
            <text:p>7.35E-004</text:p>
          </table:table-cell>
          <table:table-cell office:value-type="float" office:value="15777">
            <text:p>15777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  <table:table-cell office:value-type="string">
            <text:p>3 disclinations formed far from pb bounda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9.4622757689">
            <text:p>49.462276</text:p>
          </table:table-cell>
          <table:table-cell office:value-type="float" office:value="0.0006743217">
            <text:p>6.74E-004</text:p>
          </table:table-cell>
          <table:table-cell office:value-type="float" office:value="20021">
            <text:p>20021</text:p>
          </table:table-cell>
          <table:table-cell office:value-type="float" office:value="1">
            <text:p>1</text:p>
          </table:table-cell>
          <table:table-cell office:value-type="float" office:value="1295">
            <text:p>1295</text:p>
          </table:table-cell>
          <table:table-cell office:value-type="string">
            <text:p>2 disclinations formed far from pb boundary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float" office:value="43.6577496361">
            <text:p>43.657750</text:p>
          </table:table-cell>
          <table:table-cell table:style-name="ce6" office:value-type="float" office:value="0.0004061697">
            <text:p>4.06E-004</text:p>
          </table:table-cell>
          <table:table-cell office:value-type="float" office:value="12770">
            <text:p>12770</text:p>
          </table:table-cell>
          <table:table-cell office:value-type="float" office:value="2">
            <text:p>2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4.6206221749">
            <text:p>44.620622</text:p>
          </table:table-cell>
          <table:table-cell office:value-type="float" office:value="0.0004503715">
            <text:p>4.50E-004</text:p>
          </table:table-cell>
          <table:table-cell office:value-type="float" office:value="26379">
            <text:p>26379</text:p>
          </table:table-cell>
          <table:table-cell office:value-type="float" office:value="3">
            <text:p>3</text:p>
          </table:table-cell>
          <table:table-cell office:value-type="float" office:value="1295">
            <text:p>1295</text:p>
          </table:table-cell>
          <table:table-cell office:value-type="string">
            <text:p>1 disclination far from pb boundar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.1605802562">
            <text:p>45.160580</text:p>
          </table:table-cell>
          <table:table-cell office:value-type="float" office:value="0.0004786509">
            <text:p>4.79E-004</text:p>
          </table:table-cell>
          <table:table-cell office:value-type="float" office:value="28558">
            <text:p>28558</text:p>
          </table:table-cell>
          <table:table-cell office:value-type="float" office:value="4">
            <text:p>4</text:p>
          </table:table-cell>
          <table:table-cell office:value-type="float" office:value="1295">
            <text:p>1295</text:p>
          </table:table-cell>
          <table:table-cell office:value-type="string">
            <text:p>2 disclinations far from pb boundar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.5840798865">
            <text:p>45.584080</text:p>
          </table:table-cell>
          <table:table-cell office:value-type="float" office:value="0.0004979531">
            <text:p>4.98E-004</text:p>
          </table:table-cell>
          <table:table-cell office:value-type="float" office:value="29692">
            <text:p>29692</text:p>
          </table:table-cell>
          <table:table-cell office:value-type="float" office:value="5">
            <text:p>5</text:p>
          </table:table-cell>
          <table:table-cell office:value-type="float" office:value="1295">
            <text:p>1295</text:p>
          </table:table-cell>
          <table:table-cell office:value-type="string">
            <text:p>2 disclinations formed far from pb boundary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13" office:value-type="float" office:value="43.648699435">
            <text:p>43.648699</text:p>
          </table:table-cell>
          <table:table-cell table:style-name="ce14" office:value-type="float" office:value="0.0004016165">
            <text:p>4.02E-004</text:p>
          </table:table-cell>
          <table:table-cell office:value-type="float" office:value="17276">
            <text:p>17276</text:p>
          </table:table-cell>
          <table:table-cell office:value-type="float" office:value="6">
            <text:p>6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4.6786444279">
            <text:p>44.678644</text:p>
          </table:table-cell>
          <table:table-cell office:value-type="float" office:value="0.0004540881">
            <text:p>4.54E-004</text:p>
          </table:table-cell>
          <table:table-cell office:value-type="float" office:value="24631">
            <text:p>24631</text:p>
          </table:table-cell>
          <table:table-cell office:value-type="float" office:value="7">
            <text:p>7</text:p>
          </table:table-cell>
          <table:table-cell office:value-type="float" office:value="1295">
            <text:p>1295</text:p>
          </table:table-cell>
          <table:table-cell office:value-type="string">
            <text:p>1 disclination far from pb boundar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.9575567468">
            <text:p>45.957557</text:p>
          </table:table-cell>
          <table:table-cell office:value-type="float" office:value="0.0005175498">
            <text:p>5.18E-004</text:p>
          </table:table-cell>
          <table:table-cell office:value-type="float" office:value="25861">
            <text:p>25861</text:p>
          </table:table-cell>
          <table:table-cell office:value-type="float" office:value="8">
            <text:p>8</text:p>
          </table:table-cell>
          <table:table-cell office:value-type="float" office:value="1295">
            <text:p>1295</text:p>
          </table:table-cell>
          <table:table-cell office:value-type="string">
            <text:p>2 disclinations far from pb boundar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4.8393099456">
            <text:p>44.839310</text:p>
          </table:table-cell>
          <table:table-cell office:value-type="float" office:value="0.0004640719">
            <text:p>4.64E-004</text:p>
          </table:table-cell>
          <table:table-cell office:value-type="float" office:value="28354">
            <text:p>28354</text:p>
          </table:table-cell>
          <table:table-cell office:value-type="float" office:value="9">
            <text:p>9</text:p>
          </table:table-cell>
          <table:table-cell office:value-type="float" office:value="1295">
            <text:p>1295</text:p>
          </table:table-cell>
          <table:table-cell office:value-type="string">
            <text:p>1 disclination far from pb boundary</text:p>
          </table:table-cell>
        </table:table-row>
        <table:table-row table:style-name="ro2">
          <table:table-cell/>
          <table:table-cell table:style-name="ce5" table:formula="of:=MIN([.B2:.B11])" office:value-type="float" office:value="43.648699435">
            <text:p>43.648699</text:p>
          </table:table-cell>
          <table:table-cell table:style-name="ce7" table:formula="of:=MIN([.C2:.C11])" office:value-type="float" office:value="0.0004016165">
            <text:p>4.02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50.673904633">
            <text:p>50.673905</text:p>
          </table:table-cell>
          <table:table-cell table:style-name="ce7" table:formula="of:=MAX([.C2:.C11])" office:value-type="float" office:value="0.0007351903">
            <text:p>7.35E-004</text:p>
          </table:table-cell>
          <table:table-cell table:number-columns-repeated="4"/>
        </table:table-row>
      </table:table>
      <table:table table:name="angle-80" table:style-name="ta2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style-name="ce11" office:value-type="float" office:value="49.2343104668">
            <text:p>49.234310</text:p>
          </table:table-cell>
          <table:table-cell table:style-name="ce12" office:value-type="float" office:value="0.0007113707">
            <text:p>7.11E-004</text:p>
          </table:table-cell>
          <table:table-cell office:value-type="float" office:value="8870">
            <text:p>8870</text:p>
          </table:table-cell>
          <table:table-cell office:value-type="float" office:value="0">
            <text:p>0</text:p>
          </table:table-cell>
          <table:table-cell office:value-type="float" office:value="1289">
            <text:p>1289</text:p>
          </table:table-cell>
          <table:table-cell office:value-type="string">
            <text:p>3 disclinations far from np bounda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4.3464361509">
            <text:p>44.346436</text:p>
          </table:table-cell>
          <table:table-cell office:value-type="float" office:value="0.0004828677">
            <text:p>4.83E-004</text:p>
          </table:table-cell>
          <table:table-cell office:value-type="float" office:value="22746">
            <text:p>22746</text:p>
          </table:table-cell>
          <table:table-cell office:value-type="float" office:value="1">
            <text:p>1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np boundar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.7624141495">
            <text:p>44.762414</text:p>
          </table:table-cell>
          <table:table-cell office:value-type="float" office:value="0.0005009675">
            <text:p>5.01E-004</text:p>
          </table:table-cell>
          <table:table-cell office:value-type="float" office:value="24677">
            <text:p>24677</text:p>
          </table:table-cell>
          <table:table-cell office:value-type="float" office:value="2">
            <text:p>2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np boundar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.6855333115">
            <text:p>45.685533</text:p>
          </table:table-cell>
          <table:table-cell office:value-type="float" office:value="0.000547075">
            <text:p>5.47E-004</text:p>
          </table:table-cell>
          <table:table-cell office:value-type="float" office:value="11723">
            <text:p>11723</text:p>
          </table:table-cell>
          <table:table-cell office:value-type="float" office:value="3">
            <text:p>3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np boundar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4.8432678333">
            <text:p>44.843268</text:p>
          </table:table-cell>
          <table:table-cell office:value-type="float" office:value="0.0005037438">
            <text:p>5.04E-004</text:p>
          </table:table-cell>
          <table:table-cell office:value-type="float" office:value="9106">
            <text:p>9106</text:p>
          </table:table-cell>
          <table:table-cell office:value-type="float" office:value="4">
            <text:p>4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np boundar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.948915593">
            <text:p>44.948916</text:p>
          </table:table-cell>
          <table:table-cell office:value-type="float" office:value="0.0005093977">
            <text:p>5.09E-004</text:p>
          </table:table-cell>
          <table:table-cell office:value-type="float" office:value="4715">
            <text:p>4715</text:p>
          </table:table-cell>
          <table:table-cell office:value-type="float" office:value="5">
            <text:p>5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np boundary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13" office:value-type="float" office:value="43.7271232868">
            <text:p>43.727123</text:p>
          </table:table-cell>
          <table:table-cell office:value-type="float" office:value="0.0004489916">
            <text:p>4.49E-004</text:p>
          </table:table-cell>
          <table:table-cell office:value-type="float" office:value="16072">
            <text:p>16072</text:p>
          </table:table-cell>
          <table:table-cell office:value-type="float" office:value="6">
            <text:p>6</text:p>
          </table:table-cell>
          <table:table-cell office:value-type="float" office:value="1289">
            <text:p>1289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4.2548480775">
            <text:p>44.254848</text:p>
          </table:table-cell>
          <table:table-cell office:value-type="float" office:value="0.0004792102">
            <text:p>4.79E-004</text:p>
          </table:table-cell>
          <table:table-cell office:value-type="float" office:value="24910">
            <text:p>24910</text:p>
          </table:table-cell>
          <table:table-cell office:value-type="float" office:value="7">
            <text:p>7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np boundar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3.7367185059">
            <text:p>43.736719</text:p>
          </table:table-cell>
          <table:table-cell table:style-name="ce14" office:value-type="float" office:value="0.0004489153">
            <text:p>4.49E-004</text:p>
          </table:table-cell>
          <table:table-cell office:value-type="float" office:value="24065">
            <text:p>24065</text:p>
          </table:table-cell>
          <table:table-cell office:value-type="float" office:value="8">
            <text:p>8</text:p>
          </table:table-cell>
          <table:table-cell office:value-type="float" office:value="1289">
            <text:p>1289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4.6256247132">
            <text:p>44.625625</text:p>
          </table:table-cell>
          <table:table-cell office:value-type="float" office:value="0.0004956903">
            <text:p>4.96E-004</text:p>
          </table:table-cell>
          <table:table-cell office:value-type="float" office:value="30431">
            <text:p>30431</text:p>
          </table:table-cell>
          <table:table-cell office:value-type="float" office:value="9">
            <text:p>9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np boundary</text:p>
          </table:table-cell>
        </table:table-row>
        <table:table-row table:style-name="ro2">
          <table:table-cell/>
          <table:table-cell table:style-name="ce5" table:formula="of:=MIN([.B2:.B11])" office:value-type="float" office:value="43.7271232868">
            <text:p>43.727123</text:p>
          </table:table-cell>
          <table:table-cell table:style-name="ce7" table:formula="of:=MIN([.C2:.C11])" office:value-type="float" office:value="0.0004489153">
            <text:p>4.49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9.2343104668">
            <text:p>49.234310</text:p>
          </table:table-cell>
          <table:table-cell table:style-name="ce7" table:formula="of:=MAX([.C2:.C11])" office:value-type="float" office:value="0.0007113707">
            <text:p>7.11E-004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Default" office:value-type="string">
            <text:p>NEED TO DO AGAIN</text:p>
          </table:table-cell>
          <table:table-cell table:style-name="Default"/>
          <table:table-cell table:number-columns-repeated="4"/>
        </table:table-row>
      </table:table>
      <table:table table:name="angle-85" table:style-name="ta2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7.2142944977">
            <text:p>47.214294</text:p>
          </table:table-cell>
          <table:table-cell office:value-type="float" office:value="0.000508979">
            <text:p>5.09E-004</text:p>
          </table:table-cell>
          <table:table-cell office:value-type="float" office:value="13549">
            <text:p>13549</text:p>
          </table:table-cell>
          <table:table-cell office:value-type="float" office:value="0">
            <text:p>0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 bounda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6.9842004427">
            <text:p>46.984200</text:p>
          </table:table-cell>
          <table:table-cell office:value-type="float" office:value="0.0004996597">
            <text:p>5.00E-004</text:p>
          </table:table-cell>
          <table:table-cell office:value-type="float" office:value="8832">
            <text:p>8832</text:p>
          </table:table-cell>
          <table:table-cell office:value-type="float" office:value="1">
            <text:p>1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 boundar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992136124">
            <text:p>46.992136</text:p>
          </table:table-cell>
          <table:table-cell office:value-type="float" office:value="0.0004995908">
            <text:p>5.00E-004</text:p>
          </table:table-cell>
          <table:table-cell office:value-type="float" office:value="12372">
            <text:p>12372</text:p>
          </table:table-cell>
          <table:table-cell office:value-type="float" office:value="2">
            <text:p>2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 boundar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6.5041672285">
            <text:p>46.504167</text:p>
          </table:table-cell>
          <table:table-cell office:value-type="float" office:value="0.0004731023">
            <text:p>4.73E-004</text:p>
          </table:table-cell>
          <table:table-cell office:value-type="float" office:value="4475">
            <text:p>4475</text:p>
          </table:table-cell>
          <table:table-cell office:value-type="float" office:value="3">
            <text:p>3</text:p>
          </table:table-cell>
          <table:table-cell office:value-type="float" office:value="1291">
            <text:p>1291</text:p>
          </table:table-cell>
          <table:table-cell office:value-type="string">
            <text:p>1 disclination far from np boundar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7.1588384411">
            <text:p>47.158838</text:p>
          </table:table-cell>
          <table:table-cell office:value-type="float" office:value="0.0005070079">
            <text:p>5.07E-004</text:p>
          </table:table-cell>
          <table:table-cell office:value-type="float" office:value="24771">
            <text:p>24771</text:p>
          </table:table-cell>
          <table:table-cell office:value-type="float" office:value="4">
            <text:p>4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 boundar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.0666892757">
            <text:p>47.066689</text:p>
          </table:table-cell>
          <table:table-cell office:value-type="float" office:value="0.0005018247">
            <text:p>5.02E-004</text:p>
          </table:table-cell>
          <table:table-cell office:value-type="float" office:value="2302">
            <text:p>2302</text:p>
          </table:table-cell>
          <table:table-cell office:value-type="float" office:value="5">
            <text:p>5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 boundary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13" office:value-type="float" office:value="46.1950725386">
            <text:p>46.195073</text:p>
          </table:table-cell>
          <table:table-cell table:style-name="ce14" office:value-type="float" office:value="0.0004538287">
            <text:p>4.54E-004</text:p>
          </table:table-cell>
          <table:table-cell office:value-type="float" office:value="1877">
            <text:p>1877</text:p>
          </table:table-cell>
          <table:table-cell office:value-type="float" office:value="6">
            <text:p>6</text:p>
          </table:table-cell>
          <table:table-cell office:value-type="float" office:value="1291">
            <text:p>1291</text:p>
          </table:table-cell>
          <table:table-cell office:value-type="string">
            <text:p>1 disclination far from np boundary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17" office:value-type="float" office:value="47.6162144847">
            <text:p>47.616214</text:p>
          </table:table-cell>
          <table:table-cell table:style-name="ce12" office:value-type="float" office:value="0.0005301755">
            <text:p>5.30E-004</text:p>
          </table:table-cell>
          <table:table-cell office:value-type="float" office:value="12843">
            <text:p>12843</text:p>
          </table:table-cell>
          <table:table-cell office:value-type="float" office:value="7">
            <text:p>7</text:p>
          </table:table-cell>
          <table:table-cell office:value-type="float" office:value="1291">
            <text:p>1291</text:p>
          </table:table-cell>
          <table:table-cell office:value-type="string">
            <text:p>1 disclination far from np boundary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11" office:value-type="float" office:value="47.1895247866">
            <text:p>47.189525</text:p>
          </table:table-cell>
          <table:table-cell office:value-type="float" office:value="0.000509317">
            <text:p>5.09E-004</text:p>
          </table:table-cell>
          <table:table-cell office:value-type="float" office:value="22451">
            <text:p>22451</text:p>
          </table:table-cell>
          <table:table-cell office:value-type="float" office:value="8">
            <text:p>8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 boundar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6.3921812975">
            <text:p>46.392181</text:p>
          </table:table-cell>
          <table:table-cell office:value-type="float" office:value="0.0004659471">
            <text:p>4.66E-004</text:p>
          </table:table-cell>
          <table:table-cell office:value-type="float" office:value="13346">
            <text:p>13346</text:p>
          </table:table-cell>
          <table:table-cell office:value-type="float" office:value="9">
            <text:p>9</text:p>
          </table:table-cell>
          <table:table-cell office:value-type="float" office:value="1291">
            <text:p>1291</text:p>
          </table:table-cell>
          <table:table-cell office:value-type="string">
            <text:p>1 disclination far from np boundary</text:p>
          </table:table-cell>
        </table:table-row>
        <table:table-row table:style-name="ro2">
          <table:table-cell/>
          <table:table-cell table:style-name="ce5" table:formula="of:=MIN([.B2:.B11])" office:value-type="float" office:value="46.1950725386">
            <text:p>46.195073</text:p>
          </table:table-cell>
          <table:table-cell table:style-name="ce7" table:formula="of:=MIN([.C2:.C11])" office:value-type="float" office:value="0.0004538287">
            <text:p>4.54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7.6162144847">
            <text:p>47.616214</text:p>
          </table:table-cell>
          <table:table-cell table:style-name="ce7" table:formula="of:=MAX([.C2:.C11])" office:value-type="float" office:value="0.0005301755">
            <text:p>5.30E-004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Default" office:value-type="string">
            <text:p>NEED TO DO again!</text:p>
          </table:table-cell>
          <table:table-cell table:style-name="Default"/>
          <table:table-cell table:number-columns-repeated="4"/>
        </table:table-row>
      </table:table>
      <table:table table:name="angle-90" table:style-name="ta2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2.9043837948">
            <text:p>52.904384</text:p>
          </table:table-cell>
          <table:table-cell office:value-type="float" office:value="0.0005098692">
            <text:p>5.10E-004</text:p>
          </table:table-cell>
          <table:table-cell office:value-type="float" office:value="24013">
            <text:p>24013</text:p>
          </table:table-cell>
          <table:table-cell office:value-type="float" office:value="0">
            <text:p>0</text:p>
          </table:table-cell>
          <table:table-cell office:value-type="float" office:value="1301">
            <text:p>1301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2.6593475383">
            <text:p>52.659348</text:p>
          </table:table-cell>
          <table:table-cell office:value-type="float" office:value="0.0004990653">
            <text:p>4.99E-004</text:p>
          </table:table-cell>
          <table:table-cell office:value-type="float" office:value="2252">
            <text:p>2252</text:p>
          </table:table-cell>
          <table:table-cell office:value-type="float" office:value="1">
            <text:p>1</text:p>
          </table:table-cell>
          <table:table-cell office:value-type="float" office:value="1301">
            <text:p>1301</text:p>
          </table:table-cell>
          <table:table-cell office:value-type="string">
            <text:p>2 disclination far from np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6922567003">
            <text:p>52.692257</text:p>
          </table:table-cell>
          <table:table-cell office:value-type="float" office:value="0.0005020493">
            <text:p>5.02E-004</text:p>
          </table:table-cell>
          <table:table-cell office:value-type="float" office:value="25095">
            <text:p>25095</text:p>
          </table:table-cell>
          <table:table-cell office:value-type="float" office:value="2">
            <text:p>2</text:p>
          </table:table-cell>
          <table:table-cell office:value-type="float" office:value="1301">
            <text:p>1301</text:p>
          </table:table-cell>
          <table:table-cell office:value-type="string">
            <text:p>2 disclination far from np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2.6419965566">
            <text:p>52.641997</text:p>
          </table:table-cell>
          <table:table-cell office:value-type="float" office:value="0.0004995075">
            <text:p>5.00E-004</text:p>
          </table:table-cell>
          <table:table-cell office:value-type="float" office:value="8930">
            <text:p>8930</text:p>
          </table:table-cell>
          <table:table-cell office:value-type="float" office:value="3">
            <text:p>3</text:p>
          </table:table-cell>
          <table:table-cell office:value-type="float" office:value="1301">
            <text:p>1301</text:p>
          </table:table-cell>
          <table:table-cell office:value-type="string">
            <text:p>2 disclination far from np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3.1460259283">
            <text:p>53.146026</text:p>
          </table:table-cell>
          <table:table-cell office:value-type="float" office:value="0.0005232249">
            <text:p>5.23E-004</text:p>
          </table:table-cell>
          <table:table-cell office:value-type="float" office:value="12699">
            <text:p>12699</text:p>
          </table:table-cell>
          <table:table-cell office:value-type="float" office:value="4">
            <text:p>4</text:p>
          </table:table-cell>
          <table:table-cell office:value-type="float" office:value="1301">
            <text:p>1301</text:p>
          </table:table-cell>
          <table:table-cell office:value-type="string">
            <text:p>2 disclination far from np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3.1371935812">
            <text:p>53.137194</text:p>
          </table:table-cell>
          <table:table-cell office:value-type="float" office:value="0.0005229995">
            <text:p>5.23E-004</text:p>
          </table:table-cell>
          <table:table-cell office:value-type="float" office:value="25782">
            <text:p>25782</text:p>
          </table:table-cell>
          <table:table-cell office:value-type="float" office:value="5">
            <text:p>5</text:p>
          </table:table-cell>
          <table:table-cell office:value-type="float" office:value="1301">
            <text:p>1301</text:p>
          </table:table-cell>
          <table:table-cell office:value-type="string">
            <text:p>2 disclination far from np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.1325582054">
            <text:p>53.132558</text:p>
          </table:table-cell>
          <table:table-cell office:value-type="float" office:value="0.0005235825">
            <text:p>5.24E-004</text:p>
          </table:table-cell>
          <table:table-cell office:value-type="float" office:value="22405">
            <text:p>22405</text:p>
          </table:table-cell>
          <table:table-cell office:value-type="float" office:value="6">
            <text:p>6</text:p>
          </table:table-cell>
          <table:table-cell office:value-type="float" office:value="1301">
            <text:p>1301</text:p>
          </table:table-cell>
          <table:table-cell office:value-type="string">
            <text:p>2 disclination far from np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13" office:value-type="float" office:value="52.4808939377">
            <text:p>52.480894</text:p>
          </table:table-cell>
          <table:table-cell table:style-name="ce14" office:value-type="float" office:value="0.0004911344">
            <text:p>4.91E-004</text:p>
          </table:table-cell>
          <table:table-cell office:value-type="float" office:value="20070">
            <text:p>20070</text:p>
          </table:table-cell>
          <table:table-cell office:value-type="float" office:value="7">
            <text:p>7</text:p>
          </table:table-cell>
          <table:table-cell office:value-type="float" office:value="1301">
            <text:p>1301</text:p>
          </table:table-cell>
          <table:table-cell office:value-type="string">
            <text:p>2 disclination far from np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11" office:value-type="float" office:value="58.4968944695">
            <text:p>58.496894</text:p>
          </table:table-cell>
          <table:table-cell table:style-name="ce12" office:value-type="float" office:value="0.000775969">
            <text:p>7.76E-004</text:p>
          </table:table-cell>
          <table:table-cell office:value-type="float" office:value="10977">
            <text:p>10977</text:p>
          </table:table-cell>
          <table:table-cell office:value-type="float" office:value="8">
            <text:p>8</text:p>
          </table:table-cell>
          <table:table-cell office:value-type="float" office:value="1301">
            <text:p>1301</text:p>
          </table:table-cell>
          <table:table-cell office:value-type="string">
            <text:p>3 disclinations far from np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3.2667850945">
            <text:p>53.266785</text:p>
          </table:table-cell>
          <table:table-cell office:value-type="float" office:value="0.000528997">
            <text:p>5.29E-004</text:p>
          </table:table-cell>
          <table:table-cell office:value-type="float" office:value="27744">
            <text:p>27744</text:p>
          </table:table-cell>
          <table:table-cell office:value-type="float" office:value="9">
            <text:p>9</text:p>
          </table:table-cell>
          <table:table-cell office:value-type="float" office:value="1301">
            <text:p>1301</text:p>
          </table:table-cell>
          <table:table-cell office:value-type="string">
            <text:p>2 disclination far from np</text:p>
          </table:table-cell>
        </table:table-row>
        <table:table-row table:style-name="ro2">
          <table:table-cell/>
          <table:table-cell table:style-name="ce5" table:formula="of:=MIN([.B1:.B11])" office:value-type="float" office:value="52.4808939377">
            <text:p>52.480894</text:p>
          </table:table-cell>
          <table:table-cell table:style-name="ce7" table:formula="of:=MIN([.C1:.C11])" office:value-type="float" office:value="0.0004911344">
            <text:p>4.91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58.4968944695">
            <text:p>58.496894</text:p>
          </table:table-cell>
          <table:table-cell table:style-name="ce7" table:formula="of:=MAX([.C2:.C11])" office:value-type="float" office:value="0.000775969">
            <text:p>7.76E-004</text:p>
          </table:table-cell>
          <table:table-cell table:number-columns-repeated="4"/>
        </table:table-row>
      </table:table>
      <table:table table:name="angle-95" table:style-name="ta2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7.5482888866">
            <text:p>47.548289</text:p>
          </table:table-cell>
          <table:table-cell office:value-type="float" office:value="0.0004872247">
            <text:p>4.87E-004</text:p>
          </table:table-cell>
          <table:table-cell office:value-type="float" office:value="11459">
            <text:p>11459</text:p>
          </table:table-cell>
          <table:table-cell office:value-type="float" office:value="0">
            <text:p>0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7.7546115874">
            <text:p>47.754612</text:p>
          </table:table-cell>
          <table:table-cell office:value-type="float" office:value="0.0004982011">
            <text:p>4.98E-004</text:p>
          </table:table-cell>
          <table:table-cell office:value-type="float" office:value="5987">
            <text:p>5987</text:p>
          </table:table-cell>
          <table:table-cell office:value-type="float" office:value="1">
            <text:p>1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645287124">
            <text:p>47.645287</text:p>
          </table:table-cell>
          <table:table-cell office:value-type="float" office:value="0.0004914703">
            <text:p>4.91E-004</text:p>
          </table:table-cell>
          <table:table-cell office:value-type="float" office:value="23447">
            <text:p>23447</text:p>
          </table:table-cell>
          <table:table-cell office:value-type="float" office:value="2">
            <text:p>2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7.8985711502">
            <text:p>47.898571</text:p>
          </table:table-cell>
          <table:table-cell office:value-type="float" office:value="0.0005034395">
            <text:p>5.03E-004</text:p>
          </table:table-cell>
          <table:table-cell office:value-type="float" office:value="14785">
            <text:p>14785</text:p>
          </table:table-cell>
          <table:table-cell office:value-type="float" office:value="3">
            <text:p>3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11" office:value-type="float" office:value="47.9675144667">
            <text:p>47.967514</text:p>
          </table:table-cell>
          <table:table-cell table:style-name="ce12" office:value-type="float" office:value="0.0005086478">
            <text:p>5.09E-004</text:p>
          </table:table-cell>
          <table:table-cell office:value-type="float" office:value="27994">
            <text:p>27994</text:p>
          </table:table-cell>
          <table:table-cell office:value-type="float" office:value="4">
            <text:p>4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.4705495074">
            <text:p>47.470550</text:p>
          </table:table-cell>
          <table:table-cell office:value-type="float" office:value="0.000484618">
            <text:p>4.85E-004</text:p>
          </table:table-cell>
          <table:table-cell office:value-type="float" office:value="956">
            <text:p>956</text:p>
          </table:table-cell>
          <table:table-cell office:value-type="float" office:value="5">
            <text:p>5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7.5190821151">
            <text:p>47.519082</text:p>
          </table:table-cell>
          <table:table-cell office:value-type="float" office:value="0.0004871911">
            <text:p>4.87E-004</text:p>
          </table:table-cell>
          <table:table-cell office:value-type="float" office:value="27217">
            <text:p>27217</text:p>
          </table:table-cell>
          <table:table-cell office:value-type="float" office:value="6">
            <text:p>6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7.8069891424">
            <text:p>47.806989</text:p>
          </table:table-cell>
          <table:table-cell office:value-type="float" office:value="0.0005004843">
            <text:p>5.00E-004</text:p>
          </table:table-cell>
          <table:table-cell office:value-type="float" office:value="21949">
            <text:p>21949</text:p>
          </table:table-cell>
          <table:table-cell office:value-type="float" office:value="7">
            <text:p>7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13" office:value-type="float" office:value="47.2630174549">
            <text:p>47.263017</text:p>
          </table:table-cell>
          <table:table-cell table:style-name="ce14" office:value-type="float" office:value="0.0004709654">
            <text:p>4.71E-004</text:p>
          </table:table-cell>
          <table:table-cell office:value-type="float" office:value="27307">
            <text:p>27307</text:p>
          </table:table-cell>
          <table:table-cell office:value-type="float" office:value="8">
            <text:p>8</text:p>
          </table:table-cell>
          <table:table-cell office:value-type="float" office:value="1291">
            <text:p>1291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7.4044441254">
            <text:p>47.404444</text:p>
          </table:table-cell>
          <table:table-cell office:value-type="float" office:value="0.0004801021">
            <text:p>4.80E-004</text:p>
          </table:table-cell>
          <table:table-cell office:value-type="float" office:value="31792">
            <text:p>31792</text:p>
          </table:table-cell>
          <table:table-cell office:value-type="float" office:value="9">
            <text:p>9</text:p>
          </table:table-cell>
          <table:table-cell office:value-type="float" office:value="1291">
            <text:p>1291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/>
          <table:table-cell table:style-name="ce5" table:formula="of:=MIN([.B2:.B11])" office:value-type="float" office:value="47.2630174549">
            <text:p>47.263017</text:p>
          </table:table-cell>
          <table:table-cell table:style-name="ce7" table:formula="of:=MIN([.C2:.C11])" office:value-type="float" office:value="0.0004709654">
            <text:p>4.71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7.9675144667">
            <text:p>47.967514</text:p>
          </table:table-cell>
          <table:table-cell table:style-name="ce7" table:formula="of:=MAX([.C2:.C11])" office:value-type="float" office:value="0.0005086478">
            <text:p>5.09E-004</text:p>
          </table:table-cell>
          <table:table-cell table:number-columns-repeated="4"/>
        </table:table-row>
      </table:table>
      <table:table table:name="angle-100" table:style-name="ta2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.5766241902">
            <text:p>50.576624</text:p>
          </table:table-cell>
          <table:table-cell office:value-type="float" office:value="0.0007463162">
            <text:p>7.46E-004</text:p>
          </table:table-cell>
          <table:table-cell office:value-type="float" office:value="12098">
            <text:p>12098</text:p>
          </table:table-cell>
          <table:table-cell office:value-type="float" office:value="0">
            <text:p>0</text:p>
          </table:table-cell>
          <table:table-cell office:value-type="float" office:value="1289">
            <text:p>1289</text:p>
          </table:table-cell>
          <table:table-cell office:value-type="string">
            <text:p>3 disclinations far from pb bounda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4.4875448102">
            <text:p>44.487545</text:p>
          </table:table-cell>
          <table:table-cell office:value-type="float" office:value="0.0004625683">
            <text:p>4.63E-004</text:p>
          </table:table-cell>
          <table:table-cell office:value-type="float" office:value="21813">
            <text:p>21813</text:p>
          </table:table-cell>
          <table:table-cell office:value-type="float" office:value="1">
            <text:p>1</text:p>
          </table:table-cell>
          <table:table-cell office:value-type="float" office:value="1289">
            <text:p>1289</text:p>
          </table:table-cell>
          <table:table-cell office:value-type="string">
            <text:p>1 disclination far from pb bounar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3741785782">
            <text:p>45.374179</text:p>
          </table:table-cell>
          <table:table-cell office:value-type="float" office:value="0.0004970144">
            <text:p>4.97E-004</text:p>
          </table:table-cell>
          <table:table-cell office:value-type="float" office:value="28049">
            <text:p>28049</text:p>
          </table:table-cell>
          <table:table-cell office:value-type="float" office:value="2">
            <text:p>2</text:p>
          </table:table-cell>
          <table:table-cell office:value-type="float" office:value="1289">
            <text:p>1289</text:p>
          </table:table-cell>
          <table:table-cell office:value-type="string">
            <text:p>1 disclination far from pb bounary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11" office:value-type="float" office:value="51.6771433408">
            <text:p>51.677143</text:p>
          </table:table-cell>
          <table:table-cell table:style-name="ce12" office:value-type="float" office:value="0.0008027819">
            <text:p>8.03E-004</text:p>
          </table:table-cell>
          <table:table-cell office:value-type="float" office:value="15908">
            <text:p>15908</text:p>
          </table:table-cell>
          <table:table-cell office:value-type="float" office:value="3">
            <text:p>3</text:p>
          </table:table-cell>
          <table:table-cell office:value-type="float" office:value="1289">
            <text:p>1289</text:p>
          </table:table-cell>
          <table:table-cell office:value-type="string">
            <text:p>4 disclinations far from pb boundar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.5243483813">
            <text:p>45.524348</text:p>
          </table:table-cell>
          <table:table-cell office:value-type="float" office:value="0.0005108015">
            <text:p>5.11E-004</text:p>
          </table:table-cell>
          <table:table-cell office:value-type="float" office:value="21954">
            <text:p>21954</text:p>
          </table:table-cell>
          <table:table-cell office:value-type="float" office:value="4">
            <text:p>4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pb boundary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13" office:value-type="float" office:value="44.0752025515">
            <text:p>44.075203</text:p>
          </table:table-cell>
          <table:table-cell table:style-name="ce14" office:value-type="float" office:value="0.0004414994">
            <text:p>4.41E-004</text:p>
          </table:table-cell>
          <table:table-cell office:value-type="float" office:value="24285">
            <text:p>24285</text:p>
          </table:table-cell>
          <table:table-cell office:value-type="float" office:value="5">
            <text:p>5</text:p>
          </table:table-cell>
          <table:table-cell office:value-type="float" office:value="1289">
            <text:p>1289</text:p>
          </table:table-cell>
          <table:table-cell office:value-type="string">
            <text:p>1 disclination far from pb bounar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4.2957279195">
            <text:p>44.295728</text:p>
          </table:table-cell>
          <table:table-cell office:value-type="float" office:value="0.0004540331">
            <text:p>4.54E-004</text:p>
          </table:table-cell>
          <table:table-cell office:value-type="float" office:value="11721">
            <text:p>11721</text:p>
          </table:table-cell>
          <table:table-cell office:value-type="float" office:value="6">
            <text:p>6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pb boundar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5.6777268312">
            <text:p>45.677727</text:p>
          </table:table-cell>
          <table:table-cell office:value-type="float" office:value="0.0005185027">
            <text:p>5.19E-004</text:p>
          </table:table-cell>
          <table:table-cell office:value-type="float" office:value="24397">
            <text:p>24397</text:p>
          </table:table-cell>
          <table:table-cell office:value-type="float" office:value="7">
            <text:p>7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pb boundar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.4246053731">
            <text:p>45.424605</text:p>
          </table:table-cell>
          <table:table-cell office:value-type="float" office:value="0.0005071943">
            <text:p>5.07E-004</text:p>
          </table:table-cell>
          <table:table-cell office:value-type="float" office:value="22397">
            <text:p>22397</text:p>
          </table:table-cell>
          <table:table-cell office:value-type="float" office:value="8">
            <text:p>8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pb boundar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9.9066692492">
            <text:p>49.906669</text:p>
          </table:table-cell>
          <table:table-cell office:value-type="float" office:value="0.0007129459">
            <text:p>7.13E-004</text:p>
          </table:table-cell>
          <table:table-cell office:value-type="float" office:value="20378">
            <text:p>20378</text:p>
          </table:table-cell>
          <table:table-cell office:value-type="float" office:value="9">
            <text:p>9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pb boundary</text:p>
          </table:table-cell>
        </table:table-row>
        <table:table-row table:style-name="ro2">
          <table:table-cell/>
          <table:table-cell table:style-name="ce5" table:formula="of:=MIN([.B2:.B11])" office:value-type="float" office:value="44.0752025515">
            <text:p>44.075203</text:p>
          </table:table-cell>
          <table:table-cell table:style-name="ce7" table:formula="of:=MIN([.C2:.C11])" office:value-type="float" office:value="0.0004414994">
            <text:p>4.41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51.6771433408">
            <text:p>51.677143</text:p>
          </table:table-cell>
          <table:table-cell table:style-name="ce7" table:formula="of:=MAX([.C2:.C11])" office:value-type="float" office:value="0.0008027819">
            <text:p>8.03E-004</text:p>
          </table:table-cell>
          <table:table-cell table:number-columns-repeated="4"/>
        </table:table-row>
      </table:table>
      <table:table table:name="angle-105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4.2859436337">
            <text:p>44.285944</text:p>
          </table:table-cell>
          <table:table-cell table:style-name="ce14" office:value-type="float" office:value="0.0003987392">
            <text:p>3.99E-004</text:p>
          </table:table-cell>
          <table:table-cell office:value-type="float" office:value="9348">
            <text:p>9348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11" office:value-type="float" office:value="51.7311093897">
            <text:p>51.731109</text:p>
          </table:table-cell>
          <table:table-cell table:style-name="ce12" office:value-type="float" office:value="0.000767567">
            <text:p>7.68E-004</text:p>
          </table:table-cell>
          <table:table-cell office:value-type="float" office:value="17975">
            <text:p>17975</text:p>
          </table:table-cell>
          <table:table-cell office:value-type="float" office:value="1">
            <text:p>1</text:p>
          </table:table-cell>
          <table:table-cell office:value-type="float" office:value="1295">
            <text:p>1295</text:p>
          </table:table-cell>
          <table:table-cell office:value-type="string">
            <text:p>3 disclinations far from pb boundar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3839253278">
            <text:p>46.383925</text:p>
          </table:table-cell>
          <table:table-cell office:value-type="float" office:value="0.0005162094">
            <text:p>5.16E-004</text:p>
          </table:table-cell>
          <table:table-cell office:value-type="float" office:value="21252">
            <text:p>21252</text:p>
          </table:table-cell>
          <table:table-cell office:value-type="float" office:value="2">
            <text:p>2</text:p>
          </table:table-cell>
          <table:table-cell office:value-type="float" office:value="1295">
            <text:p>1295</text:p>
          </table:table-cell>
          <table:table-cell office:value-type="string">
            <text:p>2 disclinations far from pb boundar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6.1067813641">
            <text:p>46.106781</text:p>
          </table:table-cell>
          <table:table-cell office:value-type="float" office:value="0.0005020017">
            <text:p>5.02E-004</text:p>
          </table:table-cell>
          <table:table-cell office:value-type="float" office:value="10625">
            <text:p>10625</text:p>
          </table:table-cell>
          <table:table-cell office:value-type="float" office:value="3">
            <text:p>3</text:p>
          </table:table-cell>
          <table:table-cell office:value-type="float" office:value="1295">
            <text:p>1295</text:p>
          </table:table-cell>
          <table:table-cell office:value-type="string">
            <text:p>2 disclinations far from pb boundar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4.5675436065">
            <text:p>44.567544</text:p>
          </table:table-cell>
          <table:table-cell office:value-type="float" office:value="0.0004154091">
            <text:p>4.15E-004</text:p>
          </table:table-cell>
          <table:table-cell office:value-type="float" office:value="17504">
            <text:p>17504</text:p>
          </table:table-cell>
          <table:table-cell office:value-type="float" office:value="4">
            <text:p>4</text:p>
          </table:table-cell>
          <table:table-cell office:value-type="float" office:value="1295">
            <text:p>1295</text:p>
          </table:table-cell>
          <table:table-cell office:value-type="string">
            <text:p>1 disclination far from pb boundar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.7103702166">
            <text:p>44.710370</text:p>
          </table:table-cell>
          <table:table-cell office:value-type="float" office:value="0.0004346152">
            <text:p>4.35E-004</text:p>
          </table:table-cell>
          <table:table-cell office:value-type="float" office:value="15967">
            <text:p>15967</text:p>
          </table:table-cell>
          <table:table-cell office:value-type="float" office:value="5">
            <text:p>5</text:p>
          </table:table-cell>
          <table:table-cell office:value-type="float" office:value="1295">
            <text:p>1295</text:p>
          </table:table-cell>
          <table:table-cell office:value-type="string">
            <text:p>1 disclination far from pb boundar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4.1490291849">
            <text:p>44.149029</text:p>
          </table:table-cell>
          <table:table-cell office:value-type="float" office:value="0.0004049234">
            <text:p>4.05E-004</text:p>
          </table:table-cell>
          <table:table-cell office:value-type="float" office:value="24601">
            <text:p>24601</text:p>
          </table:table-cell>
          <table:table-cell office:value-type="float" office:value="6">
            <text:p>6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table:style-name="ce13" office:value-type="float" office:value="44.1056496514">
            <text:p>44.105650</text:p>
          </table:table-cell>
          <table:table-cell office:value-type="float" office:value="0.0004041994">
            <text:p>4.04E-004</text:p>
          </table:table-cell>
          <table:table-cell office:value-type="float" office:value="10048">
            <text:p>10048</text:p>
          </table:table-cell>
          <table:table-cell office:value-type="float" office:value="7">
            <text:p>7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6.8408718873">
            <text:p>46.840872</text:p>
          </table:table-cell>
          <table:table-cell office:value-type="float" office:value="0.000535081">
            <text:p>5.35E-004</text:p>
          </table:table-cell>
          <table:table-cell office:value-type="float" office:value="321">
            <text:p>321</text:p>
          </table:table-cell>
          <table:table-cell office:value-type="float" office:value="8">
            <text:p>8</text:p>
          </table:table-cell>
          <table:table-cell office:value-type="float" office:value="1295">
            <text:p>1295</text:p>
          </table:table-cell>
          <table:table-cell office:value-type="string">
            <text:p>2 disclinations far from pb boundar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.6670533305">
            <text:p>45.667053</text:p>
          </table:table-cell>
          <table:table-cell office:value-type="float" office:value="0.0004826632">
            <text:p>4.83E-004</text:p>
          </table:table-cell>
          <table:table-cell office:value-type="float" office:value="25880">
            <text:p>25880</text:p>
          </table:table-cell>
          <table:table-cell office:value-type="float" office:value="9">
            <text:p>9</text:p>
          </table:table-cell>
          <table:table-cell office:value-type="float" office:value="1295">
            <text:p>1295</text:p>
          </table:table-cell>
          <table:table-cell office:value-type="string">
            <text:p>2 disclinations far from pb boundary</text:p>
          </table:table-cell>
        </table:table-row>
        <table:table-row table:style-name="ro2">
          <table:table-cell/>
          <table:table-cell table:style-name="ce5" table:formula="of:=MIN([.B2:.B11])" office:value-type="float" office:value="44.1056496514">
            <text:p>44.105650</text:p>
          </table:table-cell>
          <table:table-cell table:style-name="ce7" table:formula="of:=MIN([.C2:.C11])" office:value-type="float" office:value="0.0003987392">
            <text:p>3.99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51.7311093897">
            <text:p>51.731109</text:p>
          </table:table-cell>
          <table:table-cell table:style-name="ce7" table:formula="of:=MAX([.C2:.C11])" office:value-type="float" office:value="0.000767567">
            <text:p>7.68E-004</text:p>
          </table:table-cell>
          <table:table-cell table:number-columns-repeated="4"/>
        </table:table-row>
      </table:table>
      <table:table table:name="angle-110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6.8716840389">
            <text:p>46.871684</text:p>
          </table:table-cell>
          <table:table-cell office:value-type="float" office:value="0.000453715">
            <text:p>4.54E-004</text:p>
          </table:table-cell>
          <table:table-cell office:value-type="float" office:value="27659">
            <text:p>27659</text:p>
          </table:table-cell>
          <table:table-cell office:value-type="float" office:value="0">
            <text:p>0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11" office:value-type="float" office:value="47.5640361869">
            <text:p>47.564036</text:p>
          </table:table-cell>
          <table:table-cell table:style-name="ce12" office:value-type="float" office:value="0.0004844514">
            <text:p>4.84E-004</text:p>
          </table:table-cell>
          <table:table-cell office:value-type="float" office:value="12264">
            <text:p>12264</text:p>
          </table:table-cell>
          <table:table-cell office:value-type="float" office:value="1">
            <text:p>1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2161025444">
            <text:p>46.216103</text:p>
          </table:table-cell>
          <table:table-cell office:value-type="float" office:value="0.0004172589">
            <text:p>4.17E-004</text:p>
          </table:table-cell>
          <table:table-cell office:value-type="float" office:value="23856">
            <text:p>23856</text:p>
          </table:table-cell>
          <table:table-cell office:value-type="float" office:value="2">
            <text:p>2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5.4851961968">
            <text:p>45.485196</text:p>
          </table:table-cell>
          <table:table-cell office:value-type="float" office:value="0.0003717395">
            <text:p>3.72E-004</text:p>
          </table:table-cell>
          <table:table-cell office:value-type="float" office:value="21257">
            <text:p>21257</text:p>
          </table:table-cell>
          <table:table-cell office:value-type="float" office:value="3">
            <text:p>3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5.7489970635">
            <text:p>45.748997</text:p>
          </table:table-cell>
          <table:table-cell office:value-type="float" office:value="0.0003993021">
            <text:p>3.99E-004</text:p>
          </table:table-cell>
          <table:table-cell office:value-type="float" office:value="19467">
            <text:p>19467</text:p>
          </table:table-cell>
          <table:table-cell office:value-type="float" office:value="4">
            <text:p>4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5.2120756272">
            <text:p>45.212076</text:p>
          </table:table-cell>
          <table:table-cell office:value-type="float" office:value="0.0003614695">
            <text:p>3.61E-004</text:p>
          </table:table-cell>
          <table:table-cell office:value-type="float" office:value="6963">
            <text:p>6963</text:p>
          </table:table-cell>
          <table:table-cell office:value-type="float" office:value="5">
            <text:p>5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5.7153880532">
            <text:p>45.715388</text:p>
          </table:table-cell>
          <table:table-cell office:value-type="float" office:value="0.00039419">
            <text:p>3.94E-004</text:p>
          </table:table-cell>
          <table:table-cell office:value-type="float" office:value="10081">
            <text:p>10081</text:p>
          </table:table-cell>
          <table:table-cell office:value-type="float" office:value="6">
            <text:p>6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6.3309303493">
            <text:p>46.330930</text:p>
          </table:table-cell>
          <table:table-cell office:value-type="float" office:value="0.0004154092">
            <text:p>4.15E-004</text:p>
          </table:table-cell>
          <table:table-cell office:value-type="float" office:value="27627">
            <text:p>27627</text:p>
          </table:table-cell>
          <table:table-cell office:value-type="float" office:value="7">
            <text:p>7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13" office:value-type="float" office:value="45.1226440107">
            <text:p>45.122644</text:p>
          </table:table-cell>
          <table:table-cell table:style-name="ce14" office:value-type="float" office:value="0.0003541936">
            <text:p>3.54E-004</text:p>
          </table:table-cell>
          <table:table-cell office:value-type="float" office:value="17287">
            <text:p>17287</text:p>
          </table:table-cell>
          <table:table-cell office:value-type="float" office:value="8">
            <text:p>8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7.210745404">
            <text:p>47.210745</text:p>
          </table:table-cell>
          <table:table-cell office:value-type="float" office:value="0.0004668265">
            <text:p>4.67E-004</text:p>
          </table:table-cell>
          <table:table-cell office:value-type="float" office:value="20855">
            <text:p>20855</text:p>
          </table:table-cell>
          <table:table-cell office:value-type="float" office:value="9">
            <text:p>9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/>
          <table:table-cell table:style-name="ce5" table:formula="of:=MIN([.B2:.B11])" office:value-type="float" office:value="45.1226440107">
            <text:p>45.122644</text:p>
          </table:table-cell>
          <table:table-cell table:style-name="ce7" table:formula="of:=MIN([.C2:.C11])" office:value-type="float" office:value="0.0003541936">
            <text:p>3.54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7.5640361869">
            <text:p>47.564036</text:p>
          </table:table-cell>
          <table:table-cell table:style-name="ce7" table:formula="of:=MAX([.C2:.C11])" office:value-type="float" office:value="0.0004844514">
            <text:p>4.84E-004</text:p>
          </table:table-cell>
          <table:table-cell table:number-columns-repeated="4"/>
        </table:table-row>
      </table:table>
      <table:table table:name="angle-115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8.2052206257">
            <text:p>48.205221</text:p>
          </table:table-cell>
          <table:table-cell office:value-type="float" office:value="0.0004600437">
            <text:p>4.60E-004</text:p>
          </table:table-cell>
          <table:table-cell office:value-type="float" office:value="22208">
            <text:p>22208</text:p>
          </table:table-cell>
          <table:table-cell office:value-type="float" office:value="0">
            <text:p>0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 boundary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13" office:value-type="float" office:value="46.1602636983">
            <text:p>46.160264</text:p>
          </table:table-cell>
          <table:table-cell table:style-name="ce14" office:value-type="float" office:value="0.0003472935">
            <text:p>3.47E-004</text:p>
          </table:table-cell>
          <table:table-cell office:value-type="float" office:value="14417">
            <text:p>14417</text:p>
          </table:table-cell>
          <table:table-cell office:value-type="float" office:value="1">
            <text:p>1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8834574094">
            <text:p>46.883457</text:p>
          </table:table-cell>
          <table:table-cell office:value-type="float" office:value="0.0004019094">
            <text:p>4.02E-004</text:p>
          </table:table-cell>
          <table:table-cell office:value-type="float" office:value="14752">
            <text:p>14752</text:p>
          </table:table-cell>
          <table:table-cell office:value-type="float" office:value="2">
            <text:p>2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 boundar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7.6220954813">
            <text:p>47.622095</text:p>
          </table:table-cell>
          <table:table-cell office:value-type="float" office:value="0.0004360682">
            <text:p>4.36E-004</text:p>
          </table:table-cell>
          <table:table-cell office:value-type="float" office:value="4366">
            <text:p>4366</text:p>
          </table:table-cell>
          <table:table-cell office:value-type="float" office:value="3">
            <text:p>3</text:p>
          </table:table-cell>
          <table:table-cell office:value-type="float" office:value="1299">
            <text:p>1299</text:p>
          </table:table-cell>
          <table:table-cell office:value-type="string">
            <text:p>2 disclinations far from np boundar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7.0990086616">
            <text:p>47.099009</text:p>
          </table:table-cell>
          <table:table-cell office:value-type="float" office:value="0.0004094081">
            <text:p>4.09E-004</text:p>
          </table:table-cell>
          <table:table-cell office:value-type="float" office:value="23269">
            <text:p>23269</text:p>
          </table:table-cell>
          <table:table-cell office:value-type="float" office:value="4">
            <text:p>4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 boundary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11" office:value-type="float" office:value="48.3182584838">
            <text:p>48.318258</text:p>
          </table:table-cell>
          <table:table-cell table:style-name="ce12" office:value-type="float" office:value="0.0004680613">
            <text:p>4.68E-004</text:p>
          </table:table-cell>
          <table:table-cell office:value-type="float" office:value="10312">
            <text:p>10312</text:p>
          </table:table-cell>
          <table:table-cell office:value-type="float" office:value="5">
            <text:p>5</text:p>
          </table:table-cell>
          <table:table-cell office:value-type="float" office:value="1299">
            <text:p>1299</text:p>
          </table:table-cell>
          <table:table-cell office:value-type="string">
            <text:p>2 disclinations far from np boundar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7.2683772275">
            <text:p>47.268377</text:p>
          </table:table-cell>
          <table:table-cell office:value-type="float" office:value="0.0004174639">
            <text:p>4.17E-004</text:p>
          </table:table-cell>
          <table:table-cell office:value-type="float" office:value="8478">
            <text:p>8478</text:p>
          </table:table-cell>
          <table:table-cell office:value-type="float" office:value="6">
            <text:p>6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 boundar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6.8640951239">
            <text:p>46.864095</text:p>
          </table:table-cell>
          <table:table-cell office:value-type="float" office:value="0.0003966847">
            <text:p>3.97E-004</text:p>
          </table:table-cell>
          <table:table-cell office:value-type="float" office:value="23638">
            <text:p>23638</text:p>
          </table:table-cell>
          <table:table-cell office:value-type="float" office:value="7">
            <text:p>7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 boundar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6.280332716">
            <text:p>46.280333</text:p>
          </table:table-cell>
          <table:table-cell office:value-type="float" office:value="0.0003671508">
            <text:p>3.67E-004</text:p>
          </table:table-cell>
          <table:table-cell office:value-type="float" office:value="17593">
            <text:p>17593</text:p>
          </table:table-cell>
          <table:table-cell office:value-type="float" office:value="8">
            <text:p>8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7.8685221793">
            <text:p>47.868522</text:p>
          </table:table-cell>
          <table:table-cell office:value-type="float" office:value="0.0004397419">
            <text:p>4.40E-004</text:p>
          </table:table-cell>
          <table:table-cell office:value-type="float" office:value="4220">
            <text:p>4220</text:p>
          </table:table-cell>
          <table:table-cell office:value-type="float" office:value="9">
            <text:p>9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 boundary</text:p>
          </table:table-cell>
        </table:table-row>
        <table:table-row table:style-name="ro2">
          <table:table-cell/>
          <table:table-cell table:style-name="ce5" table:formula="of:=MIN([.B2:.B11])" office:value-type="float" office:value="46.1602636983">
            <text:p>46.160264</text:p>
          </table:table-cell>
          <table:table-cell table:style-name="ce7" table:formula="of:=MIN([.C2:.C11])" office:value-type="float" office:value="0.0003472935">
            <text:p>3.47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8.3182584838">
            <text:p>48.318258</text:p>
          </table:table-cell>
          <table:table-cell table:style-name="ce7" table:formula="of:=MAX([.C2:.C11])" office:value-type="float" office:value="0.0004680613">
            <text:p>4.68E-004</text:p>
          </table:table-cell>
          <table:table-cell table:number-columns-repeated="4"/>
        </table:table-row>
      </table:table>
      <table:table table:name="angle-120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.2291230121">
            <text:p>50.229123</text:p>
          </table:table-cell>
          <table:table-cell office:value-type="float" office:value="0.0005165338">
            <text:p>5.17E-004</text:p>
          </table:table-cell>
          <table:table-cell office:value-type="float" office:value="31912">
            <text:p>31912</text:p>
          </table:table-cell>
          <table:table-cell office:value-type="float" office:value="0">
            <text:p>0</text:p>
          </table:table-cell>
          <table:table-cell office:value-type="float" office:value="1303">
            <text:p>1303</text:p>
          </table:table-cell>
          <table:table-cell office:value-type="string">
            <text:p>2 disclinations far from pb bounda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8.2930289089">
            <text:p>48.293029</text:p>
          </table:table-cell>
          <table:table-cell office:value-type="float" office:value="0.0004242431">
            <text:p>4.24E-004</text:p>
          </table:table-cell>
          <table:table-cell office:value-type="float" office:value="28371">
            <text:p>28371</text:p>
          </table:table-cell>
          <table:table-cell office:value-type="float" office:value="1">
            <text:p>1</text:p>
          </table:table-cell>
          <table:table-cell office:value-type="float" office:value="1303">
            <text:p>1303</text:p>
          </table:table-cell>
          <table:table-cell office:value-type="string">
            <text:p>1 discliantion far from pb boundar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4301115839">
            <text:p>47.430112</text:p>
          </table:table-cell>
          <table:table-cell office:value-type="float" office:value="0.0003675253">
            <text:p>3.68E-004</text:p>
          </table:table-cell>
          <table:table-cell office:value-type="float" office:value="22844">
            <text:p>22844</text:p>
          </table:table-cell>
          <table:table-cell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string">
            <text:p>1 discliantion far from pb boundar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2.1786156525">
            <text:p>52.178616</text:p>
          </table:table-cell>
          <table:table-cell office:value-type="float" office:value="0.0005950043">
            <text:p>5.95E-004</text:p>
          </table:table-cell>
          <table:table-cell office:value-type="float" office:value="5206">
            <text:p>5206</text:p>
          </table:table-cell>
          <table:table-cell office:value-type="float" office:value="3">
            <text:p>3</text:p>
          </table:table-cell>
          <table:table-cell office:value-type="float" office:value="1303">
            <text:p>1303</text:p>
          </table:table-cell>
          <table:table-cell office:value-type="string">
            <text:p>2 EXTRA disclinations far from pb boundar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8.634030187">
            <text:p>48.634030</text:p>
          </table:table-cell>
          <table:table-cell office:value-type="float" office:value="0.0004350355">
            <text:p>4.35E-004</text:p>
          </table:table-cell>
          <table:table-cell office:value-type="float" office:value="14414">
            <text:p>14414</text:p>
          </table:table-cell>
          <table:table-cell office:value-type="float" office:value="4">
            <text:p>4</text:p>
          </table:table-cell>
          <table:table-cell office:value-type="float" office:value="1303">
            <text:p>1303</text:p>
          </table:table-cell>
          <table:table-cell office:value-type="string">
            <text:p>1 discliantion far from pb boundar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.4667087082">
            <text:p>51.466709</text:p>
          </table:table-cell>
          <table:table-cell office:value-type="float" office:value="0.0005736283">
            <text:p>5.74E-004</text:p>
          </table:table-cell>
          <table:table-cell office:value-type="float" office:value="27338">
            <text:p>27338</text:p>
          </table:table-cell>
          <table:table-cell office:value-type="float" office:value="5">
            <text:p>5</text:p>
          </table:table-cell>
          <table:table-cell office:value-type="float" office:value="1303">
            <text:p>1303</text:p>
          </table:table-cell>
          <table:table-cell office:value-type="string">
            <text:p>2 disclinations far from pb boundary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13" office:value-type="float" office:value="46.5933416843">
            <text:p>46.593342</text:p>
          </table:table-cell>
          <table:table-cell table:style-name="ce14" office:value-type="float" office:value="0.0003354761">
            <text:p>3.35E-004</text:p>
          </table:table-cell>
          <table:table-cell office:value-type="float" office:value="28774">
            <text:p>28774</text:p>
          </table:table-cell>
          <table:table-cell office:value-type="float" office:value="6">
            <text:p>6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8.4116781555">
            <text:p>48.411678</text:p>
          </table:table-cell>
          <table:table-cell office:value-type="float" office:value="0.0004304445">
            <text:p>4.30E-004</text:p>
          </table:table-cell>
          <table:table-cell office:value-type="float" office:value="16425">
            <text:p>16425</text:p>
          </table:table-cell>
          <table:table-cell office:value-type="float" office:value="7">
            <text:p>7</text:p>
          </table:table-cell>
          <table:table-cell office:value-type="float" office:value="1303">
            <text:p>1303</text:p>
          </table:table-cell>
          <table:table-cell office:value-type="string">
            <text:p>1 discliantion far from pb boundary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11" office:value-type="float" office:value="53.6923764476">
            <text:p>53.692376</text:p>
          </table:table-cell>
          <table:table-cell table:style-name="ce12" office:value-type="float" office:value="0.0006805985">
            <text:p>6.81E-004</text:p>
          </table:table-cell>
          <table:table-cell office:value-type="float" office:value="23666">
            <text:p>23666</text:p>
          </table:table-cell>
          <table:table-cell office:value-type="float" office:value="8">
            <text:p>8</text:p>
          </table:table-cell>
          <table:table-cell office:value-type="float" office:value="1303">
            <text:p>1303</text:p>
          </table:table-cell>
          <table:table-cell office:value-type="string">
            <text:p>2 EXTRA disclinations far from pb boundar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7.2286192755">
            <text:p>47.228619</text:p>
          </table:table-cell>
          <table:table-cell office:value-type="float" office:value="0.0003573382">
            <text:p>3.57E-004</text:p>
          </table:table-cell>
          <table:table-cell office:value-type="float" office:value="29622">
            <text:p>29622</text:p>
          </table:table-cell>
          <table:table-cell office:value-type="float" office:value="9">
            <text:p>9</text:p>
          </table:table-cell>
          <table:table-cell office:value-type="float" office:value="1303">
            <text:p>1303</text:p>
          </table:table-cell>
          <table:table-cell office:value-type="string">
            <text:p>1 discliantion far from pb boundary</text:p>
          </table:table-cell>
        </table:table-row>
        <table:table-row table:style-name="ro2">
          <table:table-cell/>
          <table:table-cell table:style-name="ce5" table:formula="of:=MIN([.B2:.B11])" office:value-type="float" office:value="46.5933416843">
            <text:p>46.593342</text:p>
          </table:table-cell>
          <table:table-cell table:style-name="ce7" table:formula="of:=MIN([.C2:.C11])" office:value-type="float" office:value="0.0003354761">
            <text:p>3.35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53.6923764476">
            <text:p>53.692376</text:p>
          </table:table-cell>
          <table:table-cell table:style-name="ce7" table:formula="of:=MAX([.C2:.C11])" office:value-type="float" office:value="0.0006805985">
            <text:p>6.81E-004</text:p>
          </table:table-cell>
          <table:table-cell table:number-columns-repeated="4"/>
        </table:table-row>
      </table:table>
      <table:table table:name="angle-125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7.4964110602">
            <text:p>47.496411</text:p>
          </table:table-cell>
          <table:table-cell office:value-type="float" office:value="0.0003964126">
            <text:p>3.96E-004</text:p>
          </table:table-cell>
          <table:table-cell office:value-type="float" office:value="30171">
            <text:p>30171</text:p>
          </table:table-cell>
          <table:table-cell office:value-type="float" office:value="0">
            <text:p>0</text:p>
          </table:table-cell>
          <table:table-cell office:value-type="float" office:value="1301">
            <text:p>1301</text:p>
          </table:table-cell>
          <table:table-cell office:value-type="string">
            <text:p>1 discliantion far from pb boundar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5.6462344649">
            <text:p>45.646234</text:p>
          </table:table-cell>
          <table:table-cell office:value-type="float" office:value="0.0003174253">
            <text:p>3.17E-004</text:p>
          </table:table-cell>
          <table:table-cell office:value-type="float" office:value="6280">
            <text:p>6280</text:p>
          </table:table-cell>
          <table:table-cell office:value-type="float" office:value="1">
            <text:p>1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style-name="ce13" office:value-type="float" office:value="45.4858583757">
            <text:p>45.485858</text:p>
          </table:table-cell>
          <table:table-cell table:style-name="ce14" office:value-type="float" office:value="0.0003120176">
            <text:p>3.12E-004</text:p>
          </table:table-cell>
          <table:table-cell office:value-type="float" office:value="8366">
            <text:p>8366</text:p>
          </table:table-cell>
          <table:table-cell office:value-type="float" office:value="2">
            <text:p>2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5.6342417214">
            <text:p>45.634242</text:p>
          </table:table-cell>
          <table:table-cell office:value-type="float" office:value="0.0003196825">
            <text:p>3.20E-004</text:p>
          </table:table-cell>
          <table:table-cell office:value-type="float" office:value="13889">
            <text:p>13889</text:p>
          </table:table-cell>
          <table:table-cell office:value-type="float" office:value="3">
            <text:p>3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11" office:value-type="float" office:value="47.6346591259">
            <text:p>47.634659</text:p>
          </table:table-cell>
          <table:table-cell table:style-name="ce12" office:value-type="float" office:value="0.0004166978">
            <text:p>4.17E-004</text:p>
          </table:table-cell>
          <table:table-cell office:value-type="float" office:value="11005">
            <text:p>11005</text:p>
          </table:table-cell>
          <table:table-cell office:value-type="float" office:value="4">
            <text:p>4</text:p>
          </table:table-cell>
          <table:table-cell office:value-type="float" office:value="1301">
            <text:p>1301</text:p>
          </table:table-cell>
          <table:table-cell office:value-type="string">
            <text:p>1 discliantion far from pb boundar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5.6725856666">
            <text:p>45.672586</text:p>
          </table:table-cell>
          <table:table-cell office:value-type="float" office:value="0.0003237084">
            <text:p>3.24E-004</text:p>
          </table:table-cell>
          <table:table-cell office:value-type="float" office:value="9341">
            <text:p>9341</text:p>
          </table:table-cell>
          <table:table-cell office:value-type="float" office:value="5">
            <text:p>5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5.9142548074">
            <text:p>45.914255</text:p>
          </table:table-cell>
          <table:table-cell office:value-type="float" office:value="0.0003382112">
            <text:p>3.38E-004</text:p>
          </table:table-cell>
          <table:table-cell office:value-type="float" office:value="17074">
            <text:p>17074</text:p>
          </table:table-cell>
          <table:table-cell office:value-type="float" office:value="6">
            <text:p>6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5.9613935871">
            <text:p>45.961394</text:p>
          </table:table-cell>
          <table:table-cell office:value-type="float" office:value="0.0003343413">
            <text:p>3.34E-004</text:p>
          </table:table-cell>
          <table:table-cell office:value-type="float" office:value="22694">
            <text:p>22694</text:p>
          </table:table-cell>
          <table:table-cell office:value-type="float" office:value="7">
            <text:p>7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5.6171883103">
            <text:p>45.617188</text:p>
          </table:table-cell>
          <table:table-cell office:value-type="float" office:value="0.0003143342">
            <text:p>3.14E-004</text:p>
          </table:table-cell>
          <table:table-cell office:value-type="float" office:value="20398">
            <text:p>20398</text:p>
          </table:table-cell>
          <table:table-cell office:value-type="float" office:value="8">
            <text:p>8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5.7619571689">
            <text:p>45.761957</text:p>
          </table:table-cell>
          <table:table-cell office:value-type="float" office:value="0.0003260735">
            <text:p>3.26E-004</text:p>
          </table:table-cell>
          <table:table-cell office:value-type="float" office:value="15118">
            <text:p>15118</text:p>
          </table:table-cell>
          <table:table-cell office:value-type="float" office:value="9">
            <text:p>9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/>
          <table:table-cell table:style-name="ce5" table:formula="of:=MIN([.B2:.B11])" office:value-type="float" office:value="45.4858583757">
            <text:p>45.485858</text:p>
          </table:table-cell>
          <table:table-cell table:style-name="ce7" table:formula="of:=MIN([.C2:.C11])" office:value-type="float" office:value="0.0003120176">
            <text:p>3.12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7.6346591259">
            <text:p>47.634659</text:p>
          </table:table-cell>
          <table:table-cell table:style-name="ce7" table:formula="of:=MAX([.C2:.C11])" office:value-type="float" office:value="0.0004166978">
            <text:p>4.17E-004</text:p>
          </table:table-cell>
          <table:table-cell table:number-columns-repeated="4"/>
        </table:table-row>
      </table:table>
      <table:table table:name="angle-130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8.4643961384">
            <text:p>48.464396</text:p>
          </table:table-cell>
          <table:table-cell office:value-type="float" office:value="0.0003586374">
            <text:p>3.59E-004</text:p>
          </table:table-cell>
          <table:table-cell office:value-type="float" office:value="17610">
            <text:p>17610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  <table:table-cell office:value-type="string">
            <text:p>1 disclination far from pb bounda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9.2721693596">
            <text:p>49.272169</text:p>
          </table:table-cell>
          <table:table-cell office:value-type="float" office:value="0.0003973165">
            <text:p>3.97E-004</text:p>
          </table:table-cell>
          <table:table-cell office:value-type="float" office:value="27552">
            <text:p>27552</text:p>
          </table:table-cell>
          <table:table-cell office:value-type="float" office:value="1">
            <text:p>1</text:p>
          </table:table-cell>
          <table:table-cell office:value-type="float" office:value="1295">
            <text:p>1295</text:p>
          </table:table-cell>
          <table:table-cell office:value-type="string">
            <text:p>1 disclination far from pb boundar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7.4853991683">
            <text:p>47.485399</text:p>
          </table:table-cell>
          <table:table-cell office:value-type="float" office:value="0.0003111305">
            <text:p>3.11E-004</text:p>
          </table:table-cell>
          <table:table-cell office:value-type="float" office:value="7555">
            <text:p>7555</text:p>
          </table:table-cell>
          <table:table-cell office:value-type="float" office:value="2">
            <text:p>2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11" office:value-type="float" office:value="49.981777234">
            <text:p>49.981777</text:p>
          </table:table-cell>
          <table:table-cell table:style-name="ce12" office:value-type="float" office:value="0.0004281521">
            <text:p>4.28E-004</text:p>
          </table:table-cell>
          <table:table-cell office:value-type="float" office:value="28881">
            <text:p>28881</text:p>
          </table:table-cell>
          <table:table-cell office:value-type="float" office:value="3">
            <text:p>3</text:p>
          </table:table-cell>
          <table:table-cell office:value-type="float" office:value="1295">
            <text:p>1295</text:p>
          </table:table-cell>
          <table:table-cell office:value-type="string">
            <text:p>1 disclination far from pb boundar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7.4209151394">
            <text:p>47.420915</text:p>
          </table:table-cell>
          <table:table-cell office:value-type="float" office:value="0.0003112578">
            <text:p>3.11E-004</text:p>
          </table:table-cell>
          <table:table-cell office:value-type="float" office:value="28294">
            <text:p>28294</text:p>
          </table:table-cell>
          <table:table-cell office:value-type="float" office:value="4">
            <text:p>4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7.4019965925">
            <text:p>47.401997</text:p>
          </table:table-cell>
          <table:table-cell office:value-type="float" office:value="0.0003087783">
            <text:p>3.09E-004</text:p>
          </table:table-cell>
          <table:table-cell office:value-type="float" office:value="25028">
            <text:p>25028</text:p>
          </table:table-cell>
          <table:table-cell office:value-type="float" office:value="5">
            <text:p>5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7.2447568177">
            <text:p>47.244757</text:p>
          </table:table-cell>
          <table:table-cell office:value-type="float" office:value="0.0002928353">
            <text:p>2.93E-004</text:p>
          </table:table-cell>
          <table:table-cell office:value-type="float" office:value="30655">
            <text:p>30655</text:p>
          </table:table-cell>
          <table:table-cell office:value-type="float" office:value="6">
            <text:p>6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8.298923712">
            <text:p>48.298924</text:p>
          </table:table-cell>
          <table:table-cell office:value-type="float" office:value="0.0003490506">
            <text:p>3.49E-004</text:p>
          </table:table-cell>
          <table:table-cell office:value-type="float" office:value="6582">
            <text:p>6582</text:p>
          </table:table-cell>
          <table:table-cell office:value-type="float" office:value="7">
            <text:p>7</text:p>
          </table:table-cell>
          <table:table-cell office:value-type="float" office:value="1295">
            <text:p>1295</text:p>
          </table:table-cell>
          <table:table-cell office:value-type="string">
            <text:p>1 disclination far from pb boundar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7.6721525923">
            <text:p>47.672153</text:p>
          </table:table-cell>
          <table:table-cell office:value-type="float" office:value="0.0003210821">
            <text:p>3.21E-004</text:p>
          </table:table-cell>
          <table:table-cell office:value-type="float" office:value="18212">
            <text:p>18212</text:p>
          </table:table-cell>
          <table:table-cell office:value-type="float" office:value="8">
            <text:p>8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table:style-name="ce13" office:value-type="float" office:value="47.1355916579">
            <text:p>47.135592</text:p>
          </table:table-cell>
          <table:table-cell table:style-name="ce14" office:value-type="float" office:value="0.000288195">
            <text:p>2.88E-004</text:p>
          </table:table-cell>
          <table:table-cell office:value-type="float" office:value="23298">
            <text:p>23298</text:p>
          </table:table-cell>
          <table:table-cell office:value-type="float" office:value="9">
            <text:p>9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/>
          <table:table-cell table:style-name="ce5" table:formula="of:=MIN([.B2:.B11])" office:value-type="float" office:value="47.1355916579">
            <text:p>47.135592</text:p>
          </table:table-cell>
          <table:table-cell table:style-name="ce7" table:formula="of:=MIN([.C2:.C11])" office:value-type="float" office:value="0.000288195">
            <text:p>2.88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9.981777234">
            <text:p>49.981777</text:p>
          </table:table-cell>
          <table:table-cell table:style-name="ce7" table:formula="of:=MAX([.C2:.C11])" office:value-type="float" office:value="0.0004281521">
            <text:p>4.28E-004</text:p>
          </table:table-cell>
          <table:table-cell table:number-columns-repeated="4"/>
        </table:table-row>
      </table:table>
      <table:table table:name="angle-135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table:style-name="ce13" office:value-type="float" office:value="52.081475618">
            <text:p>52.081476</text:p>
          </table:table-cell>
          <table:table-cell table:style-name="ce14" office:value-type="float" office:value="0.0002743068">
            <text:p>2.74E-004</text:p>
          </table:table-cell>
          <table:table-cell office:value-type="float" office:value="28930">
            <text:p>28930</text:p>
          </table:table-cell>
          <table:table-cell office:value-type="float" office:value="0">
            <text:p>0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2.5140412675">
            <text:p>52.514041</text:p>
          </table:table-cell>
          <table:table-cell office:value-type="float" office:value="0.0003040861">
            <text:p>3.04E-004</text:p>
          </table:table-cell>
          <table:table-cell office:value-type="float" office:value="16646">
            <text:p>16646</text:p>
          </table:table-cell>
          <table:table-cell office:value-type="float" office:value="1">
            <text:p>1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11" office:value-type="float" office:value="55.2866288923">
            <text:p>55.286629</text:p>
          </table:table-cell>
          <table:table-cell table:style-name="ce12" office:value-type="float" office:value="0.0004329026">
            <text:p>4.33E-004</text:p>
          </table:table-cell>
          <table:table-cell office:value-type="float" office:value="27345">
            <text:p>27345</text:p>
          </table:table-cell>
          <table:table-cell office:value-type="float" office:value="2">
            <text:p>2</text:p>
          </table:table-cell>
          <table:table-cell office:value-type="float" office:value="1307">
            <text:p>1307</text:p>
          </table:table-cell>
          <table:table-cell office:value-type="string">
            <text:p>1 disclination far from boundar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2.3539480537">
            <text:p>52.353948</text:p>
          </table:table-cell>
          <table:table-cell office:value-type="float" office:value="0.0002931423">
            <text:p>2.93E-004</text:p>
          </table:table-cell>
          <table:table-cell office:value-type="float" office:value="6884">
            <text:p>6884</text:p>
          </table:table-cell>
          <table:table-cell office:value-type="float" office:value="3">
            <text:p>3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4.7734337024">
            <text:p>54.773434</text:p>
          </table:table-cell>
          <table:table-cell office:value-type="float" office:value="0.0003966876">
            <text:p>3.97E-004</text:p>
          </table:table-cell>
          <table:table-cell office:value-type="float" office:value="25626">
            <text:p>25626</text:p>
          </table:table-cell>
          <table:table-cell office:value-type="float" office:value="4">
            <text:p>4</text:p>
          </table:table-cell>
          <table:table-cell office:value-type="float" office:value="1307">
            <text:p>1307</text:p>
          </table:table-cell>
          <table:table-cell office:value-type="string">
            <text:p>1 disclination far from boundar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52.2239609908">
            <text:p>52.223961</text:p>
          </table:table-cell>
          <table:table-cell office:value-type="float" office:value="0.0002854239">
            <text:p>2.85E-004</text:p>
          </table:table-cell>
          <table:table-cell office:value-type="float" office:value="19327">
            <text:p>19327</text:p>
          </table:table-cell>
          <table:table-cell office:value-type="float" office:value="5">
            <text:p>5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.0181828813">
            <text:p>54.018183</text:p>
          </table:table-cell>
          <table:table-cell office:value-type="float" office:value="0.0003725849">
            <text:p>3.73E-004</text:p>
          </table:table-cell>
          <table:table-cell office:value-type="float" office:value="32020">
            <text:p>32020</text:p>
          </table:table-cell>
          <table:table-cell office:value-type="float" office:value="6">
            <text:p>6</text:p>
          </table:table-cell>
          <table:table-cell office:value-type="float" office:value="1307">
            <text:p>1307</text:p>
          </table:table-cell>
          <table:table-cell office:value-type="string">
            <text:p>1 disclination far from boundar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2.1902883336">
            <text:p>52.190288</text:p>
          </table:table-cell>
          <table:table-cell office:value-type="float" office:value="0.0002869692">
            <text:p>2.87E-004</text:p>
          </table:table-cell>
          <table:table-cell office:value-type="float" office:value="29177">
            <text:p>29177</text:p>
          </table:table-cell>
          <table:table-cell office:value-type="float" office:value="7">
            <text:p>7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2.2212723062">
            <text:p>52.221272</text:p>
          </table:table-cell>
          <table:table-cell office:value-type="float" office:value="0.0002750541">
            <text:p>2.75E-004</text:p>
          </table:table-cell>
          <table:table-cell office:value-type="float" office:value="7315">
            <text:p>7315</text:p>
          </table:table-cell>
          <table:table-cell office:value-type="float" office:value="8">
            <text:p>8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2.1690572941">
            <text:p>52.169057</text:p>
          </table:table-cell>
          <table:table-cell office:value-type="float" office:value="0.0002848533">
            <text:p>2.85E-004</text:p>
          </table:table-cell>
          <table:table-cell office:value-type="float" office:value="8046">
            <text:p>8046</text:p>
          </table:table-cell>
          <table:table-cell office:value-type="float" office:value="9">
            <text:p>9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2">
          <table:table-cell/>
          <table:table-cell table:style-name="ce5" table:formula="of:=MIN([.B2:.B11])" office:value-type="float" office:value="52.081475618">
            <text:p>52.081476</text:p>
          </table:table-cell>
          <table:table-cell table:style-name="ce7" table:formula="of:=MIN([.C2:.C11])" office:value-type="float" office:value="0.0002743068">
            <text:p>2.74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55.2866288923">
            <text:p>55.286629</text:p>
          </table:table-cell>
          <table:table-cell table:style-name="ce7" table:formula="of:=MAX([.C2:.C11])" office:value-type="float" office:value="0.0004329026">
            <text:p>4.33E-004</text:p>
          </table:table-cell>
          <table:table-cell table:number-columns-repeated="4"/>
        </table:table-row>
      </table:table>
      <table:table table:name="angle-140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7.5953158266">
            <text:p>47.595316</text:p>
          </table:table-cell>
          <table:table-cell office:value-type="float" office:value="0.0003052546">
            <text:p>3.05E-004</text:p>
          </table:table-cell>
          <table:table-cell office:value-type="float" office:value="9457">
            <text:p>9457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  <table:table-cell office:value-type="string">
            <text:p>1 disclination far from pb boundar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6.7536640468">
            <text:p>46.753664</text:p>
          </table:table-cell>
          <table:table-cell office:value-type="float" office:value="0.0002736639">
            <text:p>2.74E-004</text:p>
          </table:table-cell>
          <table:table-cell office:value-type="float" office:value="7403">
            <text:p>7403</text:p>
          </table:table-cell>
          <table:table-cell office:value-type="float" office:value="1">
            <text:p>1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6.8641946765">
            <text:p>46.864195</text:p>
          </table:table-cell>
          <table:table-cell office:value-type="float" office:value="0.0002679305">
            <text:p>2.68E-004</text:p>
          </table:table-cell>
          <table:table-cell office:value-type="float" office:value="24502">
            <text:p>24502</text:p>
          </table:table-cell>
          <table:table-cell office:value-type="float" office:value="2">
            <text:p>2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6.7356535881">
            <text:p>46.735654</text:p>
          </table:table-cell>
          <table:table-cell office:value-type="float" office:value="0.0002750952">
            <text:p>2.75E-004</text:p>
          </table:table-cell>
          <table:table-cell office:value-type="float" office:value="6268">
            <text:p>6268</text:p>
          </table:table-cell>
          <table:table-cell office:value-type="float" office:value="3">
            <text:p>3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6.9119542979">
            <text:p>46.911954</text:p>
          </table:table-cell>
          <table:table-cell office:value-type="float" office:value="0.0002775736">
            <text:p>2.78E-004</text:p>
          </table:table-cell>
          <table:table-cell office:value-type="float" office:value="18233">
            <text:p>18233</text:p>
          </table:table-cell>
          <table:table-cell office:value-type="float" office:value="4">
            <text:p>4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6.7391791106">
            <text:p>46.739179</text:p>
          </table:table-cell>
          <table:table-cell office:value-type="float" office:value="0.000273439">
            <text:p>2.73E-004</text:p>
          </table:table-cell>
          <table:table-cell office:value-type="float" office:value="21240">
            <text:p>21240</text:p>
          </table:table-cell>
          <table:table-cell office:value-type="float" office:value="5">
            <text:p>5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6.9846145733">
            <text:p>46.984615</text:p>
          </table:table-cell>
          <table:table-cell office:value-type="float" office:value="0.0002759672">
            <text:p>2.76E-004</text:p>
          </table:table-cell>
          <table:table-cell office:value-type="float" office:value="14085">
            <text:p>14085</text:p>
          </table:table-cell>
          <table:table-cell office:value-type="float" office:value="6">
            <text:p>6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style-name="ce11" office:value-type="float" office:value="49.7716388112">
            <text:p>49.771639</text:p>
          </table:table-cell>
          <table:table-cell table:style-name="ce12" office:value-type="float" office:value="0.0004062153">
            <text:p>4.06E-004</text:p>
          </table:table-cell>
          <table:table-cell office:value-type="float" office:value="5638">
            <text:p>5638</text:p>
          </table:table-cell>
          <table:table-cell office:value-type="float" office:value="7">
            <text:p>7</text:p>
          </table:table-cell>
          <table:table-cell office:value-type="float" office:value="1295">
            <text:p>1295</text:p>
          </table:table-cell>
          <table:table-cell office:value-type="string">
            <text:p>1 disclination far from pb boundary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13" office:value-type="float" office:value="46.724098509">
            <text:p>46.724099</text:p>
          </table:table-cell>
          <table:table-cell table:style-name="ce14" office:value-type="float" office:value="0.0002464906">
            <text:p>2.46E-004</text:p>
          </table:table-cell>
          <table:table-cell office:value-type="float" office:value="2283">
            <text:p>2283</text:p>
          </table:table-cell>
          <table:table-cell office:value-type="float" office:value="8">
            <text:p>8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6.8942305877">
            <text:p>46.894231</text:p>
          </table:table-cell>
          <table:table-cell office:value-type="float" office:value="0.0002690605">
            <text:p>2.69E-004</text:p>
          </table:table-cell>
          <table:table-cell office:value-type="float" office:value="11829">
            <text:p>11829</text:p>
          </table:table-cell>
          <table:table-cell office:value-type="float" office:value="9">
            <text:p>9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/>
          <table:table-cell table:style-name="ce5" table:formula="of:=MIN([.B2:.B11])" office:value-type="float" office:value="46.724098509">
            <text:p>46.724099</text:p>
          </table:table-cell>
          <table:table-cell table:style-name="ce7" table:formula="of:=MIN([.C2:.C11])" office:value-type="float" office:value="0.0002464906">
            <text:p>2.46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9.7716388112">
            <text:p>49.771639</text:p>
          </table:table-cell>
          <table:table-cell table:style-name="ce7" table:formula="of:=MAX([.C2:.C11])" office:value-type="float" office:value="0.0004062153">
            <text:p>4.06E-004</text:p>
          </table:table-cell>
          <table:table-cell table:number-columns-repeated="4"/>
        </table:table-row>
      </table:table>
      <table:table table:name="angle-145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4.3860210238">
            <text:p>44.386021</text:p>
          </table:table-cell>
          <table:table-cell office:value-type="float" office:value="0.0002597466">
            <text:p>2.60E-004</text:p>
          </table:table-cell>
          <table:table-cell office:value-type="float" office:value="12629">
            <text:p>12629</text:p>
          </table:table-cell>
          <table:table-cell office:value-type="float" office:value="0">
            <text:p>0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4.4477855156">
            <text:p>44.447786</text:p>
          </table:table-cell>
          <table:table-cell office:value-type="float" office:value="0.0002600441">
            <text:p>2.60E-004</text:p>
          </table:table-cell>
          <table:table-cell office:value-type="float" office:value="8602">
            <text:p>8602</text:p>
          </table:table-cell>
          <table:table-cell office:value-type="float" office:value="1">
            <text:p>1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11" office:value-type="float" office:value="47.3198314775">
            <text:p>47.319831</text:p>
          </table:table-cell>
          <table:table-cell table:style-name="ce12" office:value-type="float" office:value="0.0004055254">
            <text:p>4.06E-004</text:p>
          </table:table-cell>
          <table:table-cell office:value-type="float" office:value="26817">
            <text:p>26817</text:p>
          </table:table-cell>
          <table:table-cell office:value-type="float" office:value="2">
            <text:p>2</text:p>
          </table:table-cell>
          <table:table-cell office:value-type="float" office:value="1301">
            <text:p>1301</text:p>
          </table:table-cell>
          <table:table-cell office:value-type="string">
            <text:p>1 disclination far from np boundar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4.3475463875">
            <text:p>44.347546</text:p>
          </table:table-cell>
          <table:table-cell office:value-type="float" office:value="0.0002611209">
            <text:p>2.61E-004</text:p>
          </table:table-cell>
          <table:table-cell office:value-type="float" office:value="15461">
            <text:p>15461</text:p>
          </table:table-cell>
          <table:table-cell office:value-type="float" office:value="3">
            <text:p>3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4.4373582398">
            <text:p>44.437358</text:p>
          </table:table-cell>
          <table:table-cell office:value-type="float" office:value="0.0002445999">
            <text:p>2.45E-004</text:p>
          </table:table-cell>
          <table:table-cell office:value-type="float" office:value="7016">
            <text:p>7016</text:p>
          </table:table-cell>
          <table:table-cell office:value-type="float" office:value="4">
            <text:p>4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4.674821118">
            <text:p>44.674821</text:p>
          </table:table-cell>
          <table:table-cell office:value-type="float" office:value="0.0002788723">
            <text:p>2.79E-004</text:p>
          </table:table-cell>
          <table:table-cell office:value-type="float" office:value="15088">
            <text:p>15088</text:p>
          </table:table-cell>
          <table:table-cell office:value-type="float" office:value="5">
            <text:p>5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.1793433766">
            <text:p>45.179343</text:p>
          </table:table-cell>
          <table:table-cell office:value-type="float" office:value="0.0003018422">
            <text:p>3.02E-004</text:p>
          </table:table-cell>
          <table:table-cell office:value-type="float" office:value="13818">
            <text:p>13818</text:p>
          </table:table-cell>
          <table:table-cell office:value-type="float" office:value="6">
            <text:p>6</text:p>
          </table:table-cell>
          <table:table-cell office:value-type="float" office:value="1301">
            <text:p>1301</text:p>
          </table:table-cell>
          <table:table-cell office:value-type="string">
            <text:p>1 disclination slightly away from np boundar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6.5219657226">
            <text:p>46.521966</text:p>
          </table:table-cell>
          <table:table-cell office:value-type="float" office:value="0.0003650976">
            <text:p>3.65E-004</text:p>
          </table:table-cell>
          <table:table-cell office:value-type="float" office:value="30458">
            <text:p>30458</text:p>
          </table:table-cell>
          <table:table-cell office:value-type="float" office:value="7">
            <text:p>7</text:p>
          </table:table-cell>
          <table:table-cell office:value-type="float" office:value="1301">
            <text:p>1301</text:p>
          </table:table-cell>
          <table:table-cell office:value-type="string">
            <text:p>1 disclination far from np boundar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6.0012446824">
            <text:p>46.001245</text:p>
          </table:table-cell>
          <table:table-cell office:value-type="float" office:value="0.0003267299">
            <text:p>3.27E-004</text:p>
          </table:table-cell>
          <table:table-cell office:value-type="float" office:value="1246">
            <text:p>1246</text:p>
          </table:table-cell>
          <table:table-cell office:value-type="float" office:value="8">
            <text:p>8</text:p>
          </table:table-cell>
          <table:table-cell office:value-type="float" office:value="1301">
            <text:p>1301</text:p>
          </table:table-cell>
          <table:table-cell office:value-type="string">
            <text:p>1 disclination far from np boundary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style-name="ce13" office:value-type="float" office:value="44.3273086952">
            <text:p>44.327309</text:p>
          </table:table-cell>
          <table:table-cell table:style-name="ce14" office:value-type="float" office:value="0.0002376705">
            <text:p>2.38E-004</text:p>
          </table:table-cell>
          <table:table-cell office:value-type="float" office:value="18758">
            <text:p>18758</text:p>
          </table:table-cell>
          <table:table-cell office:value-type="float" office:value="9">
            <text:p>9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/>
          <table:table-cell table:style-name="ce5" table:formula="of:=MIN([.B2:.B11])" office:value-type="float" office:value="44.3273086952">
            <text:p>44.327309</text:p>
          </table:table-cell>
          <table:table-cell table:style-name="ce7" table:formula="of:=MIN([.C2:.C11])" office:value-type="float" office:value="0.0002376705">
            <text:p>2.38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7.3198314775">
            <text:p>47.319831</text:p>
          </table:table-cell>
          <table:table-cell table:style-name="ce7" table:formula="of:=MAX([.C2:.C11])" office:value-type="float" office:value="0.0004055254">
            <text:p>4.06E-004</text:p>
          </table:table-cell>
          <table:table-cell table:number-columns-repeated="4"/>
        </table:table-row>
      </table:table>
      <table:table table:name="angle-150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style-name="ce11" office:value-type="float" office:value="47.3862066831">
            <text:p>47.386207</text:p>
          </table:table-cell>
          <table:table-cell table:style-name="ce12" office:value-type="float" office:value="0.0003814074">
            <text:p>3.81E-004</text:p>
          </table:table-cell>
          <table:table-cell office:value-type="float" office:value="10119">
            <text:p>10119</text:p>
          </table:table-cell>
          <table:table-cell office:value-type="float" office:value="0">
            <text:p>0</text:p>
          </table:table-cell>
          <table:table-cell office:value-type="float" office:value="1303">
            <text:p>1303</text:p>
          </table:table-cell>
          <table:table-cell office:value-type="string">
            <text:p>1 disclination far from pb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4.8050511653">
            <text:p>44.805051</text:p>
          </table:table-cell>
          <table:table-cell office:value-type="float" office:value="0.0002420519">
            <text:p>2.42E-004</text:p>
          </table:table-cell>
          <table:table-cell office:value-type="float" office:value="30707">
            <text:p>30707</text:p>
          </table:table-cell>
          <table:table-cell office:value-type="float" office:value="1">
            <text:p>1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4.7149489664">
            <text:p>44.714949</text:p>
          </table:table-cell>
          <table:table-cell office:value-type="float" office:value="0.0002285893">
            <text:p>2.29E-004</text:p>
          </table:table-cell>
          <table:table-cell office:value-type="float" office:value="20281">
            <text:p>20281</text:p>
          </table:table-cell>
          <table:table-cell office:value-type="float" office:value="2">
            <text:p>2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4.9033601085">
            <text:p>44.903360</text:p>
          </table:table-cell>
          <table:table-cell table:style-name="ce14" office:value-type="float" office:value="0.0002167758">
            <text:p>2.17E-004</text:p>
          </table:table-cell>
          <table:table-cell office:value-type="float" office:value="5827">
            <text:p>5827</text:p>
          </table:table-cell>
          <table:table-cell office:value-type="float" office:value="3">
            <text:p>3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table:style-name="ce13" office:value-type="float" office:value="44.6993430265">
            <text:p>44.699343</text:p>
          </table:table-cell>
          <table:table-cell office:value-type="float" office:value="0.000245291">
            <text:p>2.45E-004</text:p>
          </table:table-cell>
          <table:table-cell office:value-type="float" office:value="5957">
            <text:p>5957</text:p>
          </table:table-cell>
          <table:table-cell office:value-type="float" office:value="4">
            <text:p>4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5.0361174331">
            <text:p>45.036117</text:p>
          </table:table-cell>
          <table:table-cell office:value-type="float" office:value="0.0002506677">
            <text:p>2.51E-004</text:p>
          </table:table-cell>
          <table:table-cell office:value-type="float" office:value="25611">
            <text:p>25611</text:p>
          </table:table-cell>
          <table:table-cell office:value-type="float" office:value="5">
            <text:p>5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4.8445663968">
            <text:p>44.844566</text:p>
          </table:table-cell>
          <table:table-cell office:value-type="float" office:value="0.0002568964">
            <text:p>2.57E-004</text:p>
          </table:table-cell>
          <table:table-cell office:value-type="float" office:value="27161">
            <text:p>27161</text:p>
          </table:table-cell>
          <table:table-cell office:value-type="float" office:value="6">
            <text:p>6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4.7692556035">
            <text:p>44.769256</text:p>
          </table:table-cell>
          <table:table-cell office:value-type="float" office:value="0.000221726">
            <text:p>2.22E-004</text:p>
          </table:table-cell>
          <table:table-cell office:value-type="float" office:value="534">
            <text:p>534</text:p>
          </table:table-cell>
          <table:table-cell office:value-type="float" office:value="7">
            <text:p>7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4.8287235607">
            <text:p>44.828724</text:p>
          </table:table-cell>
          <table:table-cell office:value-type="float" office:value="0.0002423083">
            <text:p>2.42E-004</text:p>
          </table:table-cell>
          <table:table-cell office:value-type="float" office:value="30195">
            <text:p>30195</text:p>
          </table:table-cell>
          <table:table-cell office:value-type="float" office:value="8">
            <text:p>8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4.7338369428">
            <text:p>44.733837</text:p>
          </table:table-cell>
          <table:table-cell office:value-type="float" office:value="0.0002488746">
            <text:p>2.49E-004</text:p>
          </table:table-cell>
          <table:table-cell office:value-type="float" office:value="12137">
            <text:p>12137</text:p>
          </table:table-cell>
          <table:table-cell office:value-type="float" office:value="9">
            <text:p>9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/>
          <table:table-cell table:style-name="ce5" table:formula="of:=MIN([.B2:.B11])" office:value-type="float" office:value="44.6993430265">
            <text:p>44.699343</text:p>
          </table:table-cell>
          <table:table-cell table:style-name="ce7" table:formula="of:=MIN([.C2:.C11])" office:value-type="float" office:value="0.0002167758">
            <text:p>2.17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7.3862066831">
            <text:p>47.386207</text:p>
          </table:table-cell>
          <table:table-cell table:style-name="ce7" table:formula="of:=MAX([.C2:.C11])" office:value-type="float" office:value="0.0003814074">
            <text:p>3.81E-004</text:p>
          </table:table-cell>
          <table:table-cell table:number-columns-repeated="4"/>
        </table:table-row>
      </table:table>
      <table:table table:name="angle-155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3.7992381217">
            <text:p>43.799238</text:p>
          </table:table-cell>
          <table:table-cell office:value-type="float" office:value="0.0002436012">
            <text:p>2.44E-004</text:p>
          </table:table-cell>
          <table:table-cell office:value-type="float" office:value="25327">
            <text:p>25327</text:p>
          </table:table-cell>
          <table:table-cell office:value-type="float" office:value="0">
            <text:p>0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3.6199453184">
            <text:p>43.619945</text:p>
          </table:table-cell>
          <table:table-cell office:value-type="float" office:value="0.0002410786">
            <text:p>2.41E-004</text:p>
          </table:table-cell>
          <table:table-cell office:value-type="float" office:value="32023">
            <text:p>32023</text:p>
          </table:table-cell>
          <table:table-cell office:value-type="float" office:value="1">
            <text:p>1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3.6874662041">
            <text:p>43.687466</text:p>
          </table:table-cell>
          <table:table-cell office:value-type="float" office:value="0.0002448205">
            <text:p>2.45E-004</text:p>
          </table:table-cell>
          <table:table-cell office:value-type="float" office:value="23515">
            <text:p>23515</text:p>
          </table:table-cell>
          <table:table-cell office:value-type="float" office:value="2">
            <text:p>2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3.6967395321">
            <text:p>43.696740</text:p>
          </table:table-cell>
          <table:table-cell office:value-type="float" office:value="0.000245545">
            <text:p>2.46E-004</text:p>
          </table:table-cell>
          <table:table-cell office:value-type="float" office:value="18722">
            <text:p>18722</text:p>
          </table:table-cell>
          <table:table-cell office:value-type="float" office:value="3">
            <text:p>3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3.6277487782">
            <text:p>43.627749</text:p>
          </table:table-cell>
          <table:table-cell office:value-type="float" office:value="0.0002436127">
            <text:p>2.44E-004</text:p>
          </table:table-cell>
          <table:table-cell office:value-type="float" office:value="30336">
            <text:p>30336</text:p>
          </table:table-cell>
          <table:table-cell office:value-type="float" office:value="4">
            <text:p>4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3.7695451162">
            <text:p>43.769545</text:p>
          </table:table-cell>
          <table:table-cell office:value-type="float" office:value="0.0002473233">
            <text:p>2.47E-004</text:p>
          </table:table-cell>
          <table:table-cell office:value-type="float" office:value="7720">
            <text:p>7720</text:p>
          </table:table-cell>
          <table:table-cell office:value-type="float" office:value="5">
            <text:p>5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style-name="ce13" office:value-type="float" office:value="43.5348973903">
            <text:p>43.534897</text:p>
          </table:table-cell>
          <table:table-cell table:style-name="ce14" office:value-type="float" office:value="0.0002202835">
            <text:p>2.20E-004</text:p>
          </table:table-cell>
          <table:table-cell office:value-type="float" office:value="30350">
            <text:p>30350</text:p>
          </table:table-cell>
          <table:table-cell office:value-type="float" office:value="6">
            <text:p>6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3.6557784982">
            <text:p>43.655778</text:p>
          </table:table-cell>
          <table:table-cell office:value-type="float" office:value="0.0002451589">
            <text:p>2.45E-004</text:p>
          </table:table-cell>
          <table:table-cell office:value-type="float" office:value="17120">
            <text:p>17120</text:p>
          </table:table-cell>
          <table:table-cell office:value-type="float" office:value="7">
            <text:p>7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3.7192950807">
            <text:p>43.719295</text:p>
          </table:table-cell>
          <table:table-cell office:value-type="float" office:value="0.0002334674">
            <text:p>2.33E-004</text:p>
          </table:table-cell>
          <table:table-cell office:value-type="float" office:value="6010">
            <text:p>6010</text:p>
          </table:table-cell>
          <table:table-cell office:value-type="float" office:value="8">
            <text:p>8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style-name="ce11" office:value-type="float" office:value="44.4434696205">
            <text:p>44.443470</text:p>
          </table:table-cell>
          <table:table-cell table:style-name="ce12" office:value-type="float" office:value="0.0002803656">
            <text:p>2.80E-004</text:p>
          </table:table-cell>
          <table:table-cell office:value-type="float" office:value="14848">
            <text:p>14848</text:p>
          </table:table-cell>
          <table:table-cell office:value-type="float" office:value="9">
            <text:p>9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/>
          <table:table-cell table:style-name="ce5" table:formula="of:=MIN([.B2:.B11])" office:value-type="float" office:value="43.5348973903">
            <text:p>43.534897</text:p>
          </table:table-cell>
          <table:table-cell table:style-name="ce7" table:formula="of:=MIN([.C2:.C11])" office:value-type="float" office:value="0.0002202835">
            <text:p>2.20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4.4434696205">
            <text:p>44.443470</text:p>
          </table:table-cell>
          <table:table-cell table:style-name="ce7" table:formula="of:=MAX([.C2:.C11])" office:value-type="float" office:value="0.0002803656">
            <text:p>2.80E-004</text:p>
          </table:table-cell>
          <table:table-cell table:number-columns-repeated="4"/>
        </table:table-row>
      </table:table>
      <table:table table:name="angle-160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2.3681437645">
            <text:p>42.368144</text:p>
          </table:table-cell>
          <table:table-cell office:value-type="float" office:value="0.0002183045">
            <text:p>2.18E-004</text:p>
          </table:table-cell>
          <table:table-cell office:value-type="float" office:value="28488">
            <text:p>28488</text:p>
          </table:table-cell>
          <table:table-cell office:value-type="float" office:value="0">
            <text:p>0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2.1970203259">
            <text:p>42.197020</text:p>
          </table:table-cell>
          <table:table-cell office:value-type="float" office:value="0.000203041">
            <text:p>2.03E-004</text:p>
          </table:table-cell>
          <table:table-cell office:value-type="float" office:value="21706">
            <text:p>21706</text:p>
          </table:table-cell>
          <table:table-cell office:value-type="float" office:value="1">
            <text:p>1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.7603632983">
            <text:p>44.760363</text:p>
          </table:table-cell>
          <table:table-cell office:value-type="float" office:value="0.0003292">
            <text:p>3.29E-004</text:p>
          </table:table-cell>
          <table:table-cell office:value-type="float" office:value="26798">
            <text:p>26798</text:p>
          </table:table-cell>
          <table:table-cell office:value-type="float" office:value="2">
            <text:p>2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2.486034974">
            <text:p>42.486035</text:p>
          </table:table-cell>
          <table:table-cell office:value-type="float" office:value="0.0002257616">
            <text:p>2.26E-004</text:p>
          </table:table-cell>
          <table:table-cell office:value-type="float" office:value="16460">
            <text:p>16460</text:p>
          </table:table-cell>
          <table:table-cell office:value-type="float" office:value="3">
            <text:p>3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2.2906304443">
            <text:p>42.290630</text:p>
          </table:table-cell>
          <table:table-cell office:value-type="float" office:value="0.0002191724">
            <text:p>2.19E-004</text:p>
          </table:table-cell>
          <table:table-cell office:value-type="float" office:value="18182">
            <text:p>18182</text:p>
          </table:table-cell>
          <table:table-cell office:value-type="float" office:value="4">
            <text:p>4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2.2849149822">
            <text:p>42.284915</text:p>
          </table:table-cell>
          <table:table-cell office:value-type="float" office:value="0.0002190729">
            <text:p>2.19E-004</text:p>
          </table:table-cell>
          <table:table-cell office:value-type="float" office:value="19548">
            <text:p>19548</text:p>
          </table:table-cell>
          <table:table-cell office:value-type="float" office:value="5">
            <text:p>5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11" office:value-type="float" office:value="45.9483707229">
            <text:p>45.948371</text:p>
          </table:table-cell>
          <table:table-cell table:style-name="ce12" office:value-type="float" office:value="0.0004077889">
            <text:p>4.08E-004</text:p>
          </table:table-cell>
          <table:table-cell office:value-type="float" office:value="11448">
            <text:p>11448</text:p>
          </table:table-cell>
          <table:table-cell office:value-type="float" office:value="6">
            <text:p>6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2.1752126171">
            <text:p>42.175213</text:p>
          </table:table-cell>
          <table:table-cell table:style-name="ce14" office:value-type="float" office:value="0.0001820276">
            <text:p>1.82E-004</text:p>
          </table:table-cell>
          <table:table-cell office:value-type="float" office:value="29747">
            <text:p>29747</text:p>
          </table:table-cell>
          <table:table-cell office:value-type="float" office:value="7">
            <text:p>7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2.2391160019">
            <text:p>42.239116</text:p>
          </table:table-cell>
          <table:table-cell office:value-type="float" office:value="0.0002297491">
            <text:p>2.30E-004</text:p>
          </table:table-cell>
          <table:table-cell office:value-type="float" office:value="26117">
            <text:p>26117</text:p>
          </table:table-cell>
          <table:table-cell office:value-type="float" office:value="8">
            <text:p>8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table:style-name="ce13" office:value-type="float" office:value="42.148360017">
            <text:p>42.148360</text:p>
          </table:table-cell>
          <table:table-cell office:value-type="float" office:value="0.0002152222">
            <text:p>2.15E-004</text:p>
          </table:table-cell>
          <table:table-cell office:value-type="float" office:value="4127">
            <text:p>4127</text:p>
          </table:table-cell>
          <table:table-cell office:value-type="float" office:value="9">
            <text:p>9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/>
          <table:table-cell table:style-name="ce5" table:formula="of:=MIN([.B2:.B11])" office:value-type="float" office:value="42.148360017">
            <text:p>42.148360</text:p>
          </table:table-cell>
          <table:table-cell table:style-name="ce7" table:formula="of:=MIN([.C2:.C11])" office:value-type="float" office:value="0.0001820276">
            <text:p>1.82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5.9483707229">
            <text:p>45.948371</text:p>
          </table:table-cell>
          <table:table-cell table:style-name="ce7" table:formula="of:=MAX([.C2:.C11])" office:value-type="float" office:value="0.0004077889">
            <text:p>4.08E-004</text:p>
          </table:table-cell>
          <table:table-cell table:number-columns-repeated="4"/>
        </table:table-row>
      </table:table>
      <table:table table:name="angle-165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0.5268306396">
            <text:p>40.526831</text:p>
          </table:table-cell>
          <table:table-cell office:value-type="float" office:value="0.0002367263">
            <text:p>2.37E-004</text:p>
          </table:table-cell>
          <table:table-cell office:value-type="float" office:value="17062">
            <text:p>17062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0.7427228885">
            <text:p>40.742723</text:p>
          </table:table-cell>
          <table:table-cell office:value-type="float" office:value="0.0002330089">
            <text:p>2.33E-004</text:p>
          </table:table-cell>
          <table:table-cell office:value-type="float" office:value="24259">
            <text:p>24259</text:p>
          </table:table-cell>
          <table:table-cell office:value-type="float" office:value="1">
            <text:p>1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0.5240502261">
            <text:p>40.524050</text:p>
          </table:table-cell>
          <table:table-cell table:style-name="ce14" office:value-type="float" office:value="0.0001886788">
            <text:p>1.89E-004</text:p>
          </table:table-cell>
          <table:table-cell office:value-type="float" office:value="30399">
            <text:p>30399</text:p>
          </table:table-cell>
          <table:table-cell office:value-type="float" office:value="2">
            <text:p>2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0.4059974341">
            <text:p>40.405997</text:p>
          </table:table-cell>
          <table:table-cell office:value-type="float" office:value="0.0002305504">
            <text:p>2.31E-004</text:p>
          </table:table-cell>
          <table:table-cell office:value-type="float" office:value="29850">
            <text:p>29850</text:p>
          </table:table-cell>
          <table:table-cell office:value-type="float" office:value="3">
            <text:p>3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0.3896925697">
            <text:p>40.389693</text:p>
          </table:table-cell>
          <table:table-cell office:value-type="float" office:value="0.0002100063">
            <text:p>2.10E-004</text:p>
          </table:table-cell>
          <table:table-cell office:value-type="float" office:value="17961">
            <text:p>17961</text:p>
          </table:table-cell>
          <table:table-cell office:value-type="float" office:value="4">
            <text:p>4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table:style-name="ce13" office:value-type="float" office:value="40.2999482685">
            <text:p>40.299948</text:p>
          </table:table-cell>
          <table:table-cell office:value-type="float" office:value="0.0002091796">
            <text:p>2.09E-004</text:p>
          </table:table-cell>
          <table:table-cell office:value-type="float" office:value="19588">
            <text:p>19588</text:p>
          </table:table-cell>
          <table:table-cell office:value-type="float" office:value="5">
            <text:p>5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0.3423554729">
            <text:p>40.342355</text:p>
          </table:table-cell>
          <table:table-cell office:value-type="float" office:value="0.0002124355">
            <text:p>2.12E-004</text:p>
          </table:table-cell>
          <table:table-cell office:value-type="float" office:value="15827">
            <text:p>15827</text:p>
          </table:table-cell>
          <table:table-cell office:value-type="float" office:value="6">
            <text:p>6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0.344916063">
            <text:p>40.344916</text:p>
          </table:table-cell>
          <table:table-cell office:value-type="float" office:value="0.0001959936">
            <text:p>1.96E-004</text:p>
          </table:table-cell>
          <table:table-cell office:value-type="float" office:value="4507">
            <text:p>4507</text:p>
          </table:table-cell>
          <table:table-cell office:value-type="float" office:value="7">
            <text:p>7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11" office:value-type="float" office:value="43.2092177296">
            <text:p>43.209218</text:p>
          </table:table-cell>
          <table:table-cell table:style-name="ce12" office:value-type="float" office:value="0.000348415">
            <text:p>3.48E-004</text:p>
          </table:table-cell>
          <table:table-cell office:value-type="float" office:value="3171">
            <text:p>3171</text:p>
          </table:table-cell>
          <table:table-cell office:value-type="float" office:value="8">
            <text:p>8</text:p>
          </table:table-cell>
          <table:table-cell office:value-type="float" office:value="1295">
            <text:p>1295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0.4733001241">
            <text:p>40.473300</text:p>
          </table:table-cell>
          <table:table-cell office:value-type="float" office:value="0.0002342722">
            <text:p>2.34E-004</text:p>
          </table:table-cell>
          <table:table-cell office:value-type="float" office:value="2338">
            <text:p>2338</text:p>
          </table:table-cell>
          <table:table-cell office:value-type="float" office:value="9">
            <text:p>9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/>
          <table:table-cell table:style-name="ce5" table:formula="of:=MIN([.B2:.B11])" office:value-type="float" office:value="40.2999482685">
            <text:p>40.299948</text:p>
          </table:table-cell>
          <table:table-cell table:style-name="ce7" table:formula="of:=MIN([.C2:.C11])" office:value-type="float" office:value="0.0001886788">
            <text:p>1.89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3.2092177296">
            <text:p>43.209218</text:p>
          </table:table-cell>
          <table:table-cell table:style-name="ce7" table:formula="of:=MAX([.C2:.C11])" office:value-type="float" office:value="0.000348415">
            <text:p>3.48E-004</text:p>
          </table:table-cell>
          <table:table-cell table:number-columns-repeated="4"/>
        </table:table-row>
      </table:table>
      <table:table table:name="angle-170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style-name="ce13" office:value-type="float" office:value="39.3654159399">
            <text:p>39.365416</text:p>
          </table:table-cell>
          <table:table-cell office:value-type="float" office:value="0.0002198218">
            <text:p>2.20E-004</text:p>
          </table:table-cell>
          <table:table-cell office:value-type="float" office:value="30928">
            <text:p>30928</text:p>
          </table:table-cell>
          <table:table-cell office:value-type="float" office:value="0">
            <text:p>0</text:p>
          </table:table-cell>
          <table:table-cell office:value-type="float" office:value="1289">
            <text:p>128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9.4213227596">
            <text:p>39.421323</text:p>
          </table:table-cell>
          <table:table-cell table:style-name="ce14" office:value-type="float" office:value="0.0001971987">
            <text:p>1.97E-004</text:p>
          </table:table-cell>
          <table:table-cell office:value-type="float" office:value="16230">
            <text:p>16230</text:p>
          </table:table-cell>
          <table:table-cell office:value-type="float" office:value="1">
            <text:p>1</text:p>
          </table:table-cell>
          <table:table-cell office:value-type="float" office:value="1289">
            <text:p>128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9.5548207615">
            <text:p>39.554821</text:p>
          </table:table-cell>
          <table:table-cell table:style-name="ce12" office:value-type="float" office:value="0.0002313175">
            <text:p>2.31E-004</text:p>
          </table:table-cell>
          <table:table-cell office:value-type="float" office:value="14085">
            <text:p>14085</text:p>
          </table:table-cell>
          <table:table-cell office:value-type="float" office:value="2">
            <text:p>2</text:p>
          </table:table-cell>
          <table:table-cell office:value-type="float" office:value="1289">
            <text:p>1289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9.5833274505">
            <text:p>39.583327</text:p>
          </table:table-cell>
          <table:table-cell office:value-type="float" office:value="0.0002045141">
            <text:p>2.05E-004</text:p>
          </table:table-cell>
          <table:table-cell office:value-type="float" office:value="1543">
            <text:p>1543</text:p>
          </table:table-cell>
          <table:table-cell office:value-type="float" office:value="3">
            <text:p>3</text:p>
          </table:table-cell>
          <table:table-cell office:value-type="float" office:value="1289">
            <text:p>1289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1" office:value-type="float" office:value="39.6538996609">
            <text:p>39.653900</text:p>
          </table:table-cell>
          <table:table-cell office:value-type="float" office:value="0.0002063313">
            <text:p>2.06E-004</text:p>
          </table:table-cell>
          <table:table-cell office:value-type="float" office:value="16770">
            <text:p>16770</text:p>
          </table:table-cell>
          <table:table-cell office:value-type="float" office:value="4">
            <text:p>4</text:p>
          </table:table-cell>
          <table:table-cell office:value-type="float" office:value="1289">
            <text:p>1289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9.4734485662">
            <text:p>39.473449</text:p>
          </table:table-cell>
          <table:table-cell office:value-type="float" office:value="0.0002036118">
            <text:p>2.04E-004</text:p>
          </table:table-cell>
          <table:table-cell office:value-type="float" office:value="18716">
            <text:p>18716</text:p>
          </table:table-cell>
          <table:table-cell office:value-type="float" office:value="5">
            <text:p>5</text:p>
          </table:table-cell>
          <table:table-cell office:value-type="float" office:value="1289">
            <text:p>1289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9.3957853167">
            <text:p>39.395785</text:p>
          </table:table-cell>
          <table:table-cell office:value-type="float" office:value="0.0002156306">
            <text:p>2.16E-004</text:p>
          </table:table-cell>
          <table:table-cell office:value-type="float" office:value="2494">
            <text:p>2494</text:p>
          </table:table-cell>
          <table:table-cell office:value-type="float" office:value="6">
            <text:p>6</text:p>
          </table:table-cell>
          <table:table-cell office:value-type="float" office:value="1289">
            <text:p>1289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9.4785322174">
            <text:p>39.478532</text:p>
          </table:table-cell>
          <table:table-cell office:value-type="float" office:value="0.0002256254">
            <text:p>2.26E-004</text:p>
          </table:table-cell>
          <table:table-cell office:value-type="float" office:value="25030">
            <text:p>25030</text:p>
          </table:table-cell>
          <table:table-cell office:value-type="float" office:value="7">
            <text:p>7</text:p>
          </table:table-cell>
          <table:table-cell office:value-type="float" office:value="1289">
            <text:p>128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9.5758605542">
            <text:p>39.575861</text:p>
          </table:table-cell>
          <table:table-cell office:value-type="float" office:value="0.0002259546">
            <text:p>2.26E-004</text:p>
          </table:table-cell>
          <table:table-cell office:value-type="float" office:value="20930">
            <text:p>20930</text:p>
          </table:table-cell>
          <table:table-cell office:value-type="float" office:value="8">
            <text:p>8</text:p>
          </table:table-cell>
          <table:table-cell office:value-type="float" office:value="1289">
            <text:p>1289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9.489189747">
            <text:p>39.489190</text:p>
          </table:table-cell>
          <table:table-cell office:value-type="float" office:value="0.0002184882">
            <text:p>2.18E-004</text:p>
          </table:table-cell>
          <table:table-cell office:value-type="float" office:value="20566">
            <text:p>20566</text:p>
          </table:table-cell>
          <table:table-cell office:value-type="float" office:value="9">
            <text:p>9</text:p>
          </table:table-cell>
          <table:table-cell office:value-type="float" office:value="1289">
            <text:p>1289</text:p>
          </table:table-cell>
        </table:table-row>
        <table:table-row table:style-name="ro2">
          <table:table-cell/>
          <table:table-cell table:style-name="ce5" table:formula="of:=MIN([.B2:.B11])" office:value-type="float" office:value="39.3654159399">
            <text:p>39.365416</text:p>
          </table:table-cell>
          <table:table-cell table:style-name="ce7" table:formula="of:=MIN([.C2:.C11])" office:value-type="float" office:value="0.0001971987">
            <text:p>1.97E-004</text:p>
          </table:table-cell>
          <table:table-cell table:number-columns-repeated="3"/>
        </table:table-row>
        <table:table-row table:style-name="ro2">
          <table:table-cell/>
          <table:table-cell table:style-name="ce5" table:formula="of:=MAX([.B2:.B12])" office:value-type="float" office:value="39.6538996609">
            <text:p>39.653900</text:p>
          </table:table-cell>
          <table:table-cell table:style-name="ce7" table:formula="of:=MAX([.C2:.C12])" office:value-type="float" office:value="0.0002313175">
            <text:p>2.31E-004</text:p>
          </table:table-cell>
          <table:table-cell table:number-columns-repeated="3"/>
        </table:table-row>
      </table:table>
      <table:table table:name="angle-175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1.9830625177">
            <text:p>41.983063</text:p>
          </table:table-cell>
          <table:table-cell table:style-name="ce14" office:value-type="float" office:value="0.0002023685">
            <text:p>2.02E-004</text:p>
          </table:table-cell>
          <table:table-cell office:value-type="float" office:value="20473">
            <text:p>20473</text:p>
          </table:table-cell>
          <table:table-cell office:value-type="float" office:value="0">
            <text:p>0</text:p>
          </table:table-cell>
          <table:table-cell office:value-type="float" office:value="1291">
            <text:p>129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2.1550094478">
            <text:p>42.155009</text:p>
          </table:table-cell>
          <table:table-cell office:value-type="float" office:value="0.0002279334">
            <text:p>2.28E-004</text:p>
          </table:table-cell>
          <table:table-cell office:value-type="float" office:value="23008">
            <text:p>23008</text:p>
          </table:table-cell>
          <table:table-cell office:value-type="float" office:value="1">
            <text:p>1</text:p>
          </table:table-cell>
          <table:table-cell office:value-type="float" office:value="1291">
            <text:p>129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2.100303101">
            <text:p>42.100303</text:p>
          </table:table-cell>
          <table:table-cell office:value-type="float" office:value="0.000206951">
            <text:p>2.07E-004</text:p>
          </table:table-cell>
          <table:table-cell office:value-type="float" office:value="25817">
            <text:p>25817</text:p>
          </table:table-cell>
          <table:table-cell office:value-type="float" office:value="2">
            <text:p>2</text:p>
          </table:table-cell>
          <table:table-cell office:value-type="float" office:value="1291">
            <text:p>1291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1" office:value-type="float" office:value="42.4307300426">
            <text:p>42.430730</text:p>
          </table:table-cell>
          <table:table-cell table:style-name="ce12" office:value-type="float" office:value="0.0002413584">
            <text:p>2.41E-004</text:p>
          </table:table-cell>
          <table:table-cell office:value-type="float" office:value="11750">
            <text:p>11750</text:p>
          </table:table-cell>
          <table:table-cell office:value-type="float" office:value="3">
            <text:p>3</text:p>
          </table:table-cell>
          <table:table-cell office:value-type="float" office:value="1291">
            <text:p>129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2.1611719577">
            <text:p>42.161172</text:p>
          </table:table-cell>
          <table:table-cell office:value-type="float" office:value="0.0002087687">
            <text:p>2.09E-004</text:p>
          </table:table-cell>
          <table:table-cell office:value-type="float" office:value="5519">
            <text:p>5519</text:p>
          </table:table-cell>
          <table:table-cell office:value-type="float" office:value="4">
            <text:p>4</text:p>
          </table:table-cell>
          <table:table-cell office:value-type="float" office:value="1291">
            <text:p>129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2.0533856446">
            <text:p>42.053386</text:p>
          </table:table-cell>
          <table:table-cell office:value-type="float" office:value="0.0002046805">
            <text:p>2.05E-004</text:p>
          </table:table-cell>
          <table:table-cell office:value-type="float" office:value="8402">
            <text:p>8402</text:p>
          </table:table-cell>
          <table:table-cell office:value-type="float" office:value="5">
            <text:p>5</text:p>
          </table:table-cell>
          <table:table-cell office:value-type="float" office:value="1291">
            <text:p>129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2.0991106769">
            <text:p>42.099111</text:p>
          </table:table-cell>
          <table:table-cell office:value-type="float" office:value="0.0002278789">
            <text:p>2.28E-004</text:p>
          </table:table-cell>
          <table:table-cell office:value-type="float" office:value="21209">
            <text:p>21209</text:p>
          </table:table-cell>
          <table:table-cell office:value-type="float" office:value="6">
            <text:p>6</text:p>
          </table:table-cell>
          <table:table-cell office:value-type="float" office:value="1291">
            <text:p>129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2.2084149642">
            <text:p>42.208415</text:p>
          </table:table-cell>
          <table:table-cell office:value-type="float" office:value="0.0002275698">
            <text:p>2.28E-004</text:p>
          </table:table-cell>
          <table:table-cell office:value-type="float" office:value="7579">
            <text:p>7579</text:p>
          </table:table-cell>
          <table:table-cell office:value-type="float" office:value="7">
            <text:p>7</text:p>
          </table:table-cell>
          <table:table-cell office:value-type="float" office:value="1291">
            <text:p>1291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13" office:value-type="float" office:value="41.9233613375">
            <text:p>41.923361</text:p>
          </table:table-cell>
          <table:table-cell office:value-type="float" office:value="0.0002131597">
            <text:p>2.13E-004</text:p>
          </table:table-cell>
          <table:table-cell office:value-type="float" office:value="2435">
            <text:p>2435</text:p>
          </table:table-cell>
          <table:table-cell office:value-type="float" office:value="8">
            <text:p>8</text:p>
          </table:table-cell>
          <table:table-cell office:value-type="float" office:value="1291">
            <text:p>1291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2.107847141">
            <text:p>42.107847</text:p>
          </table:table-cell>
          <table:table-cell office:value-type="float" office:value="0.0002066805">
            <text:p>2.07E-004</text:p>
          </table:table-cell>
          <table:table-cell office:value-type="float" office:value="27648">
            <text:p>27648</text:p>
          </table:table-cell>
          <table:table-cell office:value-type="float" office:value="9">
            <text:p>9</text:p>
          </table:table-cell>
          <table:table-cell office:value-type="float" office:value="1291">
            <text:p>1291</text:p>
          </table:table-cell>
        </table:table-row>
        <table:table-row table:style-name="ro2">
          <table:table-cell/>
          <table:table-cell table:style-name="ce5" table:formula="of:=MIN([.B2:.B11])" office:value-type="float" office:value="41.9233613375">
            <text:p>41.923361</text:p>
          </table:table-cell>
          <table:table-cell table:style-name="ce7" table:formula="of:=MIN([.C2:.C11])" office:value-type="float" office:value="0.0002023685">
            <text:p>2.02E-004</text:p>
          </table:table-cell>
          <table:table-cell table:number-columns-repeated="3"/>
        </table:table-row>
        <table:table-row table:style-name="ro2">
          <table:table-cell/>
          <table:table-cell table:style-name="ce5" table:formula="of:=MAX([.B2:.B11])" office:value-type="float" office:value="42.4307300426">
            <text:p>42.430730</text:p>
          </table:table-cell>
          <table:table-cell table:style-name="ce7" table:formula="of:=MAX([.C2:.C11])" office:value-type="float" office:value="0.0002413584">
            <text:p>2.41E-004</text:p>
          </table:table-cell>
          <table:table-cell table:number-columns-repeated="3"/>
        </table:table-row>
      </table:table>
      <table:table table:name="minen plot" table:style-name="ta1" table:print="false">
        <table:table-column table:style-name="co6" table:default-cell-style-name="Default"/>
        <table:table-column table:style-name="co6" table:default-cell-style-name="ce2"/>
        <table:table-column table:style-name="co6" table:default-cell-style-name="ce6"/>
        <table:table-column table:style-name="co6" table:default-cell-style-name="ce1"/>
        <table:table-column table:style-name="co6" table:number-columns-repeated="7" table:default-cell-style-name="Default"/>
        <table:table-row table:style-name="ro1">
          <table:table-cell office:value-type="string">
            <text:p>angle</text:p>
          </table:table-cell>
          <table:table-cell table:style-name="Default" office:value-type="string">
            <text:p>best totalE</text:p>
          </table:table-cell>
          <table:table-cell table:style-name="Default" office:value-type="string">
            <text:p>best noNP E</text:p>
          </table:table-cell>
          <table:table-cell table:style-name="Default" office:value-type="string">
            <text:p>Num NP cells</text:p>
          </table:table-cell>
          <table:table-cell table:number-columns-repeated="7"/>
        </table:table-row>
        <table:table-row table:style-name="ro2">
          <table:table-cell office:value-type="float" office:value="0">
            <text:p>0</text:p>
          </table:table-cell>
          <table:table-cell table:formula="of:=INDIRECT(CONCATENATE(&quot;angle-&quot;;[.A2];&quot;.B12&quot;))" office:value-type="float" office:value="46.8066538701">
            <text:p>46.806654</text:p>
          </table:table-cell>
          <table:table-cell table:formula="of:=INDIRECT(CONCATENATE(&quot;angle-&quot;;[.A2];&quot;.C12&quot;))" office:value-type="float" office:value="0.000197728">
            <text:p>1.98E-004</text:p>
          </table:table-cell>
          <table:table-cell table:formula="of:=INDIRECT(CONCATENATE(&quot;angle-&quot;;[.A2];&quot;.F2&quot;))" office:value-type="float" office:value="1301">
            <text:p>1301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table:formula="of:=INDIRECT(CONCATENATE(&quot;angle-&quot;;[.A3];&quot;.B12&quot;))" office:value-type="float" office:value="41.9636361285">
            <text:p>41.963636</text:p>
          </table:table-cell>
          <table:table-cell table:formula="of:=INDIRECT(CONCATENATE(&quot;angle-&quot;;[.A3];&quot;.C12&quot;))" office:value-type="float" office:value="0.0001863599">
            <text:p>1.86E-004</text:p>
          </table:table-cell>
          <table:table-cell table:formula="of:=INDIRECT(CONCATENATE(&quot;angle-&quot;;[.A3];&quot;.F2&quot;))" office:value-type="float" office:value="1291">
            <text:p>1291</text:p>
          </table:table-cell>
          <table:table-cell table:number-columns-repeated="7"/>
        </table:table-row>
        <table:table-row table:style-name="ro2">
          <table:table-cell office:value-type="float" office:value="10">
            <text:p>10</text:p>
          </table:table-cell>
          <table:table-cell table:formula="of:=INDIRECT(CONCATENATE(&quot;angle-&quot;;[.A4];&quot;.B12&quot;))" office:value-type="float" office:value="39.3512518875">
            <text:p>39.351252</text:p>
          </table:table-cell>
          <table:table-cell table:formula="of:=INDIRECT(CONCATENATE(&quot;angle-&quot;;[.A4];&quot;.C12&quot;))" office:value-type="float" office:value="0.0001992295">
            <text:p>1.99E-004</text:p>
          </table:table-cell>
          <table:table-cell table:formula="of:=INDIRECT(CONCATENATE(&quot;angle-&quot;;[.A4];&quot;.F2&quot;))" office:value-type="float" office:value="1289">
            <text:p>1289</text:p>
          </table:table-cell>
          <table:table-cell table:number-columns-repeated="7"/>
        </table:table-row>
        <table:table-row table:style-name="ro2">
          <table:table-cell office:value-type="float" office:value="15">
            <text:p>15</text:p>
          </table:table-cell>
          <table:table-cell table:formula="of:=INDIRECT(CONCATENATE(&quot;angle-&quot;;[.A5];&quot;.B12&quot;))" office:value-type="float" office:value="40.3373802406">
            <text:p>40.337380</text:p>
          </table:table-cell>
          <table:table-cell table:formula="of:=INDIRECT(CONCATENATE(&quot;angle-&quot;;[.A5];&quot;.C12&quot;))" office:value-type="float" office:value="0.0002099731">
            <text:p>2.10E-004</text:p>
          </table:table-cell>
          <table:table-cell table:formula="of:=INDIRECT(CONCATENATE(&quot;angle-&quot;;[.A5];&quot;.F2&quot;))" office:value-type="float" office:value="1295">
            <text:p>1295</text:p>
          </table:table-cell>
          <table:table-cell table:number-columns-repeated="7"/>
        </table:table-row>
        <table:table-row table:style-name="ro2">
          <table:table-cell office:value-type="float" office:value="20">
            <text:p>20</text:p>
          </table:table-cell>
          <table:table-cell table:formula="of:=INDIRECT(CONCATENATE(&quot;angle-&quot;;[.A6];&quot;.B12&quot;))" office:value-type="float" office:value="42.2375750752">
            <text:p>42.237575</text:p>
          </table:table-cell>
          <table:table-cell table:formula="of:=INDIRECT(CONCATENATE(&quot;angle-&quot;;[.A6];&quot;.C12&quot;))" office:value-type="float" office:value="0.0001958641">
            <text:p>1.96E-004</text:p>
          </table:table-cell>
          <table:table-cell table:formula="of:=INDIRECT(CONCATENATE(&quot;angle-&quot;;[.A6];&quot;.F2&quot;))" office:value-type="float" office:value="1299">
            <text:p>1299</text:p>
          </table:table-cell>
          <table:table-cell table:number-columns-repeated="7"/>
        </table:table-row>
        <table:table-row table:style-name="ro2">
          <table:table-cell office:value-type="float" office:value="25">
            <text:p>25</text:p>
          </table:table-cell>
          <table:table-cell table:formula="of:=INDIRECT(CONCATENATE(&quot;angle-&quot;;[.A7];&quot;.B12&quot;))" office:value-type="float" office:value="43.5217913344">
            <text:p>43.521791</text:p>
          </table:table-cell>
          <table:table-cell table:formula="of:=INDIRECT(CONCATENATE(&quot;angle-&quot;;[.A7];&quot;.C12&quot;))" office:value-type="float" office:value="0.0002197083">
            <text:p>2.20E-004</text:p>
          </table:table-cell>
          <table:table-cell table:formula="of:=INDIRECT(CONCATENATE(&quot;angle-&quot;;[.A7];&quot;.F2&quot;))" office:value-type="float" office:value="1299">
            <text:p>1299</text:p>
          </table:table-cell>
          <table:table-cell table:number-columns-repeated="7"/>
        </table:table-row>
        <table:table-row table:style-name="ro2">
          <table:table-cell office:value-type="float" office:value="30">
            <text:p>30</text:p>
          </table:table-cell>
          <table:table-cell table:formula="of:=INDIRECT(CONCATENATE(&quot;angle-&quot;;[.A8];&quot;.B12&quot;))" office:value-type="float" office:value="44.5657016388">
            <text:p>44.565702</text:p>
          </table:table-cell>
          <table:table-cell table:formula="of:=INDIRECT(CONCATENATE(&quot;angle-&quot;;[.A8];&quot;.C12&quot;))" office:value-type="float" office:value="0.0002207563">
            <text:p>2.21E-004</text:p>
          </table:table-cell>
          <table:table-cell table:formula="of:=INDIRECT(CONCATENATE(&quot;angle-&quot;;[.A8];&quot;.F2&quot;))" office:value-type="float" office:value="1303">
            <text:p>1303</text:p>
          </table:table-cell>
          <table:table-cell table:number-columns-repeated="7"/>
        </table:table-row>
        <table:table-row table:style-name="ro2">
          <table:table-cell office:value-type="float" office:value="35">
            <text:p>35</text:p>
          </table:table-cell>
          <table:table-cell table:formula="of:=INDIRECT(CONCATENATE(&quot;angle-&quot;;[.A9];&quot;.B12&quot;))" office:value-type="float" office:value="44.2443201831">
            <text:p>44.244320</text:p>
          </table:table-cell>
          <table:table-cell table:formula="of:=INDIRECT(CONCATENATE(&quot;angle-&quot;;[.A9];&quot;.C12&quot;))" office:value-type="float" office:value="0.0002193484">
            <text:p>2.19E-004</text:p>
          </table:table-cell>
          <table:table-cell table:formula="of:=INDIRECT(CONCATENATE(&quot;angle-&quot;;[.A9];&quot;.F2&quot;))" office:value-type="float" office:value="1301">
            <text:p>1301</text:p>
          </table:table-cell>
          <table:table-cell table:number-columns-repeated="7"/>
        </table:table-row>
        <table:table-row table:style-name="ro2">
          <table:table-cell office:value-type="float" office:value="40">
            <text:p>40</text:p>
          </table:table-cell>
          <table:table-cell table:formula="of:=INDIRECT(CONCATENATE(&quot;angle-&quot;;[.A10];&quot;.B12&quot;))" office:value-type="float" office:value="46.6143099179">
            <text:p>46.614310</text:p>
          </table:table-cell>
          <table:table-cell table:formula="of:=INDIRECT(CONCATENATE(&quot;angle-&quot;;[.A10];&quot;.C12&quot;))" office:value-type="float" office:value="0.0002378212">
            <text:p>2.38E-004</text:p>
          </table:table-cell>
          <table:table-cell table:formula="of:=INDIRECT(CONCATENATE(&quot;angle-&quot;;[.A10];&quot;.F2&quot;))" office:value-type="float" office:value="1295">
            <text:p>1295</text:p>
          </table:table-cell>
          <table:table-cell table:number-columns-repeated="7"/>
        </table:table-row>
        <table:table-row table:style-name="ro2">
          <table:table-cell office:value-type="float" office:value="45">
            <text:p>45</text:p>
          </table:table-cell>
          <table:table-cell table:formula="of:=INDIRECT(CONCATENATE(&quot;angle-&quot;;[.A11];&quot;.B12&quot;))" office:value-type="float" office:value="52.1293373519">
            <text:p>52.129337</text:p>
          </table:table-cell>
          <table:table-cell table:formula="of:=INDIRECT(CONCATENATE(&quot;angle-&quot;;[.A11];&quot;.C12&quot;))" office:value-type="float" office:value="0.0002621208">
            <text:p>2.62E-004</text:p>
          </table:table-cell>
          <table:table-cell table:formula="of:=INDIRECT(CONCATENATE(&quot;angle-&quot;;[.A11];&quot;.F2&quot;))" office:value-type="float" office:value="1307">
            <text:p>1307</text:p>
          </table:table-cell>
          <table:table-cell table:number-columns-repeated="7"/>
        </table:table-row>
        <table:table-row table:style-name="ro2">
          <table:table-cell office:value-type="float" office:value="50">
            <text:p>50</text:p>
          </table:table-cell>
          <table:table-cell table:formula="of:=INDIRECT(CONCATENATE(&quot;angle-&quot;;[.A12];&quot;.B12&quot;))" office:value-type="float" office:value="46.6707215373">
            <text:p>46.670722</text:p>
          </table:table-cell>
          <table:table-cell table:formula="of:=INDIRECT(CONCATENATE(&quot;angle-&quot;;[.A12];&quot;.C12&quot;))" office:value-type="float" office:value="0.0002816699">
            <text:p>2.82E-004</text:p>
          </table:table-cell>
          <table:table-cell table:formula="of:=INDIRECT(CONCATENATE(&quot;angle-&quot;;[.A12];&quot;.F2&quot;))" office:value-type="float" office:value="1295">
            <text:p>1295</text:p>
          </table:table-cell>
          <table:table-cell table:number-columns-repeated="7"/>
        </table:table-row>
        <table:table-row table:style-name="ro2">
          <table:table-cell office:value-type="float" office:value="55">
            <text:p>55</text:p>
          </table:table-cell>
          <table:table-cell table:formula="of:=INDIRECT(CONCATENATE(&quot;angle-&quot;;[.A13];&quot;.B12&quot;))" office:value-type="float" office:value="45.0749531309">
            <text:p>45.074953</text:p>
          </table:table-cell>
          <table:table-cell table:formula="of:=INDIRECT(CONCATENATE(&quot;angle-&quot;;[.A13];&quot;.C12&quot;))" office:value-type="float" office:value="0.0003018566">
            <text:p>3.02E-004</text:p>
          </table:table-cell>
          <table:table-cell table:formula="of:=INDIRECT(CONCATENATE(&quot;angle-&quot;;[.A13];&quot;.F2&quot;))" office:value-type="float" office:value="1301">
            <text:p>1301</text:p>
          </table:table-cell>
          <table:table-cell table:number-columns-repeated="7"/>
        </table:table-row>
        <table:table-row table:style-name="ro2">
          <table:table-cell office:value-type="float" office:value="60">
            <text:p>60</text:p>
          </table:table-cell>
          <table:table-cell table:formula="of:=INDIRECT(CONCATENATE(&quot;angle-&quot;;[.A14];&quot;.B12&quot;))" office:value-type="float" office:value="46.0939609333">
            <text:p>46.093961</text:p>
          </table:table-cell>
          <table:table-cell table:formula="of:=INDIRECT(CONCATENATE(&quot;angle-&quot;;[.A14];&quot;.C12&quot;))" office:value-type="float" office:value="0.0003225737">
            <text:p>3.23E-004</text:p>
          </table:table-cell>
          <table:table-cell table:formula="of:=INDIRECT(CONCATENATE(&quot;angle-&quot;;[.A14];&quot;.F2&quot;))" office:value-type="float" office:value="1303">
            <text:p>1303</text:p>
          </table:table-cell>
          <table:table-cell table:number-columns-repeated="7"/>
        </table:table-row>
        <table:table-row table:style-name="ro2">
          <table:table-cell office:value-type="float" office:value="65">
            <text:p>65</text:p>
          </table:table-cell>
          <table:table-cell table:formula="of:=INDIRECT(CONCATENATE(&quot;angle-&quot;;[.A15];&quot;.B12&quot;))" office:value-type="float" office:value="45.7996726989">
            <text:p>45.799673</text:p>
          </table:table-cell>
          <table:table-cell table:formula="of:=INDIRECT(CONCATENATE(&quot;angle-&quot;;[.A15];&quot;.C12&quot;))" office:value-type="float" office:value="0.0003612359">
            <text:p>3.61E-004</text:p>
          </table:table-cell>
          <table:table-cell table:formula="of:=INDIRECT(CONCATENATE(&quot;angle-&quot;;[.A15];&quot;.F2&quot;))" office:value-type="float" office:value="1299">
            <text:p>1299</text:p>
          </table:table-cell>
          <table:table-cell table:number-columns-repeated="7"/>
        </table:table-row>
        <table:table-row table:style-name="ro2">
          <table:table-cell office:value-type="float" office:value="70">
            <text:p>70</text:p>
          </table:table-cell>
          <table:table-cell table:formula="of:=INDIRECT(CONCATENATE(&quot;angle-&quot;;[.A16];&quot;.B12&quot;))" office:value-type="float" office:value="45.0012487774">
            <text:p>45.001249</text:p>
          </table:table-cell>
          <table:table-cell table:formula="of:=INDIRECT(CONCATENATE(&quot;angle-&quot;;[.A16];&quot;.C12&quot;))" office:value-type="float" office:value="0.0003657473">
            <text:p>3.66E-004</text:p>
          </table:table-cell>
          <table:table-cell table:formula="of:=INDIRECT(CONCATENATE(&quot;angle-&quot;;[.A16];&quot;.F2&quot;))" office:value-type="float" office:value="1299">
            <text:p>1299</text:p>
          </table:table-cell>
          <table:table-cell table:number-columns-repeated="2"/>
          <table:table-cell>
            <draw:frame table:end-cell-address="'minen plot'.R41" table:end-x="0.809cm" table:end-y="0.056cm" draw:z-index="1" draw:style-name="gr1" svg:width="23.473cm" svg:height="10.566cm" svg:x="2.176cm" svg:y="0.121cm">
              <draw:object draw:notify-on-update-of-ranges="'minen plot'.A2:'minen plot'.A37 'minen plot'.C2:'minen plot'.C3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  <table:table-row table:style-name="ro2">
          <table:table-cell office:value-type="float" office:value="75">
            <text:p>75</text:p>
          </table:table-cell>
          <table:table-cell table:formula="of:=INDIRECT(CONCATENATE(&quot;angle-&quot;;[.A17];&quot;.B12&quot;))" office:value-type="float" office:value="43.648699435">
            <text:p>43.648699</text:p>
          </table:table-cell>
          <table:table-cell table:formula="of:=INDIRECT(CONCATENATE(&quot;angle-&quot;;[.A17];&quot;.C12&quot;))" office:value-type="float" office:value="0.0004016165">
            <text:p>4.02E-004</text:p>
          </table:table-cell>
          <table:table-cell table:formula="of:=INDIRECT(CONCATENATE(&quot;angle-&quot;;[.A17];&quot;.F2&quot;))" office:value-type="float" office:value="1295">
            <text:p>1295</text:p>
          </table:table-cell>
          <table:table-cell table:number-columns-repeated="7"/>
        </table:table-row>
        <table:table-row table:style-name="ro2">
          <table:table-cell office:value-type="float" office:value="80">
            <text:p>80</text:p>
          </table:table-cell>
          <table:table-cell table:formula="of:=INDIRECT(CONCATENATE(&quot;angle-&quot;;[.A18];&quot;.B12&quot;))" office:value-type="float" office:value="43.7271232868">
            <text:p>43.727123</text:p>
          </table:table-cell>
          <table:table-cell table:formula="of:=INDIRECT(CONCATENATE(&quot;angle-&quot;;[.A18];&quot;.C12&quot;))" office:value-type="float" office:value="0.0004489153">
            <text:p>4.49E-004</text:p>
          </table:table-cell>
          <table:table-cell table:formula="of:=INDIRECT(CONCATENATE(&quot;angle-&quot;;[.A18];&quot;.F2&quot;))" office:value-type="float" office:value="1289">
            <text:p>1289</text:p>
          </table:table-cell>
          <table:table-cell table:number-columns-repeated="7"/>
        </table:table-row>
        <table:table-row table:style-name="ro2">
          <table:table-cell office:value-type="float" office:value="85">
            <text:p>85</text:p>
          </table:table-cell>
          <table:table-cell table:formula="of:=INDIRECT(CONCATENATE(&quot;angle-&quot;;[.A19];&quot;.B12&quot;))" office:value-type="float" office:value="46.1950725386">
            <text:p>46.195073</text:p>
          </table:table-cell>
          <table:table-cell table:formula="of:=INDIRECT(CONCATENATE(&quot;angle-&quot;;[.A19];&quot;.C12&quot;))" office:value-type="float" office:value="0.0004538287">
            <text:p>4.54E-004</text:p>
          </table:table-cell>
          <table:table-cell table:formula="of:=INDIRECT(CONCATENATE(&quot;angle-&quot;;[.A19];&quot;.F2&quot;))" office:value-type="float" office:value="1291">
            <text:p>1291</text:p>
          </table:table-cell>
          <table:table-cell table:number-columns-repeated="7"/>
        </table:table-row>
        <table:table-row table:style-name="ro2">
          <table:table-cell office:value-type="float" office:value="90">
            <text:p>90</text:p>
          </table:table-cell>
          <table:table-cell table:formula="of:=INDIRECT(CONCATENATE(&quot;angle-&quot;;[.A20];&quot;.B12&quot;))" office:value-type="float" office:value="52.4808939377">
            <text:p>52.480894</text:p>
          </table:table-cell>
          <table:table-cell table:formula="of:=INDIRECT(CONCATENATE(&quot;angle-&quot;;[.A20];&quot;.C12&quot;))" office:value-type="float" office:value="0.0004911344">
            <text:p>4.91E-004</text:p>
          </table:table-cell>
          <table:table-cell table:formula="of:=INDIRECT(CONCATENATE(&quot;angle-&quot;;[.A20];&quot;.F2&quot;))" office:value-type="float" office:value="1301">
            <text:p>1301</text:p>
          </table:table-cell>
          <table:table-cell table:number-columns-repeated="7"/>
        </table:table-row>
        <table:table-row table:style-name="ro2">
          <table:table-cell office:value-type="float" office:value="95">
            <text:p>95</text:p>
          </table:table-cell>
          <table:table-cell table:formula="of:=INDIRECT(CONCATENATE(&quot;angle-&quot;;[.A21];&quot;.B12&quot;))" office:value-type="float" office:value="47.2630174549">
            <text:p>47.263017</text:p>
          </table:table-cell>
          <table:table-cell table:formula="of:=INDIRECT(CONCATENATE(&quot;angle-&quot;;[.A21];&quot;.C12&quot;))" office:value-type="float" office:value="0.0004709654">
            <text:p>4.71E-004</text:p>
          </table:table-cell>
          <table:table-cell table:style-name="ce6" table:formula="of:=INDIRECT(CONCATENATE(&quot;angle-&quot;;[.A21];&quot;.F2&quot;))" office:value-type="float" office:value="1291">
            <text:p>1.29E+003</text:p>
          </table:table-cell>
          <table:table-cell table:number-columns-repeated="7"/>
        </table:table-row>
        <table:table-row table:style-name="ro2">
          <table:table-cell office:value-type="float" office:value="100">
            <text:p>100</text:p>
          </table:table-cell>
          <table:table-cell table:formula="of:=INDIRECT(CONCATENATE(&quot;angle-&quot;;[.A22];&quot;.B12&quot;))" office:value-type="float" office:value="44.0752025515">
            <text:p>44.075203</text:p>
          </table:table-cell>
          <table:table-cell table:formula="of:=INDIRECT(CONCATENATE(&quot;angle-&quot;;[.A22];&quot;.C12&quot;))" office:value-type="float" office:value="0.0004414994">
            <text:p>4.41E-004</text:p>
          </table:table-cell>
          <table:table-cell table:style-name="ce6" table:formula="of:=INDIRECT(CONCATENATE(&quot;angle-&quot;;[.A22];&quot;.F2&quot;))" office:value-type="float" office:value="1289">
            <text:p>1.29E+003</text:p>
          </table:table-cell>
          <table:table-cell table:number-columns-repeated="7"/>
        </table:table-row>
        <table:table-row table:style-name="ro2">
          <table:table-cell office:value-type="float" office:value="105">
            <text:p>105</text:p>
          </table:table-cell>
          <table:table-cell table:formula="of:=INDIRECT(CONCATENATE(&quot;angle-&quot;;[.A23];&quot;.B12&quot;))" office:value-type="float" office:value="44.1056496514">
            <text:p>44.105650</text:p>
          </table:table-cell>
          <table:table-cell table:formula="of:=INDIRECT(CONCATENATE(&quot;angle-&quot;;[.A23];&quot;.C12&quot;))" office:value-type="float" office:value="0.0003987392">
            <text:p>3.99E-004</text:p>
          </table:table-cell>
          <table:table-cell table:style-name="ce6" table:formula="of:=INDIRECT(CONCATENATE(&quot;angle-&quot;;[.A23];&quot;.F2&quot;))" office:value-type="float" office:value="1295">
            <text:p>1.30E+003</text:p>
          </table:table-cell>
          <table:table-cell table:number-columns-repeated="7"/>
        </table:table-row>
        <table:table-row table:style-name="ro2">
          <table:table-cell office:value-type="float" office:value="110">
            <text:p>110</text:p>
          </table:table-cell>
          <table:table-cell table:formula="of:=INDIRECT(CONCATENATE(&quot;angle-&quot;;[.A24];&quot;.B12&quot;))" office:value-type="float" office:value="45.1226440107">
            <text:p>45.122644</text:p>
          </table:table-cell>
          <table:table-cell table:formula="of:=INDIRECT(CONCATENATE(&quot;angle-&quot;;[.A24];&quot;.C12&quot;))" office:value-type="float" office:value="0.0003541936">
            <text:p>3.54E-004</text:p>
          </table:table-cell>
          <table:table-cell table:style-name="ce6" table:formula="of:=INDIRECT(CONCATENATE(&quot;angle-&quot;;[.A24];&quot;.F2&quot;))" office:value-type="float" office:value="1299">
            <text:p>1.30E+003</text:p>
          </table:table-cell>
          <table:table-cell table:number-columns-repeated="7"/>
        </table:table-row>
        <table:table-row table:style-name="ro2">
          <table:table-cell office:value-type="float" office:value="115">
            <text:p>115</text:p>
          </table:table-cell>
          <table:table-cell table:formula="of:=INDIRECT(CONCATENATE(&quot;angle-&quot;;[.A25];&quot;.B12&quot;))" office:value-type="float" office:value="46.1602636983">
            <text:p>46.160264</text:p>
          </table:table-cell>
          <table:table-cell table:formula="of:=INDIRECT(CONCATENATE(&quot;angle-&quot;;[.A25];&quot;.C12&quot;))" office:value-type="float" office:value="0.0003472935">
            <text:p>3.47E-004</text:p>
          </table:table-cell>
          <table:table-cell table:style-name="ce6" table:formula="of:=INDIRECT(CONCATENATE(&quot;angle-&quot;;[.A25];&quot;.F2&quot;))" office:value-type="float" office:value="1299">
            <text:p>1.30E+003</text:p>
          </table:table-cell>
          <table:table-cell table:number-columns-repeated="7"/>
        </table:table-row>
        <table:table-row table:style-name="ro2">
          <table:table-cell office:value-type="float" office:value="120">
            <text:p>120</text:p>
          </table:table-cell>
          <table:table-cell table:formula="of:=INDIRECT(CONCATENATE(&quot;angle-&quot;;[.A26];&quot;.B12&quot;))" office:value-type="float" office:value="46.5933416843">
            <text:p>46.593342</text:p>
          </table:table-cell>
          <table:table-cell table:formula="of:=INDIRECT(CONCATENATE(&quot;angle-&quot;;[.A26];&quot;.C12&quot;))" office:value-type="float" office:value="0.0003354761">
            <text:p>3.35E-004</text:p>
          </table:table-cell>
          <table:table-cell table:style-name="ce6" table:formula="of:=INDIRECT(CONCATENATE(&quot;angle-&quot;;[.A26];&quot;.F2&quot;))" office:value-type="float" office:value="1303">
            <text:p>1.30E+003</text:p>
          </table:table-cell>
          <table:table-cell table:number-columns-repeated="7"/>
        </table:table-row>
        <table:table-row table:style-name="ro2">
          <table:table-cell office:value-type="float" office:value="125">
            <text:p>125</text:p>
          </table:table-cell>
          <table:table-cell table:formula="of:=INDIRECT(CONCATENATE(&quot;angle-&quot;;[.A27];&quot;.B12&quot;))" office:value-type="float" office:value="45.4858583757">
            <text:p>45.485858</text:p>
          </table:table-cell>
          <table:table-cell table:formula="of:=INDIRECT(CONCATENATE(&quot;angle-&quot;;[.A27];&quot;.C12&quot;))" office:value-type="float" office:value="0.0003120176">
            <text:p>3.12E-004</text:p>
          </table:table-cell>
          <table:table-cell table:style-name="ce6" table:formula="of:=INDIRECT(CONCATENATE(&quot;angle-&quot;;[.A27];&quot;.F2&quot;))" office:value-type="float" office:value="1301">
            <text:p>1.30E+003</text:p>
          </table:table-cell>
          <table:table-cell table:number-columns-repeated="7"/>
        </table:table-row>
        <table:table-row table:style-name="ro2">
          <table:table-cell office:value-type="float" office:value="130">
            <text:p>130</text:p>
          </table:table-cell>
          <table:table-cell table:formula="of:=INDIRECT(CONCATENATE(&quot;angle-&quot;;[.A28];&quot;.B12&quot;))" office:value-type="float" office:value="47.1355916579">
            <text:p>47.135592</text:p>
          </table:table-cell>
          <table:table-cell table:formula="of:=INDIRECT(CONCATENATE(&quot;angle-&quot;;[.A28];&quot;.C12&quot;))" office:value-type="float" office:value="0.000288195">
            <text:p>2.88E-004</text:p>
          </table:table-cell>
          <table:table-cell table:style-name="ce6" table:formula="of:=INDIRECT(CONCATENATE(&quot;angle-&quot;;[.A28];&quot;.F2&quot;))" office:value-type="float" office:value="1295">
            <text:p>1.30E+003</text:p>
          </table:table-cell>
          <table:table-cell table:number-columns-repeated="7"/>
        </table:table-row>
        <table:table-row table:style-name="ro2">
          <table:table-cell office:value-type="float" office:value="135">
            <text:p>135</text:p>
          </table:table-cell>
          <table:table-cell table:formula="of:=INDIRECT(CONCATENATE(&quot;angle-&quot;;[.A29];&quot;.B12&quot;))" office:value-type="float" office:value="52.081475618">
            <text:p>52.081476</text:p>
          </table:table-cell>
          <table:table-cell table:formula="of:=INDIRECT(CONCATENATE(&quot;angle-&quot;;[.A29];&quot;.C12&quot;))" office:value-type="float" office:value="0.0002743068">
            <text:p>2.74E-004</text:p>
          </table:table-cell>
          <table:table-cell table:style-name="ce6" table:formula="of:=INDIRECT(CONCATENATE(&quot;angle-&quot;;[.A29];&quot;.F2&quot;))" office:value-type="float" office:value="1307">
            <text:p>1.31E+003</text:p>
          </table:table-cell>
          <table:table-cell table:number-columns-repeated="7"/>
        </table:table-row>
        <table:table-row table:style-name="ro2">
          <table:table-cell office:value-type="float" office:value="140">
            <text:p>140</text:p>
          </table:table-cell>
          <table:table-cell table:formula="of:=INDIRECT(CONCATENATE(&quot;angle-&quot;;[.A30];&quot;.B12&quot;))" office:value-type="float" office:value="46.724098509">
            <text:p>46.724099</text:p>
          </table:table-cell>
          <table:table-cell table:formula="of:=INDIRECT(CONCATENATE(&quot;angle-&quot;;[.A30];&quot;.C12&quot;))" office:value-type="float" office:value="0.0002464906">
            <text:p>2.46E-004</text:p>
          </table:table-cell>
          <table:table-cell table:style-name="ce6" table:formula="of:=INDIRECT(CONCATENATE(&quot;angle-&quot;;[.A30];&quot;.F2&quot;))" office:value-type="float" office:value="1295">
            <text:p>1.30E+003</text:p>
          </table:table-cell>
          <table:table-cell table:number-columns-repeated="7"/>
        </table:table-row>
        <table:table-row table:style-name="ro2">
          <table:table-cell office:value-type="float" office:value="145">
            <text:p>145</text:p>
          </table:table-cell>
          <table:table-cell table:formula="of:=INDIRECT(CONCATENATE(&quot;angle-&quot;;[.A31];&quot;.B12&quot;))" office:value-type="float" office:value="44.3273086952">
            <text:p>44.327309</text:p>
          </table:table-cell>
          <table:table-cell table:formula="of:=INDIRECT(CONCATENATE(&quot;angle-&quot;;[.A31];&quot;.C12&quot;))" office:value-type="float" office:value="0.0002376705">
            <text:p>2.38E-004</text:p>
          </table:table-cell>
          <table:table-cell table:style-name="ce6" table:formula="of:=INDIRECT(CONCATENATE(&quot;angle-&quot;;[.A31];&quot;.F2&quot;))" office:value-type="float" office:value="1301">
            <text:p>1.30E+003</text:p>
          </table:table-cell>
          <table:table-cell table:number-columns-repeated="7"/>
        </table:table-row>
        <table:table-row table:style-name="ro2">
          <table:table-cell office:value-type="float" office:value="150">
            <text:p>150</text:p>
          </table:table-cell>
          <table:table-cell table:formula="of:=INDIRECT(CONCATENATE(&quot;angle-&quot;;[.A32];&quot;.B12&quot;))" office:value-type="float" office:value="44.6993430265">
            <text:p>44.699343</text:p>
          </table:table-cell>
          <table:table-cell table:formula="of:=INDIRECT(CONCATENATE(&quot;angle-&quot;;[.A32];&quot;.C12&quot;))" office:value-type="float" office:value="0.0002167758">
            <text:p>2.17E-004</text:p>
          </table:table-cell>
          <table:table-cell table:style-name="ce6" table:formula="of:=INDIRECT(CONCATENATE(&quot;angle-&quot;;[.A32];&quot;.F2&quot;))" office:value-type="float" office:value="1303">
            <text:p>1.30E+003</text:p>
          </table:table-cell>
          <table:table-cell table:number-columns-repeated="7"/>
        </table:table-row>
        <table:table-row table:style-name="ro2">
          <table:table-cell office:value-type="float" office:value="155">
            <text:p>155</text:p>
          </table:table-cell>
          <table:table-cell table:formula="of:=INDIRECT(CONCATENATE(&quot;angle-&quot;;[.A33];&quot;.B12&quot;))" office:value-type="float" office:value="43.5348973903">
            <text:p>43.534897</text:p>
          </table:table-cell>
          <table:table-cell table:formula="of:=INDIRECT(CONCATENATE(&quot;angle-&quot;;[.A33];&quot;.C12&quot;))" office:value-type="float" office:value="0.0002202835">
            <text:p>2.20E-004</text:p>
          </table:table-cell>
          <table:table-cell table:style-name="ce6" table:formula="of:=INDIRECT(CONCATENATE(&quot;angle-&quot;;[.A33];&quot;.F2&quot;))" office:value-type="float" office:value="1299">
            <text:p>1.30E+003</text:p>
          </table:table-cell>
          <table:table-cell table:number-columns-repeated="7"/>
        </table:table-row>
        <table:table-row table:style-name="ro2">
          <table:table-cell office:value-type="float" office:value="160">
            <text:p>160</text:p>
          </table:table-cell>
          <table:table-cell table:formula="of:=INDIRECT(CONCATENATE(&quot;angle-&quot;;[.A34];&quot;.B12&quot;))" office:value-type="float" office:value="42.148360017">
            <text:p>42.148360</text:p>
          </table:table-cell>
          <table:table-cell table:formula="of:=INDIRECT(CONCATENATE(&quot;angle-&quot;;[.A34];&quot;.C12&quot;))" office:value-type="float" office:value="0.0001820276">
            <text:p>1.82E-004</text:p>
          </table:table-cell>
          <table:table-cell table:style-name="ce6" table:formula="of:=INDIRECT(CONCATENATE(&quot;angle-&quot;;[.A34];&quot;.F2&quot;))" office:value-type="float" office:value="1299">
            <text:p>1.30E+003</text:p>
          </table:table-cell>
          <table:table-cell table:number-columns-repeated="7"/>
        </table:table-row>
        <table:table-row table:style-name="ro2">
          <table:table-cell office:value-type="float" office:value="165">
            <text:p>165</text:p>
          </table:table-cell>
          <table:table-cell table:formula="of:=INDIRECT(CONCATENATE(&quot;angle-&quot;;[.A35];&quot;.B12&quot;))" office:value-type="float" office:value="40.2999482685">
            <text:p>40.299948</text:p>
          </table:table-cell>
          <table:table-cell table:formula="of:=INDIRECT(CONCATENATE(&quot;angle-&quot;;[.A35];&quot;.C12&quot;))" office:value-type="float" office:value="0.0001886788">
            <text:p>1.89E-004</text:p>
          </table:table-cell>
          <table:table-cell table:style-name="ce6" table:formula="of:=INDIRECT(CONCATENATE(&quot;angle-&quot;;[.A35];&quot;.F2&quot;))" office:value-type="float" office:value="1295">
            <text:p>1.30E+003</text:p>
          </table:table-cell>
          <table:table-cell table:number-columns-repeated="7"/>
        </table:table-row>
        <table:table-row table:style-name="ro2">
          <table:table-cell office:value-type="float" office:value="170">
            <text:p>170</text:p>
          </table:table-cell>
          <table:table-cell table:formula="of:=INDIRECT(CONCATENATE(&quot;angle-&quot;;[.A36];&quot;.B12&quot;))" office:value-type="float" office:value="39.3654159399">
            <text:p>39.365416</text:p>
          </table:table-cell>
          <table:table-cell table:formula="of:=INDIRECT(CONCATENATE(&quot;angle-&quot;;[.A36];&quot;.C12&quot;))" office:value-type="float" office:value="0.0001971987">
            <text:p>1.97E-004</text:p>
          </table:table-cell>
          <table:table-cell table:style-name="ce6" table:formula="of:=INDIRECT(CONCATENATE(&quot;angle-&quot;;[.A36];&quot;.F2&quot;))" office:value-type="float" office:value="1289">
            <text:p>1.29E+003</text:p>
          </table:table-cell>
          <table:table-cell table:number-columns-repeated="7"/>
        </table:table-row>
        <table:table-row table:style-name="ro2">
          <table:table-cell office:value-type="float" office:value="175">
            <text:p>175</text:p>
          </table:table-cell>
          <table:table-cell table:formula="of:=INDIRECT(CONCATENATE(&quot;angle-&quot;;[.A37];&quot;.B12&quot;))" office:value-type="float" office:value="41.9233613375">
            <text:p>41.923361</text:p>
          </table:table-cell>
          <table:table-cell table:formula="of:=INDIRECT(CONCATENATE(&quot;angle-&quot;;[.A37];&quot;.C12&quot;))" office:value-type="float" office:value="0.0002023685">
            <text:p>2.02E-004</text:p>
          </table:table-cell>
          <table:table-cell table:style-name="ce6" table:formula="of:=INDIRECT(CONCATENATE(&quot;angle-&quot;;[.A37];&quot;.F2&quot;))" office:value-type="float" office:value="1291">
            <text:p>1.29E+003</text:p>
          </table:table-cell>
          <table:table-cell table:number-columns-repeated="7"/>
        </table:table-row>
        <table:table-row table:style-name="ro2" table:number-rows-repeated="8">
          <table:table-cell/>
          <table:table-cell table:style-name="Default" table:number-columns-repeated="3"/>
          <table:table-cell table:number-columns-repeated="7"/>
        </table:table-row>
        <table:table-row table:style-name="ro2">
          <table:table-cell>
            <draw:frame table:end-cell-address="'minen plot'.K71" table:end-x="0.892cm" table:end-y="0.285cm" draw:z-index="0" draw:style-name="gr1" svg:width="23.473cm" svg:height="10.566cm" svg:x="0cm" svg:y="0.35cm">
              <draw:object draw:notify-on-update-of-ranges="'minen plot'.A2:'minen plot'.A37 'minen plot'.B2:'minen plot'.B3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3"/>
          <table:table-cell table:number-columns-repeated="6"/>
          <table:table-cell>
            <draw:frame table:end-cell-address="'minen plot'.V70" table:end-x="0.279cm" table:end-y="0.393cm" draw:z-index="2" draw:style-name="gr1" svg:width="23.473cm" svg:height="10.566cm" svg:x="1.645cm" svg:y="0.033cm">
              <draw:object draw:notify-on-update-of-ranges="'minen plot'.A2:'minen plot'.A37 'minen plot'.D2:'minen plot'.D3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</table:table>
      <table:table table:name="numnp_beforefix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row table:style-name="ro2">
          <table:table-cell office:value-type="string">
            <text:p>#[angle]</text:p>
          </table:table-cell>
          <table:table-cell office:value-type="string">
            <text:p>[number_of_np_cells]</text:p>
          </table:table-cell>
          <table:table-cell/>
          <table:table-cell>
            <draw:frame table:end-cell-address="numnp_beforefix.T42" table:end-x="0.809cm" table:end-y="0.426cm" draw:z-index="0" draw:style-name="gr1" svg:width="36.849cm" svg:height="17.755cm" svg:x="0.09cm" svg:y="0.106cm">
              <draw:object draw:notify-on-update-of-ranges="numnp_beforefix.A2:numnp_beforefix.A182 numnp_beforefix.B2:numnp_beforefix.B18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5">
            <text:p>1305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305">
            <text:p>1305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303">
            <text:p>1303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289">
            <text:p>1289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303">
            <text:p>1303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307">
            <text:p>1307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303">
            <text:p>1303</text:p>
          </table:table-cell>
          <table:table-cell table:number-columns-repeated="2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289">
            <text:p>1289</text:p>
          </table:table-cell>
          <table:table-cell table:number-columns-repeated="2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303">
            <text:p>1303</text:p>
          </table:table-cell>
          <table:table-cell table:number-columns-repeated="2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305">
            <text:p>1305</text:p>
          </table:table-cell>
          <table:table-cell table:number-columns-repeated="2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305">
            <text:p>1305</text:p>
          </table:table-cell>
          <table:table-cell table:number-columns-repeated="2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305">
            <text:p>1305</text:p>
          </table:table-cell>
          <table:table-cell table:number-columns-repeated="2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305">
            <text:p>1305</text:p>
          </table:table-cell>
          <table:table-cell table:number-columns-repeated="2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303">
            <text:p>1303</text:p>
          </table:table-cell>
          <table:table-cell table:number-columns-repeated="2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89">
            <text:p>1289</text:p>
          </table:table-cell>
          <table:table-cell table:number-columns-repeated="2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1303">
            <text:p>1303</text:p>
          </table:table-cell>
          <table:table-cell table:number-columns-repeated="2"/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2">
          <table:table-cell office:value-type="float" office:value="132">
            <text:p>132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1307">
            <text:p>1307</text:p>
          </table:table-cell>
          <table:table-cell table:number-columns-repeated="2"/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2">
          <table:table-cell office:value-type="float" office:value="137">
            <text:p>137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2">
          <table:table-cell office:value-type="float" office:value="143">
            <text:p>143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2">
          <table:table-cell office:value-type="float" office:value="148">
            <text:p>148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1303">
            <text:p>1303</text:p>
          </table:table-cell>
          <table:table-cell table:number-columns-repeated="2"/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2">
          <table:table-cell office:value-type="float" office:value="152">
            <text:p>152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2">
          <table:table-cell office:value-type="float" office:value="153">
            <text:p>153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2">
          <table:table-cell office:value-type="float" office:value="154">
            <text:p>154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2">
          <table:table-cell office:value-type="float" office:value="157">
            <text:p>157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2">
          <table:table-cell office:value-type="float" office:value="159">
            <text:p>159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2">
          <table:table-cell office:value-type="float" office:value="161">
            <text:p>161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2">
          <table:table-cell office:value-type="float" office:value="163">
            <text:p>163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2">
          <table:table-cell office:value-type="float" office:value="164">
            <text:p>164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2">
          <table:table-cell office:value-type="float" office:value="166">
            <text:p>166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2">
          <table:table-cell office:value-type="float" office:value="167">
            <text:p>167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2">
          <table:table-cell office:value-type="float" office:value="169">
            <text:p>169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1289">
            <text:p>1289</text:p>
          </table:table-cell>
          <table:table-cell table:number-columns-repeated="2"/>
        </table:table-row>
        <table:table-row table:style-name="ro2">
          <table:table-cell office:value-type="float" office:value="171">
            <text:p>171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2">
          <table:table-cell office:value-type="float" office:value="172">
            <text:p>172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2">
          <table:table-cell office:value-type="float" office:value="173">
            <text:p>173</text:p>
          </table:table-cell>
          <table:table-cell office:value-type="float" office:value="1303">
            <text:p>1303</text:p>
          </table:table-cell>
          <table:table-cell table:number-columns-repeated="2"/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1305">
            <text:p>1305</text:p>
          </table:table-cell>
          <table:table-cell table:number-columns-repeated="2"/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2">
          <table:table-cell office:value-type="float" office:value="176">
            <text:p>176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2">
          <table:table-cell office:value-type="float" office:value="177">
            <text:p>177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2">
          <table:table-cell office:value-type="float" office:value="178">
            <text:p>178</text:p>
          </table:table-cell>
          <table:table-cell office:value-type="float" office:value="1305">
            <text:p>1305</text:p>
          </table:table-cell>
          <table:table-cell table:number-columns-repeated="2"/>
        </table:table-row>
        <table:table-row table:style-name="ro2">
          <table:table-cell office:value-type="float" office:value="179">
            <text:p>179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1301">
            <text:p>1301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2">12/04/2011</text:date>, <text:time>19:27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2T19:27:57</meta:creation-date>
    <meta:editing-duration>P0D</meta:editing-duration>
    <meta:editing-cycles>1</meta:editing-cycles>
    <meta:generator>OpenOffice.org/3.3$Unix OpenOffice.org_project/330m20$Build-9567</meta:generator>
    <meta:document-statistic meta:table-count="38" meta:cell-count="315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8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>
        <chart:symbol-image/>
      </style:chart-properties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8">
      <style:chart-properties chart:display-label="true" chart:logarithmic="false" chart:minimum="3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8">
      <style:chart-properties chart:symbol-type="named-symbol" chart:symbol-name="square" chart:symbol-width="0.1cm" chart:symbol-height="0.1cm">
        <chart:symbol-image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474cm" svg:height="10.567cm" xlink:href=".." xlink:type="simple" chart:class="chart:scatter" chart:style-name="ch1">
        <chart:title svg:x="9.471cm" svg:y="0.347cm" chart:style-name="ch2">
          <text:p>Best minimised Total E</text:p>
        </chart:title>
        <chart:legend chart:legend-position="end" svg:x="21.157cm" svg:y="4.988cm" chart:style-name="ch3"/>
        <chart:plot-area chart:style-name="ch4" table:cell-range-address="'minen plot'.A2:'minen plot'.B37" svg:x="1.48cm" svg:y="1.759cm" svg:width="18.739cm" svg:height="7.616cm">
          <chartooo:coordinate-region svg:x="3.319cm" svg:y="1.958cm" svg:width="16.62cm" svg:height="6.77cm"/>
          <chart:axis chart:dimension="x" chart:name="primary-x" chart:style-name="ch5">
            <chart:title svg:x="9.958cm" svg:y="9.586cm" chart:style-name="ch6">
              <text:p>angle (deg)</text:p>
            </chart:title>
          </chart:axis>
          <chart:axis chart:dimension="y" chart:name="primary-y" chart:style-name="ch7">
            <chart:title svg:x="0.451cm" svg:y="6.894cm" chart:style-name="ch8">
              <text:p>Best Total Energy</text:p>
            </chart:title>
            <chart:grid chart:style-name="ch9" chart:class="major"/>
          </chart:axis>
          <chart:series chart:style-name="ch10" chart:values-cell-range-address="'minen plot'.B2:'minen plot'.B37" chart:class="chart:scatter">
            <chart:domain table:cell-range-address="'minen plot'.A2:'minen plot'.A37"/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inen plot'.A2:'minen plot'.A37</svg:desc>
                </draw:g>
              </table:table-cell>
              <table:table-cell office:value-type="float" office:value="46.8066538701">
                <text:p>46.8066538701</text:p>
                <draw:g>
                  <svg:desc>'minen plot'.B2:'minen plot'.B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1.9636361285">
                <text:p>41.9636361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9.3512518875">
                <text:p>39.3512518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40.3373802406">
                <text:p>40.33738024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2.2375750752">
                <text:p>42.23757507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43.5217913344">
                <text:p>43.52179133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44.5657016388">
                <text:p>44.56570163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44.2443201831">
                <text:p>44.24432018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46.6143099179">
                <text:p>46.61430991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52.1293373519">
                <text:p>52.1293373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46.6707215373">
                <text:p>46.67072153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45.0749531309">
                <text:p>45.07495313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46.0939609333">
                <text:p>46.0939609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45.7996726989">
                <text:p>45.79967269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45.0012487774">
                <text:p>45.00124877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43.648699435">
                <text:p>43.6486994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43.7271232868">
                <text:p>43.72712328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46.1950725386">
                <text:p>46.19507253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52.4808939377">
                <text:p>52.48089393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47.2630174549">
                <text:p>47.2630174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44.0752025515">
                <text:p>44.07520255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44.1056496514">
                <text:p>44.10564965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45.1226440107">
                <text:p>45.12264401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46.1602636983">
                <text:p>46.16026369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46.5933416843">
                <text:p>46.59334168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45.4858583757">
                <text:p>45.48585837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47.1355916579">
                <text:p>47.13559165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52.081475618">
                <text:p>52.0814756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46.724098509">
                <text:p>46.7240985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44.3273086952">
                <text:p>44.32730869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44.6993430265">
                <text:p>44.69934302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43.5348973903">
                <text:p>43.53489739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42.148360017">
                <text:p>42.1483600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40.2999482685">
                <text:p>40.29994826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39.3654159399">
                <text:p>39.36541593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41.9233613375">
                <text:p>41.9233613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1cm" chart:symbol-height="0.1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474cm" svg:height="10.567cm" xlink:href=".." xlink:type="simple" chart:class="chart:scatter" chart:style-name="ch1">
        <chart:title svg:x="7.076cm" svg:y="0.347cm" chart:style-name="ch2">
          <text:p>Best minimised Average energy of non NP cells</text:p>
        </chart:title>
        <chart:legend chart:legend-position="end" svg:x="21.157cm" svg:y="4.988cm" chart:style-name="ch3"/>
        <chart:plot-area chart:style-name="ch4" table:cell-range-address="'minen plot'.A2:'minen plot'.A37 'minen plot'.C2:'minen plot'.C37" svg:x="1.48cm" svg:y="1.759cm" svg:width="18.739cm" svg:height="7.616cm">
          <chartooo:coordinate-region svg:x="3.398cm" svg:y="1.959cm" svg:width="16.541cm" svg:height="6.769cm"/>
          <chart:axis chart:dimension="x" chart:name="primary-x" chart:style-name="ch5">
            <chart:title svg:x="9.958cm" svg:y="9.586cm" chart:style-name="ch6">
              <text:p>angle (deg)</text:p>
            </chart:title>
          </chart:axis>
          <chart:axis chart:dimension="y" chart:name="primary-y" chart:style-name="ch7">
            <chart:title svg:x="0.451cm" svg:y="8.693cm" chart:style-name="ch8">
              <text:p>minimised average energy of non NP cells</text:p>
            </chart:title>
            <chart:grid chart:style-name="ch9" chart:class="major"/>
          </chart:axis>
          <chart:series chart:style-name="ch10" chart:values-cell-range-address="'minen plot'.C2:'minen plot'.C37" chart:class="chart:scatter">
            <chart:domain table:cell-range-address="'minen plot'.A2:'minen plot'.A37"/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inen plot'.A2:'minen plot'.A37</svg:desc>
                </draw:g>
              </table:table-cell>
              <table:table-cell office:value-type="float" office:value="0.000197728">
                <text:p>0.000197728</text:p>
                <draw:g>
                  <svg:desc>'minen plot'.C2:'minen plot'.C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001863599">
                <text:p>0.00018635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1992295">
                <text:p>0.0001992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0002099731">
                <text:p>0.00020997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0001958641">
                <text:p>0.00019586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0002197083">
                <text:p>0.00021970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0.0002207563">
                <text:p>0.00022075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0.0002193484">
                <text:p>0.00021934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0.0002378212">
                <text:p>0.00023782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0.0002621208">
                <text:p>0.00026212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0.0002816699">
                <text:p>0.00028166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0.0003018566">
                <text:p>0.00030185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0.0003225737">
                <text:p>0.00032257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0.0003612359">
                <text:p>0.00036123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0.0003657473">
                <text:p>0.00036574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0.0004016165">
                <text:p>0.00040161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0004489153">
                <text:p>0.00044891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0.0004538287">
                <text:p>0.00045382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0.0004911344">
                <text:p>0.00049113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0.0004709654">
                <text:p>0.00047096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0.0004414994">
                <text:p>0.00044149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0.0003987392">
                <text:p>0.00039873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0.0003541936">
                <text:p>0.00035419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0.0003472935">
                <text:p>0.00034729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0.0003354761">
                <text:p>0.00033547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0.0003120176">
                <text:p>0.00031201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0.000288195">
                <text:p>0.0002881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0.0002743068">
                <text:p>0.00027430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0.0002464906">
                <text:p>0.00024649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0.0002376705">
                <text:p>0.00023767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0.0002167758">
                <text:p>0.00021677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0.0002202835">
                <text:p>0.00022028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0.0001820276">
                <text:p>0.00018202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0.0001886788">
                <text:p>0.00018867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0.0001971987">
                <text:p>0.00019719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0.0002023685">
                <text:p>0.00020236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474cm" svg:height="10.567cm" xlink:href=".." xlink:type="simple" chart:class="chart:scatter" chart:style-name="ch1">
        <chart:title svg:x="8.373cm" svg:y="0.347cm" chart:style-name="ch2">
          <text:p>Number Nanoparticle cell variation</text:p>
        </chart:title>
        <chart:legend chart:legend-position="end" svg:x="21.157cm" svg:y="4.988cm" chart:style-name="ch3"/>
        <chart:plot-area chart:style-name="ch4" table:cell-range-address="'minen plot'.A2:'minen plot'.A37 'minen plot'.D2:'minen plot'.D37" svg:x="1.48cm" svg:y="1.759cm" svg:width="18.739cm" svg:height="7.616cm">
          <chartooo:coordinate-region svg:x="2.472cm" svg:y="1.958cm" svg:width="17.467cm" svg:height="6.771cm"/>
          <chart:axis chart:dimension="x" chart:name="primary-x" chart:style-name="ch5">
            <chart:title svg:x="9.958cm" svg:y="9.586cm" chart:style-name="ch6">
              <text:p>angle (deg)</text:p>
            </chart:title>
          </chart:axis>
          <chart:axis chart:dimension="y" chart:name="primary-y" chart:style-name="ch5">
            <chart:title svg:x="0.451cm" svg:y="7.714cm" chart:style-name="ch7">
              <text:p>Number of nanoparticle cells</text:p>
            </chart:title>
            <chart:grid chart:style-name="ch8" chart:class="major"/>
          </chart:axis>
          <chart:series chart:style-name="ch9" chart:values-cell-range-address="'minen plot'.D2:'minen plot'.D37" chart:class="chart:scatter">
            <chart:domain table:cell-range-address="'minen plot'.A2:'minen plot'.A37"/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inen plot'.A2:'minen plot'.A37</svg:desc>
                </draw:g>
              </table:table-cell>
              <table:table-cell office:value-type="float" office:value="1301">
                <text:p>1301</text:p>
                <draw:g>
                  <svg:desc>'minen plot'.D2:'minen plot'.D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1291">
                <text:p>12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interval-maj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26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6.85cm" svg:height="17.756cm" xlink:href=".." xlink:type="simple" chart:class="chart:scatter" chart:style-name="ch1">
        <chart:legend chart:legend-position="end" svg:x="34.533cm" svg:y="8.583cm" chart:style-name="ch2"/>
        <chart:plot-area chart:style-name="ch3" table:cell-range-address="numnp_beforefix.A2:numnp_beforefix.B182" svg:x="1.187cm" svg:y="1.555cm" svg:width="31.872cm" svg:height="15.426cm">
          <chartooo:coordinate-region svg:x="2.179cm" svg:y="1.754cm" svg:width="30.6cm" svg:height="14.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numnp_beforefix.B2:numnp_beforefix.B182" chart:class="chart:scatter">
            <chart:domain table:cell-range-address="numnp_beforefix.A2:numnp_beforefix.A182"/>
            <chart:data-point chart:repeated="18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umnp_beforefix.A2:numnp_beforefix.A182</svg:desc>
                </draw:g>
              </table:table-cell>
              <table:table-cell office:value-type="float" office:value="1301">
                <text:p>1301</text:p>
                <draw:g>
                  <svg:desc>numnp_beforefix.B2:numnp_beforefix.B1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301">
                <text:p>13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